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07e01" officeooo:paragraph-rsid="02c2beee"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6" style:family="paragraph" style:parent-style-name="Standard">
      <style:text-properties style:font-name="Liberation Serif"/>
    </style:style>
    <style:style style:name="P7" style:family="paragraph" style:parent-style-name="Standard">
      <style:text-properties style:font-name="Liberation Serif" fo:font-size="12pt" fo:language="en" fo:country="US" officeooo:rsid="000cc339" officeooo:paragraph-rsid="021c9af2" style:font-size-asian="12pt" style:font-size-complex="12pt"/>
    </style:style>
    <style:style style:name="P8" style:family="paragraph" style:parent-style-name="Standard">
      <style:text-properties style:font-name="Liberation Serif" fo:font-size="12pt" fo:language="en" fo:country="US" officeooo:rsid="000d8958" officeooo:paragraph-rsid="0221e233" style:font-size-asian="12pt" style:font-size-complex="12pt"/>
    </style:style>
    <style:style style:name="P9" style:family="paragraph" style:parent-style-name="Standard">
      <style:text-properties style:font-name="Liberation Serif" fo:font-size="12pt" fo:language="en" fo:country="US" officeooo:rsid="000334c1" officeooo:paragraph-rsid="02c2beee" style:font-size-asian="12pt" style:font-size-complex="12pt"/>
    </style:style>
    <style:style style:name="P10"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11"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12"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13"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14"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15"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16"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17"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18"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19"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20"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21"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22"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23"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24"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25"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26" style:family="paragraph" style:parent-style-name="Standard">
      <style:text-properties style:font-name="Liberation Serif" fo:font-size="12pt" officeooo:paragraph-rsid="02716840" style:font-size-asian="12pt" style:font-size-complex="12pt"/>
    </style:style>
    <style:style style:name="P27"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28"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29"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30"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31" style:family="paragraph" style:parent-style-name="Standard">
      <style:text-properties style:font-name="Liberation Serif" fo:font-size="12pt" officeooo:paragraph-rsid="025f1ffb"/>
    </style:style>
    <style:style style:name="P32" style:family="paragraph" style:parent-style-name="Standard">
      <style:text-properties style:font-name="Liberation Serif" fo:font-size="12pt" officeooo:paragraph-rsid="0224863e"/>
    </style:style>
    <style:style style:name="P33" style:family="paragraph" style:parent-style-name="Standard">
      <style:text-properties style:font-name="Liberation Serif" fo:font-size="12pt" officeooo:paragraph-rsid="02c1769f"/>
    </style:style>
    <style:style style:name="P34" style:family="paragraph" style:parent-style-name="Standard">
      <style:paragraph-properties fo:text-align="start" style:justify-single-word="false"/>
      <style:text-properties style:font-name="Liberation Serif" fo:font-size="12pt" officeooo:paragraph-rsid="030bf89e"/>
    </style:style>
    <style:style style:name="P35" style:family="paragraph" style:parent-style-name="Standard">
      <style:text-properties style:font-name="Liberation Serif" fo:font-weight="bold" officeooo:paragraph-rsid="021c9af2" style:font-weight-asian="bold" style:font-weight-complex="bold"/>
    </style:style>
    <style:style style:name="P36" style:family="paragraph" style:parent-style-name="Standard">
      <style:text-properties style:font-name="Liberation Serif" officeooo:paragraph-rsid="021c9af2"/>
    </style:style>
    <style:style style:name="P37" style:family="paragraph" style:parent-style-name="Standard">
      <style:text-properties officeooo:paragraph-rsid="02e32493"/>
    </style:style>
    <style:style style:name="P38" style:family="paragraph" style:parent-style-name="Standard">
      <style:text-properties officeooo:paragraph-rsid="02f95d54"/>
    </style:style>
    <style:style style:name="P39" style:family="paragraph" style:parent-style-name="Standard">
      <style:text-properties officeooo:paragraph-rsid="03090dce"/>
    </style:style>
    <style:style style:name="P40" style:family="paragraph" style:parent-style-name="Standard">
      <style:text-properties officeooo:paragraph-rsid="03212c33"/>
    </style:style>
    <style:style style:name="P41" style:family="paragraph" style:parent-style-name="Standard">
      <style:text-properties officeooo:paragraph-rsid="0322ddae"/>
    </style:style>
    <style:style style:name="P42" style:family="paragraph" style:parent-style-name="Standard">
      <style:text-properties officeooo:rsid="0323d253" officeooo:paragraph-rsid="0323d253"/>
    </style:style>
    <style:style style:name="P43" style:family="paragraph" style:parent-style-name="Footnote">
      <style:text-properties officeooo:rsid="0147d1ea" officeooo:paragraph-rsid="0147d1ea"/>
    </style:style>
    <style:style style:name="P44" style:family="paragraph" style:parent-style-name="Footnote">
      <style:text-properties officeooo:paragraph-rsid="006be1ff"/>
    </style:style>
    <style:style style:name="P45" style:family="paragraph" style:parent-style-name="Footnote">
      <style:text-properties officeooo:rsid="015fc4f0" officeooo:paragraph-rsid="015fc4f0"/>
    </style:style>
    <style:style style:name="P46" style:family="paragraph" style:parent-style-name="Footnote">
      <style:text-properties officeooo:rsid="019e6ba1" officeooo:paragraph-rsid="019e6ba1"/>
    </style:style>
    <style:style style:name="P47" style:family="paragraph" style:parent-style-name="Footnote">
      <style:text-properties officeooo:rsid="018b190c" officeooo:paragraph-rsid="018b190c"/>
    </style:style>
    <style:style style:name="P48" style:family="paragraph" style:parent-style-name="Footnote">
      <style:text-properties officeooo:rsid="0188b519" officeooo:paragraph-rsid="0188b519"/>
    </style:style>
    <style:style style:name="P49" style:family="paragraph" style:parent-style-name="Footnote">
      <style:text-properties officeooo:rsid="02713ecc" officeooo:paragraph-rsid="02713ecc"/>
    </style:style>
    <style:style style:name="P50" style:family="paragraph" style:parent-style-name="Footnote">
      <style:text-properties officeooo:rsid="02a1fffc" officeooo:paragraph-rsid="02a1fffc"/>
    </style:style>
    <style:style style:name="P51" style:family="paragraph" style:parent-style-name="Footnote">
      <style:text-properties officeooo:rsid="02c91e8b" officeooo:paragraph-rsid="02c91e8b"/>
    </style:style>
    <style:style style:name="P52" style:family="paragraph" style:parent-style-name="Footnote">
      <style:text-properties officeooo:rsid="02d284ea" officeooo:paragraph-rsid="02d284ea"/>
    </style:style>
    <style:style style:name="P53" style:family="paragraph" style:parent-style-name="Footnote">
      <style:text-properties officeooo:paragraph-rsid="02f7aa9c"/>
    </style:style>
    <style:style style:name="P54"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55" style:family="paragraph" style:parent-style-name="Bibliography_20_1">
      <style:paragraph-properties>
        <style:tab-stops/>
      </style:paragraph-properties>
    </style:style>
    <style:style style:name="P56" style:family="paragraph" style:parent-style-name="Bibliography_20_Heading">
      <style:paragraph-properties fo:break-before="page"/>
    </style:style>
    <style:style style:name="P57"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58"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59"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60"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61"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62" style:family="paragraph" style:parent-style-name="Standard">
      <style:text-properties style:font-name="Liberation Serif" fo:font-size="12pt" fo:language="en" fo:country="US" fo:font-weight="bold" officeooo:rsid="033e8514" officeooo:paragraph-rsid="021c9af2" style:font-size-asian="12pt" style:font-weight-asian="bold" style:font-size-complex="12pt" style:font-weight-complex="bold"/>
    </style:style>
    <style:style style:name="P63"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64"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65"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66"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67"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68"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69" style:family="paragraph" style:parent-style-name="Standard">
      <style:text-properties style:font-name="Liberation Serif" fo:font-size="12pt" fo:language="en" fo:country="US" officeooo:rsid="000334c1" officeooo:paragraph-rsid="03630f2d" style:font-size-asian="12pt" style:font-size-complex="12pt"/>
    </style:style>
    <style:style style:name="P70" style:family="paragraph" style:parent-style-name="Standard">
      <style:text-properties style:font-name="Liberation Serif" fo:font-size="12pt" officeooo:paragraph-rsid="03561b95" style:font-size-asian="12pt" style:font-size-complex="12pt"/>
    </style:style>
    <style:style style:name="P71"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72"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73" style:family="paragraph" style:parent-style-name="Standard">
      <style:text-properties officeooo:paragraph-rsid="035d1163"/>
    </style:style>
    <style:style style:name="P74" style:family="paragraph" style:parent-style-name="Standard">
      <style:text-properties officeooo:paragraph-rsid="02e32493"/>
    </style:style>
    <style:style style:name="P75" style:family="paragraph" style:parent-style-name="Footnote">
      <style:text-properties officeooo:rsid="035dffea" officeooo:paragraph-rsid="035dffea"/>
    </style:style>
    <style:style style:name="P76" style:family="paragraph" style:parent-style-name="footnote_20_text" style:master-page-name="Converted4">
      <style:paragraph-properties style:page-number="auto"/>
    </style:style>
    <style:style style:name="P77" style:family="paragraph" style:parent-style-name="footnote_20_text" style:master-page-name="Converted32">
      <style:paragraph-properties style:page-number="auto"/>
    </style:style>
    <style:style style:name="P78" style:family="paragraph" style:parent-style-name="footnote_20_text" style:master-page-name="Converted42">
      <style:paragraph-properties style:page-number="auto"/>
    </style:style>
    <style:style style:name="T1" style:family="text">
      <style:text-properties fo:color="#000000"/>
    </style:style>
    <style:style style:name="T2" style:family="text">
      <style:text-properties fo:color="#000000" fo:font-style="normal" style:text-underline-style="none" officeooo:rsid="00f69982" fo:background-color="transparent" loext:char-shading-value="0" style:font-style-asian="normal" style:font-style-complex="normal"/>
    </style:style>
    <style:style style:name="T3" style:family="text">
      <style:text-properties fo:color="#000000" fo:font-style="normal" style:text-underline-style="none" officeooo:rsid="00f4f1fc" fo:background-color="transparent" loext:char-shading-value="0" style:font-style-asian="normal" style:font-style-complex="normal"/>
    </style:style>
    <style:style style:name="T4" style:family="text">
      <style:text-properties fo:color="#000000" fo:font-style="normal" style:text-underline-style="none" officeooo:rsid="00f727f9" fo:background-color="transparent" loext:char-shading-value="0" style:font-style-asian="normal" style:font-style-complex="normal"/>
    </style:style>
    <style:style style:name="T5" style:family="text">
      <style:text-properties fo:color="#000000" fo:font-style="normal" style:text-underline-style="none" officeooo:rsid="015fc4f0" fo:background-color="transparent" loext:char-shading-value="0" style:font-style-asian="normal" style:font-style-complex="normal"/>
    </style:style>
    <style:style style:name="T6" style:family="text">
      <style:text-properties fo:color="#000000" fo:font-style="normal" style:text-underline-style="none" officeooo:rsid="0100058f" fo:background-color="transparent" loext:char-shading-value="0" style:font-style-asian="normal" style:font-style-complex="normal"/>
    </style:style>
    <style:style style:name="T7" style:family="text">
      <style:text-properties fo:color="#000000" fo:font-style="normal" style:text-underline-style="none" officeooo:rsid="00f856d1" fo:background-color="transparent" loext:char-shading-value="0" style:font-style-asian="normal" style:font-style-complex="normal"/>
    </style:style>
    <style:style style:name="T8" style:family="text">
      <style:text-properties fo:color="#000000" fo:font-style="normal" style:text-underline-style="none" officeooo:rsid="01771525" fo:background-color="transparent" loext:char-shading-value="0" style:font-style-asian="normal" style:font-style-complex="normal"/>
    </style:style>
    <style:style style:name="T9"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10" style:family="text">
      <style:text-properties fo:color="#000000" fo:language="en" fo:country="US" fo:font-style="normal" officeooo:rsid="00e47ab6" fo:background-color="transparent" loext:char-shading-value="0" style:font-style-asian="normal" style:font-style-complex="normal"/>
    </style:style>
    <style:style style:name="T11" style:family="text">
      <style:text-properties fo:color="#000000" fo:language="en" fo:country="US" fo:font-style="normal" officeooo:rsid="015f72bf" fo:background-color="transparent" loext:char-shading-value="0" style:font-style-asian="normal" style:font-style-complex="normal"/>
    </style:style>
    <style:style style:name="T12" style:family="text">
      <style:text-properties fo:color="#000000" fo:language="en" fo:country="US" fo:font-style="normal" officeooo:rsid="0130177a" fo:background-color="transparent" loext:char-shading-value="0" style:font-style-asian="normal" style:font-style-complex="normal"/>
    </style:style>
    <style:style style:name="T13" style:family="text">
      <style:text-properties fo:color="#000000" fo:language="en" fo:country="US" fo:font-style="normal" officeooo:rsid="00e587da" fo:background-color="transparent" loext:char-shading-value="0" style:font-style-asian="normal" style:font-style-complex="normal"/>
    </style:style>
    <style:style style:name="T14" style:family="text">
      <style:text-properties fo:color="#000000" fo:language="en" fo:country="US" fo:font-style="normal" officeooo:rsid="00e47b7d" fo:background-color="transparent" loext:char-shading-value="0" style:font-style-asian="normal" style:font-style-complex="normal"/>
    </style:style>
    <style:style style:name="T15" style:family="text">
      <style:text-properties fo:color="#000000" fo:language="en" fo:country="US" fo:font-style="normal" officeooo:rsid="00f2970b" fo:background-color="transparent" loext:char-shading-value="0" style:font-style-asian="normal" style:font-style-complex="normal"/>
    </style:style>
    <style:style style:name="T16" style:family="text">
      <style:text-properties fo:color="#000000" fo:language="en" fo:country="US" fo:font-style="normal" officeooo:rsid="02781da2" fo:background-color="transparent" loext:char-shading-value="0" style:font-style-asian="normal" style:font-style-complex="normal"/>
    </style:style>
    <style:style style:name="T17" style:family="text">
      <style:text-properties fo:color="#000000" fo:language="en" fo:country="US" fo:font-style="normal" officeooo:rsid="0176f834" fo:background-color="transparent" loext:char-shading-value="0" style:font-style-asian="normal" style:font-style-complex="normal"/>
    </style:style>
    <style:style style:name="T18" style:family="text">
      <style:text-properties fo:color="#000000" fo:language="en" fo:country="US" fo:font-style="normal" officeooo:rsid="02bc18d3" fo:background-color="transparent" loext:char-shading-value="0" style:font-style-asian="normal" style:font-style-complex="normal"/>
    </style:style>
    <style:style style:name="T19" style:family="text">
      <style:text-properties fo:color="#000000" fo:language="en" fo:country="US" fo:font-style="normal" officeooo:rsid="02be0b47" fo:background-color="transparent" loext:char-shading-value="0" style:font-style-asian="normal" style:font-style-complex="normal"/>
    </style:style>
    <style:style style:name="T20"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21"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22"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23"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24"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25" style:family="text">
      <style:text-properties fo:color="#000000" fo:language="en" fo:country="US" fo:font-style="normal" officeooo:rsid="02ad4f54" style:font-style-asian="normal" style:font-style-complex="normal"/>
    </style:style>
    <style:style style:name="T26" style:family="text">
      <style:text-properties fo:color="#000000" fo:language="en" fo:country="US" fo:font-style="normal" officeooo:rsid="011d1e3a" style:font-style-asian="normal" style:font-style-complex="normal"/>
    </style:style>
    <style:style style:name="T27" style:family="text">
      <style:text-properties fo:color="#000000" fo:language="en" fo:country="US" fo:font-style="normal" officeooo:rsid="0176f834" style:font-style-asian="normal" style:font-style-complex="normal"/>
    </style:style>
    <style:style style:name="T28" style:family="text">
      <style:text-properties fo:color="#000000" fo:language="en" fo:country="US" fo:font-style="normal" officeooo:rsid="02b9792c" style:font-style-asian="normal" style:font-style-complex="normal"/>
    </style:style>
    <style:style style:name="T29" style:family="text">
      <style:text-properties fo:color="#000000" fo:language="en" fo:country="US" fo:font-style="normal" officeooo:rsid="03552bac" style:font-style-asian="normal" style:font-style-complex="normal"/>
    </style:style>
    <style:style style:name="T30"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31"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32"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34"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35"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36"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37"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38"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39"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40"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41"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42"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43"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45"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46"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47"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48"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49"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50"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51" style:family="text">
      <style:text-properties fo:color="#000000" fo:language="en" fo:country="US" officeooo:rsid="00e04a13" fo:background-color="transparent" loext:char-shading-value="0" style:font-size-asian="12pt" style:font-size-complex="9pt"/>
    </style:style>
    <style:style style:name="T52" style:family="text">
      <style:text-properties fo:color="#000000" fo:language="en" fo:country="US" officeooo:rsid="00e04a13" fo:background-color="transparent" loext:char-shading-value="0" style:font-size-asian="12pt" style:font-size-complex="12pt"/>
    </style:style>
    <style:style style:name="T53" style:family="text">
      <style:text-properties fo:color="#000000" fo:language="en" fo:country="US" officeooo:rsid="023e8312" fo:background-color="transparent" loext:char-shading-value="0" style:font-size-asian="12pt" style:font-size-complex="12pt"/>
    </style:style>
    <style:style style:name="T54" style:family="text">
      <style:text-properties fo:color="#000000" fo:language="en" fo:country="US" officeooo:rsid="0247e4c0" fo:background-color="transparent" loext:char-shading-value="0" style:font-size-asian="12pt" style:font-size-complex="12pt"/>
    </style:style>
    <style:style style:name="T55" style:family="text">
      <style:text-properties fo:color="#000000" fo:language="en" fo:country="US" officeooo:rsid="0064556b" fo:background-color="transparent" loext:char-shading-value="0" style:font-size-asian="12pt" style:font-size-complex="12pt"/>
    </style:style>
    <style:style style:name="T56" style:family="text">
      <style:text-properties fo:color="#000000" fo:language="en" fo:country="US" officeooo:rsid="024034fb" fo:background-color="transparent" loext:char-shading-value="0" style:font-size-asian="12pt" style:font-size-complex="12pt"/>
    </style:style>
    <style:style style:name="T57" style:family="text">
      <style:text-properties fo:color="#000000" fo:language="en" fo:country="US" officeooo:rsid="0242317b" fo:background-color="transparent" loext:char-shading-value="0" style:font-size-asian="12pt" style:font-size-complex="12pt"/>
    </style:style>
    <style:style style:name="T58" style:family="text">
      <style:text-properties fo:color="#000000" fo:language="en" fo:country="US" officeooo:rsid="00a8d5a8" fo:background-color="transparent" loext:char-shading-value="0" style:font-size-asian="12pt" style:font-size-complex="12pt"/>
    </style:style>
    <style:style style:name="T59" style:family="text">
      <style:text-properties fo:color="#000000" fo:language="en" fo:country="US" officeooo:rsid="024ae90b" fo:background-color="transparent" loext:char-shading-value="0" style:font-size-asian="12pt" style:font-size-complex="12pt"/>
    </style:style>
    <style:style style:name="T60" style:family="text">
      <style:text-properties fo:color="#000000" fo:language="en" fo:country="US" officeooo:rsid="0065d79f" fo:background-color="transparent" loext:char-shading-value="0" style:font-size-asian="12pt" style:font-size-complex="12pt"/>
    </style:style>
    <style:style style:name="T61" style:family="text">
      <style:text-properties fo:color="#000000" fo:language="en" fo:country="US" officeooo:rsid="023b658f" fo:background-color="transparent" loext:char-shading-value="0" style:font-size-asian="12pt" style:font-size-complex="12pt"/>
    </style:style>
    <style:style style:name="T62" style:family="text">
      <style:text-properties fo:color="#000000" fo:language="en" fo:country="US" officeooo:rsid="012595e5" fo:background-color="transparent" loext:char-shading-value="0" style:font-size-asian="12pt" style:font-size-complex="12pt"/>
    </style:style>
    <style:style style:name="T63" style:family="text">
      <style:text-properties fo:color="#000000" fo:language="en" fo:country="US" officeooo:rsid="024e41db" fo:background-color="transparent" loext:char-shading-value="0" style:font-size-asian="12pt" style:font-size-complex="12pt"/>
    </style:style>
    <style:style style:name="T64" style:family="text">
      <style:text-properties fo:color="#000000" fo:language="en" fo:country="US" officeooo:rsid="01279216" fo:background-color="transparent" loext:char-shading-value="0" style:font-size-asian="12pt" style:font-size-complex="12pt"/>
    </style:style>
    <style:style style:name="T65" style:family="text">
      <style:text-properties fo:color="#000000" fo:language="en" fo:country="US" officeooo:rsid="013a5cce" fo:background-color="transparent" loext:char-shading-value="0" style:font-size-asian="12pt" style:font-size-complex="12pt"/>
    </style:style>
    <style:style style:name="T66" style:family="text">
      <style:text-properties fo:color="#000000" fo:language="en" fo:country="US" officeooo:rsid="015aa529" fo:background-color="transparent" loext:char-shading-value="0" style:font-size-asian="12pt" style:font-size-complex="12pt"/>
    </style:style>
    <style:style style:name="T67" style:family="text">
      <style:text-properties fo:color="#000000" fo:language="en" fo:country="US" officeooo:rsid="00d7fad8" fo:background-color="transparent" loext:char-shading-value="0" style:font-size-asian="12pt" style:font-size-complex="12pt"/>
    </style:style>
    <style:style style:name="T68"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69"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70"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71"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72"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73"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74" style:family="text">
      <style:text-properties fo:color="#000000" style:text-underline-style="none" fo:font-weight="normal" officeooo:rsid="000334c1" style:font-weight-asian="normal" style:font-weight-complex="normal"/>
    </style:style>
    <style:style style:name="T75" style:family="text">
      <style:text-properties fo:color="#000000" style:font-name="Liberation Serif" fo:font-size="12pt" officeooo:rsid="033d40e7" style:font-size-asian="12pt" style:font-size-complex="12pt"/>
    </style:style>
    <style:style style:name="T76"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77"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78"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79"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80"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81"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82"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83"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84"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85"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86"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87"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88"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89"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90"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91"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92"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93"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94"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95"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96"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97"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98" style:family="text">
      <style:text-properties fo:color="#000000" style:font-name="Liberation Serif" fo:font-size="12pt" fo:font-style="normal" officeooo:rsid="0135e0b0" style:font-size-asian="12pt" style:font-style-asian="normal" style:font-size-complex="12pt" style:font-style-complex="normal"/>
    </style:style>
    <style:style style:name="T99" style:family="text">
      <style:text-properties fo:color="#000000" style:font-name="Liberation Serif" fo:font-size="12pt" fo:font-style="normal" officeooo:rsid="02c484e1" style:font-size-asian="12pt" style:font-style-asian="normal" style:font-size-complex="12pt" style:font-style-complex="normal"/>
    </style:style>
    <style:style style:name="T100" style:family="text">
      <style:text-properties fo:color="#000000" style:font-name="Liberation Serif" fo:font-size="12pt" fo:font-style="normal" officeooo:rsid="035706a1" style:font-size-asian="12pt" style:font-style-asian="normal" style:font-size-complex="12pt" style:font-style-complex="normal"/>
    </style:style>
    <style:style style:name="T101" style:family="text">
      <style:text-properties fo:color="#000000" style:font-name="Liberation Serif" fo:font-size="12pt" fo:font-style="italic" officeooo:rsid="0135e0b0" style:font-size-asian="12pt" style:font-style-asian="italic" style:font-size-complex="12pt" style:font-style-complex="italic"/>
    </style:style>
    <style:style style:name="T102" style:family="text">
      <style:text-properties fo:color="#000000" style:font-name="Liberation Serif" fo:font-size="12pt" fo:font-style="italic" officeooo:rsid="02e55a35" style:font-size-asian="12pt" style:font-style-asian="italic" style:font-size-complex="12pt" style:font-style-complex="italic"/>
    </style:style>
    <style:style style:name="T103" style:family="text">
      <style:text-properties fo:color="#000000" style:font-name="Liberation Serif" fo:font-size="12pt" fo:font-style="italic" officeooo:rsid="033d40e7" style:font-size-asian="12pt" style:font-style-asian="italic" style:font-size-complex="12pt" style:font-style-complex="italic"/>
    </style:style>
    <style:style style:name="T104" style:family="text">
      <style:text-properties fo:color="#000000" style:font-name="Liberation Serif" officeooo:rsid="0150bd25"/>
    </style:style>
    <style:style style:name="T105" style:family="text">
      <style:text-properties fo:color="#000000" style:font-name="Liberation Serif" officeooo:rsid="0177378d"/>
    </style:style>
    <style:style style:name="T106" style:family="text">
      <style:text-properties fo:color="#000000" style:font-name="Liberation Serif" officeooo:rsid="0150bd25" fo:background-color="transparent" loext:char-shading-value="0"/>
    </style:style>
    <style:style style:name="T107" style:family="text">
      <style:text-properties fo:color="#000000" style:font-name="Liberation Serif" officeooo:rsid="0177378d" fo:background-color="transparent" loext:char-shading-value="0"/>
    </style:style>
    <style:style style:name="T108" style:family="text">
      <style:text-properties fo:color="#000000" style:font-name="Liberation Serif" fo:font-style="italic" officeooo:rsid="0150bd25" fo:background-color="transparent" loext:char-shading-value="0" style:font-style-asian="italic" style:font-style-complex="italic"/>
    </style:style>
    <style:style style:name="T109" style:family="text">
      <style:text-properties fo:color="#000000" style:font-name="Liberation Serif" fo:font-style="italic" officeooo:rsid="02c484e1" fo:background-color="transparent" loext:char-shading-value="0" style:font-style-asian="italic" style:font-style-complex="italic"/>
    </style:style>
    <style:style style:name="T110" style:family="text">
      <style:text-properties fo:color="#000000" style:font-name="Liberation Serif" officeooo:rsid="018f17d7"/>
    </style:style>
    <style:style style:name="T111" style:family="text">
      <style:text-properties fo:color="#000000" style:font-name="Liberation Serif" officeooo:rsid="02c484e1"/>
    </style:style>
    <style:style style:name="T112" style:family="text">
      <style:text-properties fo:color="#000000" style:font-name="Liberation Serif" officeooo:rsid="02c7118f"/>
    </style:style>
    <style:style style:name="T113"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14"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15"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style:font-name="Liberation Serif" fo:font-style="normal" officeooo:rsid="03327c6b" style:font-size-asian="12pt" style:font-style-asian="normal" style:font-size-complex="12pt" style:font-style-complex="normal"/>
    </style:style>
    <style:style style:name="T118" style:family="text">
      <style:text-properties fo:color="#000000" fo:letter-spacing="-0.0043in" style:text-underline-style="none" fo:font-weight="normal" officeooo:rsid="005befb7" style:font-weight-asian="normal" style:font-size-complex="9pt" style:font-weight-complex="normal"/>
    </style:style>
    <style:style style:name="T119" style:family="text">
      <style:text-properties fo:color="#000000" fo:letter-spacing="-0.0043in" style:text-underline-style="none" fo:font-weight="normal" officeooo:rsid="03497ce8" style:font-weight-asian="normal" style:font-size-complex="9pt" style:font-weight-complex="normal"/>
    </style:style>
    <style:style style:name="T120"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21" style:family="text">
      <style:text-properties fo:color="#000000" fo:letter-spacing="-0.0043in" fo:language="en" fo:country="US" officeooo:rsid="00d7fad8" fo:background-color="transparent" loext:char-shading-value="0" style:font-size-asian="12pt" style:font-size-complex="9pt"/>
    </style:style>
    <style:style style:name="T122" style:family="text">
      <style:text-properties fo:color="#000000" officeooo:rsid="01233039" style:font-size-asian="12pt" style:font-size-complex="12pt"/>
    </style:style>
    <style:style style:name="T123" style:family="text">
      <style:text-properties fo:color="#ff0000" style:text-line-through-style="none" style:text-line-through-type="none" style:text-underline-style="none" fo:font-weight="normal" officeooo:rsid="000334c1" style:font-weight-asian="normal" style:font-weight-complex="normal"/>
    </style:style>
    <style:style style:name="T124" style:family="text">
      <style:text-properties fo:font-style="italic" style:font-style-asian="italic" style:font-style-complex="italic"/>
    </style:style>
    <style:style style:name="T125" style:family="text">
      <style:text-properties fo:font-style="italic" officeooo:rsid="001ebce8" style:font-style-asian="italic" style:font-style-complex="italic"/>
    </style:style>
    <style:style style:name="T126" style:family="text">
      <style:text-properties fo:font-style="italic" officeooo:rsid="013d1e2d" style:font-style-asian="italic" style:font-style-complex="italic"/>
    </style:style>
    <style:style style:name="T127" style:family="text">
      <style:text-properties fo:font-style="italic" officeooo:rsid="005b8d1b" style:font-style-asian="italic" style:font-style-complex="italic"/>
    </style:style>
    <style:style style:name="T128" style:family="text">
      <style:text-properties fo:font-style="italic" officeooo:rsid="0164b0f7" style:font-style-asian="italic" style:font-style-complex="italic"/>
    </style:style>
    <style:style style:name="T129" style:family="text">
      <style:text-properties fo:font-style="italic" officeooo:rsid="0316f018" style:font-style-asian="italic" style:font-style-complex="italic"/>
    </style:style>
    <style:style style:name="T130" style:family="text">
      <style:text-properties fo:font-style="italic" officeooo:rsid="031c68bd" style:font-style-asian="italic" style:font-style-complex="italic"/>
    </style:style>
    <style:style style:name="T131" style:family="text">
      <style:text-properties fo:font-style="italic" officeooo:rsid="03268db0" style:font-style-asian="italic" style:font-style-complex="italic"/>
    </style:style>
    <style:style style:name="T132" style:family="text">
      <style:text-properties fo:font-style="italic" officeooo:rsid="032b996f" style:font-style-asian="italic" style:font-style-complex="italic"/>
    </style:style>
    <style:style style:name="T133"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134"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135" style:family="text">
      <style:text-properties fo:font-style="italic" fo:background-color="transparent" loext:char-shading-value="0" style:font-style-asian="italic" style:font-style-complex="italic"/>
    </style:style>
    <style:style style:name="T136" style:family="text">
      <style:text-properties fo:font-style="italic" officeooo:rsid="0070ec82" fo:background-color="transparent" loext:char-shading-value="0" style:font-style-asian="italic" style:font-style-complex="italic"/>
    </style:style>
    <style:style style:name="T137" style:family="text">
      <style:text-properties fo:font-style="italic" officeooo:rsid="0028d945" fo:background-color="transparent" loext:char-shading-value="0" style:font-style-asian="italic" style:font-style-complex="italic"/>
    </style:style>
    <style:style style:name="T138" style:family="text">
      <style:text-properties fo:font-style="italic" officeooo:rsid="0071cd17" fo:background-color="transparent" loext:char-shading-value="0" style:font-style-asian="italic" style:font-style-complex="italic"/>
    </style:style>
    <style:style style:name="T139" style:family="text">
      <style:text-properties fo:font-style="italic" officeooo:rsid="009cf2e5" fo:background-color="transparent" loext:char-shading-value="0" style:font-style-asian="italic" style:font-style-complex="italic"/>
    </style:style>
    <style:style style:name="T140" style:family="text">
      <style:text-properties fo:font-style="italic" officeooo:rsid="00a151fb" fo:background-color="transparent" loext:char-shading-value="0" style:font-style-asian="italic" style:font-style-complex="italic"/>
    </style:style>
    <style:style style:name="T141" style:family="text">
      <style:text-properties fo:font-style="italic" officeooo:rsid="007644b6" fo:background-color="transparent" loext:char-shading-value="0" style:font-style-asian="italic" style:font-style-complex="italic"/>
    </style:style>
    <style:style style:name="T142" style:family="text">
      <style:text-properties fo:font-style="italic" officeooo:rsid="035103c6" fo:background-color="transparent" loext:char-shading-value="0" style:font-style-asian="italic" style:font-style-complex="italic"/>
    </style:style>
    <style:style style:name="T143" style:family="text">
      <style:text-properties fo:font-style="italic" style:font-size-asian="12pt" style:font-style-asian="italic" style:font-size-complex="12pt" style:font-style-complex="italic"/>
    </style:style>
    <style:style style:name="T144" style:family="text">
      <style:text-properties fo:font-style="italic" officeooo:rsid="02366150" style:font-size-asian="12pt" style:font-style-asian="italic" style:font-size-complex="12pt" style:font-style-complex="italic"/>
    </style:style>
    <style:style style:name="T145" style:family="text">
      <style:text-properties fo:font-style="italic" officeooo:rsid="02492302" style:font-size-asian="12pt" style:font-style-asian="italic" style:font-size-complex="12pt" style:font-style-complex="italic"/>
    </style:style>
    <style:style style:name="T146" style:family="text">
      <style:text-properties fo:font-style="italic" officeooo:rsid="0164b0f7"/>
    </style:style>
    <style:style style:name="T147" style:family="text">
      <style:text-properties fo:font-style="normal" officeooo:rsid="005b8d1b" style:font-style-asian="normal" style:font-style-complex="normal"/>
    </style:style>
    <style:style style:name="T148" style:family="text">
      <style:text-properties fo:font-style="normal" officeooo:rsid="019e6ba1" style:font-style-asian="normal" style:font-style-complex="normal"/>
    </style:style>
    <style:style style:name="T149" style:family="text">
      <style:text-properties fo:font-style="normal" officeooo:rsid="019e72d1" style:font-style-asian="normal" style:font-style-complex="normal"/>
    </style:style>
    <style:style style:name="T150" style:family="text">
      <style:text-properties fo:font-style="normal" officeooo:rsid="01a0859a" style:font-style-asian="normal" style:font-style-complex="normal"/>
    </style:style>
    <style:style style:name="T151" style:family="text">
      <style:text-properties fo:font-style="normal" officeooo:rsid="02cac8db" style:font-style-asian="normal" style:font-style-complex="normal"/>
    </style:style>
    <style:style style:name="T152" style:family="text">
      <style:text-properties fo:font-style="normal" officeooo:rsid="013d1e2d" style:font-style-asian="normal" style:font-style-complex="normal"/>
    </style:style>
    <style:style style:name="T153" style:family="text">
      <style:text-properties fo:font-style="normal" officeooo:rsid="02cd96d4" style:font-style-asian="normal" style:font-style-complex="normal"/>
    </style:style>
    <style:style style:name="T154" style:family="text">
      <style:text-properties fo:font-style="normal" officeooo:rsid="0316f018" style:font-style-asian="normal" style:font-style-complex="normal"/>
    </style:style>
    <style:style style:name="T155" style:family="text">
      <style:text-properties fo:font-style="normal" officeooo:rsid="0317b573" style:font-style-asian="normal" style:font-style-complex="normal"/>
    </style:style>
    <style:style style:name="T156" style:family="text">
      <style:text-properties fo:font-style="normal" officeooo:rsid="0319528e" style:font-style-asian="normal" style:font-style-complex="normal"/>
    </style:style>
    <style:style style:name="T157" style:family="text">
      <style:text-properties fo:font-style="normal" officeooo:rsid="0319e9ac" style:font-style-asian="normal" style:font-style-complex="normal"/>
    </style:style>
    <style:style style:name="T158" style:family="text">
      <style:text-properties fo:font-style="normal" officeooo:rsid="03268db0" style:font-style-asian="normal" style:font-style-complex="normal"/>
    </style:style>
    <style:style style:name="T159" style:family="text">
      <style:text-properties fo:font-style="normal" officeooo:rsid="0328f694" style:font-style-asian="normal" style:font-style-complex="normal"/>
    </style:style>
    <style:style style:name="T160" style:family="text">
      <style:text-properties fo:font-style="normal" officeooo:rsid="032a594f" style:font-style-asian="normal" style:font-style-complex="normal"/>
    </style:style>
    <style:style style:name="T161" style:family="text">
      <style:text-properties fo:font-style="normal" officeooo:rsid="032b996f" style:font-style-asian="normal" style:font-style-complex="normal"/>
    </style:style>
    <style:style style:name="T162" style:family="text">
      <style:text-properties fo:font-style="normal" officeooo:rsid="035a27ce" style:font-style-asian="normal" style:font-style-complex="normal"/>
    </style:style>
    <style:style style:name="T163" style:family="text">
      <style:text-properties fo:font-style="normal" fo:background-color="transparent" loext:char-shading-value="0" style:font-style-asian="normal" style:font-style-complex="normal"/>
    </style:style>
    <style:style style:name="T164" style:family="text">
      <style:text-properties fo:font-style="normal" officeooo:rsid="006e90c7" fo:background-color="transparent" loext:char-shading-value="0" style:font-style-asian="normal" style:font-style-complex="normal"/>
    </style:style>
    <style:style style:name="T165" style:family="text">
      <style:text-properties fo:font-style="normal" officeooo:rsid="006ff7ea" fo:background-color="transparent" loext:char-shading-value="0" style:font-style-asian="normal" style:font-style-complex="normal"/>
    </style:style>
    <style:style style:name="T166" style:family="text">
      <style:text-properties fo:font-style="normal" officeooo:rsid="007f079f" fo:background-color="transparent" loext:char-shading-value="0" style:font-style-asian="normal" style:font-style-complex="normal"/>
    </style:style>
    <style:style style:name="T167" style:family="text">
      <style:text-properties fo:font-style="normal" officeooo:rsid="0070ec82" fo:background-color="transparent" loext:char-shading-value="0" style:font-style-asian="normal" style:font-style-complex="normal"/>
    </style:style>
    <style:style style:name="T168" style:family="text">
      <style:text-properties fo:font-style="normal" officeooo:rsid="0071cd17" fo:background-color="transparent" loext:char-shading-value="0" style:font-style-asian="normal" style:font-style-complex="normal"/>
    </style:style>
    <style:style style:name="T169" style:family="text">
      <style:text-properties fo:font-style="normal" officeooo:rsid="00875a1b" fo:background-color="transparent" loext:char-shading-value="0" style:font-style-asian="normal" style:font-style-complex="normal"/>
    </style:style>
    <style:style style:name="T170" style:family="text">
      <style:text-properties fo:font-style="normal" officeooo:rsid="0074fe0a" fo:background-color="transparent" loext:char-shading-value="0" style:font-style-asian="normal" style:font-style-complex="normal"/>
    </style:style>
    <style:style style:name="T171" style:family="text">
      <style:text-properties fo:font-style="normal" officeooo:rsid="007644b6" fo:background-color="transparent" loext:char-shading-value="0" style:font-style-asian="normal" style:font-style-complex="normal"/>
    </style:style>
    <style:style style:name="T172" style:family="text">
      <style:text-properties fo:font-style="normal" officeooo:rsid="010d88a1" fo:background-color="transparent" loext:char-shading-value="0" style:font-style-asian="normal" style:font-style-complex="normal"/>
    </style:style>
    <style:style style:name="T173" style:family="text">
      <style:text-properties fo:font-style="normal" officeooo:rsid="010f828b" fo:background-color="transparent" loext:char-shading-value="0" style:font-style-asian="normal" style:font-style-complex="normal"/>
    </style:style>
    <style:style style:name="T174" style:family="text">
      <style:text-properties fo:font-style="normal" officeooo:rsid="0077d12b" fo:background-color="transparent" loext:char-shading-value="0" style:font-style-asian="normal" style:font-style-complex="normal"/>
    </style:style>
    <style:style style:name="T175" style:family="text">
      <style:text-properties fo:font-style="normal" officeooo:rsid="00891560" fo:background-color="transparent" loext:char-shading-value="0" style:font-style-asian="normal" style:font-style-complex="normal"/>
    </style:style>
    <style:style style:name="T176" style:family="text">
      <style:text-properties fo:font-style="normal" officeooo:rsid="00a08690" fo:background-color="transparent" loext:char-shading-value="0" style:font-style-asian="normal" style:font-style-complex="normal"/>
    </style:style>
    <style:style style:name="T177" style:family="text">
      <style:text-properties fo:font-style="normal" officeooo:rsid="015bfd77" fo:background-color="transparent" loext:char-shading-value="0" style:font-style-asian="normal" style:font-style-complex="normal"/>
    </style:style>
    <style:style style:name="T178" style:family="text">
      <style:text-properties fo:font-style="normal" officeooo:rsid="00816ecf" fo:background-color="transparent" loext:char-shading-value="0" style:font-style-asian="normal" style:font-style-complex="normal"/>
    </style:style>
    <style:style style:name="T179" style:family="text">
      <style:text-properties fo:font-style="normal" officeooo:rsid="0117f1a3" fo:background-color="transparent" loext:char-shading-value="0" style:font-style-asian="normal" style:font-style-complex="normal"/>
    </style:style>
    <style:style style:name="T180" style:family="text">
      <style:text-properties fo:font-style="normal" officeooo:rsid="0079e1bf" fo:background-color="transparent" loext:char-shading-value="0" style:font-style-asian="normal" style:font-style-complex="normal"/>
    </style:style>
    <style:style style:name="T181" style:family="text">
      <style:text-properties fo:font-style="normal" officeooo:rsid="00a0ed34" fo:background-color="transparent" loext:char-shading-value="0" style:font-style-asian="normal" style:font-style-complex="normal"/>
    </style:style>
    <style:style style:name="T182" style:family="text">
      <style:text-properties fo:font-style="normal" officeooo:rsid="00aaeb51" fo:background-color="transparent" loext:char-shading-value="0" style:font-style-asian="normal" style:font-style-complex="normal"/>
    </style:style>
    <style:style style:name="T183" style:family="text">
      <style:text-properties fo:font-style="normal" officeooo:rsid="00822e1a" fo:background-color="transparent" loext:char-shading-value="0" style:font-style-asian="normal" style:font-style-complex="normal"/>
    </style:style>
    <style:style style:name="T184" style:family="text">
      <style:text-properties fo:font-style="normal" officeooo:rsid="00863800" fo:background-color="transparent" loext:char-shading-value="0" style:font-style-asian="normal" style:font-style-complex="normal"/>
    </style:style>
    <style:style style:name="T185" style:family="text">
      <style:text-properties fo:font-style="normal" officeooo:rsid="0084fd63" fo:background-color="transparent" loext:char-shading-value="0" style:font-style-asian="normal" style:font-style-complex="normal"/>
    </style:style>
    <style:style style:name="T186" style:family="text">
      <style:text-properties fo:font-style="normal" officeooo:rsid="009a01b8" fo:background-color="transparent" loext:char-shading-value="0" style:font-style-asian="normal" style:font-style-complex="normal"/>
    </style:style>
    <style:style style:name="T187" style:family="text">
      <style:text-properties fo:font-style="normal" officeooo:rsid="01181feb" fo:background-color="transparent" loext:char-shading-value="0" style:font-style-asian="normal" style:font-style-complex="normal"/>
    </style:style>
    <style:style style:name="T188" style:family="text">
      <style:text-properties fo:font-style="normal" officeooo:rsid="00a178d7" fo:background-color="transparent" loext:char-shading-value="0" style:font-style-asian="normal" style:font-style-complex="normal"/>
    </style:style>
    <style:style style:name="T189" style:family="text">
      <style:text-properties fo:font-style="normal" officeooo:rsid="00868038" fo:background-color="transparent" loext:char-shading-value="0" style:font-style-asian="normal" style:font-style-complex="normal"/>
    </style:style>
    <style:style style:name="T190" style:family="text">
      <style:text-properties fo:font-style="normal" officeooo:rsid="00872ccf" fo:background-color="transparent" loext:char-shading-value="0" style:font-style-asian="normal" style:font-style-complex="normal"/>
    </style:style>
    <style:style style:name="T191" style:family="text">
      <style:text-properties fo:font-style="normal" officeooo:rsid="02614356" fo:background-color="transparent" loext:char-shading-value="0" style:font-style-asian="normal" style:font-style-complex="normal"/>
    </style:style>
    <style:style style:name="T192" style:family="text">
      <style:text-properties fo:font-style="normal" officeooo:rsid="02624c1f" fo:background-color="transparent" loext:char-shading-value="0" style:font-style-asian="normal" style:font-style-complex="normal"/>
    </style:style>
    <style:style style:name="T193" style:family="text">
      <style:text-properties fo:font-style="normal" officeooo:rsid="026ecfb7" fo:background-color="transparent" loext:char-shading-value="0" style:font-style-asian="normal" style:font-style-complex="normal"/>
    </style:style>
    <style:style style:name="T194" style:family="text">
      <style:text-properties fo:font-style="normal" officeooo:rsid="0270b90e" fo:background-color="transparent" loext:char-shading-value="0" style:font-style-asian="normal" style:font-style-complex="normal"/>
    </style:style>
    <style:style style:name="T195" style:family="text">
      <style:text-properties fo:font-style="normal" officeooo:rsid="02716840" fo:background-color="transparent" loext:char-shading-value="0" style:font-style-asian="normal" style:font-style-complex="normal"/>
    </style:style>
    <style:style style:name="T196" style:family="text">
      <style:text-properties fo:font-style="normal" officeooo:rsid="028674cc" fo:background-color="transparent" loext:char-shading-value="0" style:font-style-asian="normal" style:font-style-complex="normal"/>
    </style:style>
    <style:style style:name="T197" style:family="text">
      <style:text-properties fo:font-style="normal" officeooo:rsid="02b9792c" fo:background-color="transparent" loext:char-shading-value="0" style:font-style-asian="normal" style:font-style-complex="normal"/>
    </style:style>
    <style:style style:name="T198" style:family="text">
      <style:text-properties fo:font-style="normal" officeooo:rsid="02bc18d3" fo:background-color="transparent" loext:char-shading-value="0" style:font-style-asian="normal" style:font-style-complex="normal"/>
    </style:style>
    <style:style style:name="T199" style:family="text">
      <style:text-properties fo:font-style="normal" officeooo:rsid="024e41db" fo:background-color="transparent" loext:char-shading-value="0" style:font-size-asian="12pt" style:font-style-asian="normal" style:font-size-complex="12pt" style:font-style-complex="normal"/>
    </style:style>
    <style:style style:name="T200" style:family="text">
      <style:text-properties fo:font-style="normal" officeooo:rsid="01169ec5" fo:background-color="transparent" loext:char-shading-value="0" style:font-size-asian="12pt" style:font-style-asian="normal" style:font-size-complex="12pt" style:font-style-complex="normal"/>
    </style:style>
    <style:style style:name="T201" style:family="text">
      <style:text-properties fo:font-style="normal" officeooo:rsid="01552b74" fo:background-color="transparent" loext:char-shading-value="0" style:font-size-asian="12pt" style:font-style-asian="normal" style:font-size-complex="12pt" style:font-style-complex="normal"/>
    </style:style>
    <style:style style:name="T202" style:family="text">
      <style:text-properties fo:font-style="normal" officeooo:rsid="0256e0b8" fo:background-color="transparent" loext:char-shading-value="0" style:font-size-asian="12pt" style:font-style-asian="normal" style:font-size-complex="12pt" style:font-style-complex="normal"/>
    </style:style>
    <style:style style:name="T203"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204"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205"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206"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207"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208"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209"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210"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211"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212"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213"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214"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215"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216"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217"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218" style:family="text">
      <style:text-properties fo:font-style="normal" style:font-size-asian="12pt" style:font-style-asian="normal" style:font-size-complex="12pt" style:font-style-complex="normal"/>
    </style:style>
    <style:style style:name="T219" style:family="text">
      <style:text-properties fo:font-style="normal" officeooo:rsid="02366150" style:font-size-asian="12pt" style:font-style-asian="normal" style:font-size-complex="12pt" style:font-style-complex="normal"/>
    </style:style>
    <style:style style:name="T220" style:family="text">
      <style:text-properties fo:font-style="normal" officeooo:rsid="00c7be76" style:font-size-asian="12pt" style:font-style-asian="normal" style:font-size-complex="12pt" style:font-style-complex="normal"/>
    </style:style>
    <style:style style:name="T221" style:family="text">
      <style:text-properties fo:font-style="normal" officeooo:rsid="010a61ed" style:font-size-asian="12pt" style:font-style-asian="normal" style:font-size-complex="12pt" style:font-style-complex="normal"/>
    </style:style>
    <style:style style:name="T222" style:family="text">
      <style:text-properties fo:font-style="normal" officeooo:rsid="02492302" style:font-size-asian="12pt" style:font-style-asian="normal" style:font-size-complex="12pt" style:font-style-complex="normal"/>
    </style:style>
    <style:style style:name="T223" style:family="text">
      <style:text-properties fo:font-style="normal" officeooo:rsid="002cf114" style:font-size-asian="12pt" style:font-style-asian="normal" style:font-size-complex="12pt" style:font-style-complex="normal"/>
    </style:style>
    <style:style style:name="T224" style:family="text">
      <style:text-properties fo:font-style="normal" officeooo:rsid="00ce7a23" style:font-size-asian="12pt" style:font-style-asian="normal" style:font-size-complex="12pt" style:font-style-complex="normal"/>
    </style:style>
    <style:style style:name="T225" style:family="text">
      <style:text-properties fo:font-style="normal" officeooo:rsid="00cdabe8" style:font-size-asian="12pt" style:font-style-asian="normal" style:font-size-complex="12pt" style:font-style-complex="normal"/>
    </style:style>
    <style:style style:name="T226" style:family="text">
      <style:text-properties fo:font-style="normal" officeooo:rsid="00b20602" style:font-size-asian="12pt" style:font-style-asian="normal" style:font-size-complex="12pt" style:font-style-complex="normal"/>
    </style:style>
    <style:style style:name="T227" style:family="text">
      <style:text-properties fo:font-style="normal" officeooo:rsid="00d7fad8" style:font-size-asian="12pt" style:font-style-asian="normal" style:font-size-complex="12pt" style:font-style-complex="normal"/>
    </style:style>
    <style:style style:name="T228" style:family="text">
      <style:text-properties fo:font-style="normal" officeooo:rsid="024e41db" style:font-size-asian="12pt" style:font-style-asian="normal" style:font-size-complex="12pt" style:font-style-complex="normal"/>
    </style:style>
    <style:style style:name="T229" style:family="text">
      <style:text-properties fo:font-style="normal" officeooo:rsid="0256a322" style:font-size-asian="12pt" style:font-style-asian="normal" style:font-size-complex="12pt" style:font-style-complex="normal"/>
    </style:style>
    <style:style style:name="T230" style:family="text">
      <style:text-properties fo:font-style="normal" officeooo:rsid="025290cf" style:font-size-asian="12pt" style:font-style-asian="normal" style:font-size-complex="12pt" style:font-style-complex="normal"/>
    </style:style>
    <style:style style:name="T231" style:family="text">
      <style:text-properties fo:font-style="normal" officeooo:rsid="025f1ffb" style:font-size-asian="12pt" style:font-style-asian="normal" style:font-size-complex="12pt" style:font-style-complex="normal"/>
    </style:style>
    <style:style style:name="T232" style:family="text">
      <style:text-properties officeooo:rsid="001e40dd"/>
    </style:style>
    <style:style style:name="T233" style:family="text">
      <style:text-properties officeooo:rsid="001ebce8"/>
    </style:style>
    <style:style style:name="T234" style:family="text">
      <style:text-properties style:text-underline-style="none" fo:font-weight="normal" officeooo:rsid="000334c1" style:font-weight-asian="normal" style:font-weight-complex="normal"/>
    </style:style>
    <style:style style:name="T235" style:family="text">
      <style:text-properties style:text-underline-style="none" fo:font-weight="normal" officeooo:rsid="01989aad" style:font-weight-asian="normal" style:font-weight-complex="normal"/>
    </style:style>
    <style:style style:name="T236" style:family="text">
      <style:text-properties style:text-underline-style="none" fo:font-weight="normal" officeooo:rsid="019a8a10" style:font-weight-asian="normal" style:font-weight-complex="normal"/>
    </style:style>
    <style:style style:name="T237" style:family="text">
      <style:text-properties style:text-underline-style="none" fo:font-weight="normal" officeooo:rsid="005befb7" style:font-weight-asian="normal" style:font-weight-complex="normal"/>
    </style:style>
    <style:style style:name="T238" style:family="text">
      <style:text-properties style:text-underline-style="none" fo:font-weight="normal" officeooo:rsid="000334c1" fo:background-color="transparent" loext:char-shading-value="0" style:font-weight-asian="normal" style:font-weight-complex="normal"/>
    </style:style>
    <style:style style:name="T239" style:family="text">
      <style:text-properties style:text-underline-style="none" fo:font-weight="normal" officeooo:rsid="019a8a10" fo:background-color="transparent" loext:char-shading-value="0" style:font-weight-asian="normal" style:font-weight-complex="normal"/>
    </style:style>
    <style:style style:name="T240" style:family="text">
      <style:text-properties style:text-underline-style="none" fo:font-weight="normal" officeooo:rsid="00366d42" fo:background-color="transparent" loext:char-shading-value="0" style:font-weight-asian="normal" style:font-weight-complex="normal"/>
    </style:style>
    <style:style style:name="T241" style:family="text">
      <style:text-properties style:text-underline-style="none" fo:font-weight="normal" officeooo:rsid="00391215" fo:background-color="transparent" loext:char-shading-value="0" style:font-weight-asian="normal" style:font-weight-complex="normal"/>
    </style:style>
    <style:style style:name="T242" style:family="text">
      <style:text-properties style:text-underline-style="none" fo:font-weight="normal" officeooo:rsid="003f1541" fo:background-color="transparent" loext:char-shading-value="0" style:font-weight-asian="normal" style:font-weight-complex="normal"/>
    </style:style>
    <style:style style:name="T243" style:family="text">
      <style:text-properties style:text-underline-style="none" fo:font-weight="normal" officeooo:rsid="03630f2d" fo:background-color="transparent" loext:char-shading-value="0" style:font-weight-asian="normal" style:font-weight-complex="normal"/>
    </style:style>
    <style:style style:name="T244" style:family="text">
      <style:text-properties style:text-underline-style="none" officeooo:rsid="0176f834" fo:background-color="transparent" loext:char-shading-value="0"/>
    </style:style>
    <style:style style:name="T245" style:family="text">
      <style:text-properties style:text-underline-style="none" officeooo:rsid="001eb72e"/>
    </style:style>
    <style:style style:name="T246" style:family="text">
      <style:text-properties style:text-underline-style="none" officeooo:rsid="00366d42"/>
    </style:style>
    <style:style style:name="T247" style:family="text">
      <style:text-properties style:text-underline-style="none" officeooo:rsid="00592451"/>
    </style:style>
    <style:style style:name="T248" style:family="text">
      <style:text-properties style:text-underline-style="none" officeooo:rsid="003cd64e"/>
    </style:style>
    <style:style style:name="T249" style:family="text">
      <style:text-properties style:text-underline-style="none" officeooo:rsid="003be2b1"/>
    </style:style>
    <style:style style:name="T250" style:family="text">
      <style:text-properties style:text-underline-style="none" officeooo:rsid="003803e2"/>
    </style:style>
    <style:style style:name="T251" style:family="text">
      <style:text-properties style:text-underline-style="none" officeooo:rsid="001a506d"/>
    </style:style>
    <style:style style:name="T252" style:family="text">
      <style:text-properties style:text-underline-style="none" officeooo:rsid="00363b3f"/>
    </style:style>
    <style:style style:name="T253" style:family="text">
      <style:text-properties style:text-underline-style="none" officeooo:rsid="0176f834"/>
    </style:style>
    <style:style style:name="T254" style:family="text">
      <style:text-properties style:text-underline-style="none" officeooo:rsid="003f44fa"/>
    </style:style>
    <style:style style:name="T255" style:family="text">
      <style:text-properties style:text-underline-style="none" officeooo:rsid="005a3a71"/>
    </style:style>
    <style:style style:name="T256" style:family="text">
      <style:text-properties style:text-underline-style="none" officeooo:rsid="00b8c448"/>
    </style:style>
    <style:style style:name="T257" style:family="text">
      <style:text-properties style:text-underline-style="none" officeooo:rsid="00617db4"/>
    </style:style>
    <style:style style:name="T258" style:family="text">
      <style:text-properties style:text-underline-style="none" officeooo:rsid="00422ac5"/>
    </style:style>
    <style:style style:name="T259" style:family="text">
      <style:text-properties style:text-underline-style="none" officeooo:rsid="003667a4"/>
    </style:style>
    <style:style style:name="T260" style:family="text">
      <style:text-properties style:text-underline-style="none" officeooo:rsid="00454ad8"/>
    </style:style>
    <style:style style:name="T261" style:family="text">
      <style:text-properties style:text-underline-style="none" officeooo:rsid="002b95fd"/>
    </style:style>
    <style:style style:name="T262" style:family="text">
      <style:text-properties style:text-underline-style="none" officeooo:rsid="002cf114"/>
    </style:style>
    <style:style style:name="T263" style:family="text">
      <style:text-properties style:text-underline-style="none" officeooo:rsid="00473237"/>
    </style:style>
    <style:style style:name="T264" style:family="text">
      <style:text-properties style:text-underline-style="none" officeooo:rsid="00442921"/>
    </style:style>
    <style:style style:name="T265" style:family="text">
      <style:text-properties style:text-underline-style="none" officeooo:rsid="0049e6d7"/>
    </style:style>
    <style:style style:name="T266" style:family="text">
      <style:text-properties style:text-underline-style="none" officeooo:rsid="0048543d"/>
    </style:style>
    <style:style style:name="T267" style:family="text">
      <style:text-properties style:text-underline-style="none" officeooo:rsid="005a4928"/>
    </style:style>
    <style:style style:name="T268" style:family="text">
      <style:text-properties style:text-underline-style="none" officeooo:rsid="004b9289"/>
    </style:style>
    <style:style style:name="T269" style:family="text">
      <style:text-properties style:text-underline-style="none" officeooo:rsid="004d73c3"/>
    </style:style>
    <style:style style:name="T270" style:family="text">
      <style:text-properties style:text-underline-style="none" officeooo:rsid="00507e01"/>
    </style:style>
    <style:style style:name="T271" style:family="text">
      <style:text-properties style:text-underline-style="none" officeooo:rsid="005debb0"/>
    </style:style>
    <style:style style:name="T272" style:family="text">
      <style:text-properties style:text-underline-style="none" officeooo:rsid="004dcd8d"/>
    </style:style>
    <style:style style:name="T273" style:family="text">
      <style:text-properties style:text-underline-style="none" officeooo:rsid="011338bc"/>
    </style:style>
    <style:style style:name="T274" style:family="text">
      <style:text-properties style:text-underline-style="none" officeooo:rsid="025da7c0"/>
    </style:style>
    <style:style style:name="T275" style:family="text">
      <style:text-properties fo:letter-spacing="-0.0043in" style:font-size-complex="9pt"/>
    </style:style>
    <style:style style:name="T276" style:family="text">
      <style:text-properties fo:letter-spacing="-0.0043in" officeooo:rsid="01b02246" style:font-size-complex="9pt"/>
    </style:style>
    <style:style style:name="T277" style:family="text">
      <style:text-properties fo:letter-spacing="-0.0043in" style:text-underline-style="none" fo:font-weight="normal" officeooo:rsid="005befb7" style:font-weight-asian="normal" style:font-size-complex="9pt" style:font-weight-complex="normal"/>
    </style:style>
    <style:style style:name="T278" style:family="text">
      <style:text-properties fo:letter-spacing="-0.0043in" style:text-underline-style="none" fo:font-weight="normal" officeooo:rsid="025da7c0" style:font-weight-asian="normal" style:font-size-complex="9pt" style:font-weight-complex="normal"/>
    </style:style>
    <style:style style:name="T279" style:family="text">
      <style:text-properties fo:letter-spacing="-0.0043in" fo:language="en" fo:country="US" officeooo:rsid="00363b3f" fo:background-color="transparent" loext:char-shading-value="0" style:font-size-asian="12pt" style:font-size-complex="9pt"/>
    </style:style>
    <style:style style:name="T280"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281"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282"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283"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284" style:family="text">
      <style:text-properties officeooo:rsid="003a28b9"/>
    </style:style>
    <style:style style:name="T285" style:family="text">
      <style:text-properties fo:language="en" fo:country="US"/>
    </style:style>
    <style:style style:name="T286" style:family="text">
      <style:text-properties fo:language="en" fo:country="US" officeooo:rsid="00e04a13" fo:background-color="transparent" loext:char-shading-value="0" style:font-size-asian="12pt" style:font-size-complex="12pt"/>
    </style:style>
    <style:style style:name="T287" style:family="text">
      <style:text-properties fo:language="en" fo:country="US" officeooo:rsid="00363b3f" fo:background-color="transparent" loext:char-shading-value="0" style:font-size-asian="12pt" style:font-size-complex="12pt"/>
    </style:style>
    <style:style style:name="T288" style:family="text">
      <style:text-properties fo:language="en" fo:country="US" officeooo:rsid="000abcb0" fo:background-color="transparent" loext:char-shading-value="0" style:font-size-asian="12pt" style:font-size-complex="12pt"/>
    </style:style>
    <style:style style:name="T289" style:family="text">
      <style:text-properties fo:language="en" fo:country="US" officeooo:rsid="0033bb29" fo:background-color="transparent" loext:char-shading-value="0" style:font-size-asian="12pt" style:font-size-complex="12pt"/>
    </style:style>
    <style:style style:name="T290" style:family="text">
      <style:text-properties fo:language="en" fo:country="US" officeooo:rsid="000f2cd0" fo:background-color="transparent" loext:char-shading-value="0" style:font-size-asian="12pt" style:font-size-complex="12pt"/>
    </style:style>
    <style:style style:name="T291" style:family="text">
      <style:text-properties fo:language="en" fo:country="US" officeooo:rsid="000f6351" fo:background-color="transparent" loext:char-shading-value="0" style:font-size-asian="12pt" style:font-size-complex="12pt"/>
    </style:style>
    <style:style style:name="T292" style:family="text">
      <style:text-properties fo:language="en" fo:country="US" officeooo:rsid="00dc27bf" fo:background-color="transparent" loext:char-shading-value="0" style:font-size-asian="12pt" style:font-size-complex="12pt"/>
    </style:style>
    <style:style style:name="T293" style:family="text">
      <style:text-properties fo:language="en" fo:country="US" officeooo:rsid="00dd13af" fo:background-color="transparent" loext:char-shading-value="0" style:font-size-asian="12pt" style:font-size-complex="12pt"/>
    </style:style>
    <style:style style:name="T294" style:family="text">
      <style:text-properties fo:language="en" fo:country="US" officeooo:rsid="00e5daf8" fo:background-color="transparent" loext:char-shading-value="0" style:font-size-asian="12pt" style:font-size-complex="12pt"/>
    </style:style>
    <style:style style:name="T295" style:family="text">
      <style:text-properties fo:language="en" fo:country="US" officeooo:rsid="00e03d22" fo:background-color="transparent" loext:char-shading-value="0" style:font-size-asian="12pt" style:font-size-complex="12pt"/>
    </style:style>
    <style:style style:name="T296" style:family="text">
      <style:text-properties fo:language="en" fo:country="US" officeooo:rsid="00d8c164" fo:background-color="transparent" loext:char-shading-value="0" style:font-size-asian="12pt" style:font-size-complex="12pt"/>
    </style:style>
    <style:style style:name="T297" style:family="text">
      <style:text-properties fo:language="en" fo:country="US" officeooo:rsid="00dbecfc" fo:background-color="transparent" loext:char-shading-value="0" style:font-size-asian="12pt" style:font-size-complex="12pt"/>
    </style:style>
    <style:style style:name="T298" style:family="text">
      <style:text-properties fo:language="en" fo:country="US" officeooo:rsid="01549b53" fo:background-color="transparent" loext:char-shading-value="0" style:font-size-asian="12pt" style:font-size-complex="12pt"/>
    </style:style>
    <style:style style:name="T299" style:family="text">
      <style:text-properties fo:language="en" fo:country="US" officeooo:rsid="00de9983" fo:background-color="transparent" loext:char-shading-value="0" style:font-size-asian="12pt" style:font-size-complex="12pt"/>
    </style:style>
    <style:style style:name="T300" style:family="text">
      <style:text-properties fo:language="en" fo:country="US" officeooo:rsid="01027b32" fo:background-color="transparent" loext:char-shading-value="0" style:font-size-asian="12pt" style:font-size-complex="12pt"/>
    </style:style>
    <style:style style:name="T301" style:family="text">
      <style:text-properties fo:language="en" fo:country="US" officeooo:rsid="01072681" fo:background-color="transparent" loext:char-shading-value="0" style:font-size-asian="12pt" style:font-size-complex="12pt"/>
    </style:style>
    <style:style style:name="T302" style:family="text">
      <style:text-properties fo:language="en" fo:country="US" officeooo:rsid="00df7904" fo:background-color="transparent" loext:char-shading-value="0" style:font-size-asian="12pt" style:font-size-complex="12pt"/>
    </style:style>
    <style:style style:name="T303" style:family="text">
      <style:text-properties fo:language="en" fo:country="US" officeooo:rsid="0103ac1c" fo:background-color="transparent" loext:char-shading-value="0" style:font-size-asian="12pt" style:font-size-complex="12pt"/>
    </style:style>
    <style:style style:name="T304" style:family="text">
      <style:text-properties fo:language="en" fo:country="US" officeooo:rsid="01521d95" fo:background-color="transparent" loext:char-shading-value="0" style:font-size-asian="12pt" style:font-size-complex="12pt"/>
    </style:style>
    <style:style style:name="T305" style:family="text">
      <style:text-properties fo:language="en" fo:country="US" officeooo:rsid="025f1ffb" fo:background-color="transparent" loext:char-shading-value="0" style:font-size-asian="12pt" style:font-size-complex="12pt"/>
    </style:style>
    <style:style style:name="T306" style:family="text">
      <style:text-properties fo:language="en" fo:country="US" officeooo:rsid="010472cc" fo:background-color="transparent" loext:char-shading-value="0" style:font-size-asian="12pt" style:font-size-complex="12pt"/>
    </style:style>
    <style:style style:name="T307" style:family="text">
      <style:text-properties fo:language="en" fo:country="US" officeooo:rsid="0012cfe2" fo:background-color="transparent" loext:char-shading-value="0" style:font-size-asian="12pt" style:font-size-complex="12pt"/>
    </style:style>
    <style:style style:name="T308" style:family="text">
      <style:text-properties fo:language="en" fo:country="US" officeooo:rsid="024ae90b" fo:background-color="transparent" loext:char-shading-value="0" style:font-size-asian="12pt" style:font-size-complex="9pt"/>
    </style:style>
    <style:style style:name="T309" style:family="text">
      <style:text-properties fo:language="en" fo:country="US" officeooo:rsid="00e04a13" fo:background-color="transparent" loext:char-shading-value="0" style:font-size-asian="12pt" style:font-size-complex="9pt"/>
    </style:style>
    <style:style style:name="T310" style:family="text">
      <style:text-properties fo:language="en" fo:country="US" officeooo:rsid="0247e4c0" fo:background-color="transparent" loext:char-shading-value="0" style:font-size-asian="12pt" style:font-size-complex="9pt"/>
    </style:style>
    <style:style style:name="T311" style:family="text">
      <style:text-properties fo:language="en" fo:country="US" officeooo:rsid="023e8312" fo:background-color="transparent" loext:char-shading-value="0" style:font-size-asian="12pt" style:font-size-complex="9pt"/>
    </style:style>
    <style:style style:name="T312" style:family="text">
      <style:text-properties fo:language="en" fo:country="US" officeooo:rsid="02519a5b" fo:background-color="transparent" loext:char-shading-value="0" style:font-size-asian="12pt" style:font-size-complex="9pt"/>
    </style:style>
    <style:style style:name="T313" style:family="text">
      <style:text-properties fo:language="en" fo:country="US" officeooo:rsid="00363b3f" fo:background-color="transparent" loext:char-shading-value="0" style:font-size-asian="12pt" style:font-size-complex="9pt"/>
    </style:style>
    <style:style style:name="T314" style:family="text">
      <style:text-properties fo:language="en" fo:country="US" officeooo:rsid="0012cfe2" fo:background-color="transparent" loext:char-shading-value="0" style:font-size-asian="12pt" style:font-size-complex="9pt"/>
    </style:style>
    <style:style style:name="T315" style:family="text">
      <style:text-properties fo:language="en" fo:country="US" officeooo:rsid="0224863e" fo:background-color="transparent" loext:char-shading-value="0" style:font-size-asian="12pt" style:font-size-complex="9pt"/>
    </style:style>
    <style:style style:name="T316"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317"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318"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319"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320"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321"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322"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323"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324"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325"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326"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327"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328"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329"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330"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331" style:family="text">
      <style:text-properties fo:language="en" fo:country="US" fo:font-style="italic" style:font-style-asian="italic" style:font-style-complex="italic"/>
    </style:style>
    <style:style style:name="T332"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333"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334"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335"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336"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337"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338"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339"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340"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341"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342"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343"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344"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345"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346"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347"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348"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349"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350"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351"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352"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353"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354"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355"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356"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357"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358"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359"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360"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361"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362"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363"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364"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365"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366"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367"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368"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369"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370" style:family="text">
      <style:text-properties fo:language="en" fo:country="US" fo:font-style="normal" style:font-style-asian="normal" style:font-style-complex="normal"/>
    </style:style>
    <style:style style:name="T371" style:family="text">
      <style:text-properties fo:language="en" fo:country="US" fo:font-style="normal" officeooo:rsid="00b62a0b" style:font-style-asian="normal" style:font-style-complex="normal"/>
    </style:style>
    <style:style style:name="T372" style:family="text">
      <style:text-properties fo:language="en" fo:country="US" fo:font-style="normal" officeooo:rsid="009a01b8" style:font-style-asian="normal" style:font-style-complex="normal"/>
    </style:style>
    <style:style style:name="T373" style:family="text">
      <style:text-properties fo:language="en" fo:country="US" fo:font-style="normal" officeooo:rsid="0130177a" style:font-style-asian="normal" style:font-style-complex="normal"/>
    </style:style>
    <style:style style:name="T374" style:family="text">
      <style:text-properties fo:language="en" fo:country="US" fo:font-style="normal" officeooo:rsid="011cfe02" style:font-style-asian="normal" style:font-style-complex="normal"/>
    </style:style>
    <style:style style:name="T375" style:family="text">
      <style:text-properties fo:language="en" fo:country="US" fo:font-style="normal" officeooo:rsid="008afd43" style:font-style-asian="normal" style:font-style-complex="normal"/>
    </style:style>
    <style:style style:name="T376" style:family="text">
      <style:text-properties fo:language="en" fo:country="US" fo:font-style="normal" officeooo:rsid="02aa648d" style:font-style-asian="normal" style:font-style-complex="normal"/>
    </style:style>
    <style:style style:name="T377" style:family="text">
      <style:text-properties fo:language="en" fo:country="US" fo:font-style="normal" officeooo:rsid="02ab6794" style:font-style-asian="normal" style:font-style-complex="normal"/>
    </style:style>
    <style:style style:name="T378" style:family="text">
      <style:text-properties fo:language="en" fo:country="US" fo:font-style="normal" officeooo:rsid="02ad4f54" style:font-style-asian="normal" style:font-style-complex="normal"/>
    </style:style>
    <style:style style:name="T379" style:family="text">
      <style:text-properties fo:language="en" fo:country="US" fo:font-style="normal" officeooo:rsid="02ad8795" style:font-style-asian="normal" style:font-style-complex="normal"/>
    </style:style>
    <style:style style:name="T380" style:family="text">
      <style:text-properties fo:language="en" fo:country="US" fo:font-style="normal" officeooo:rsid="02aeb0b2" style:font-style-asian="normal" style:font-style-complex="normal"/>
    </style:style>
    <style:style style:name="T381" style:family="text">
      <style:text-properties fo:language="en" fo:country="US" fo:font-style="normal" officeooo:rsid="02af6a2e" style:font-style-asian="normal" style:font-style-complex="normal"/>
    </style:style>
    <style:style style:name="T382" style:family="text">
      <style:text-properties fo:language="en" fo:country="US" fo:font-style="normal" officeooo:rsid="02b1d4ab" style:font-style-asian="normal" style:font-style-complex="normal"/>
    </style:style>
    <style:style style:name="T383" style:family="text">
      <style:text-properties fo:language="en" fo:country="US" fo:font-style="normal" officeooo:rsid="02b348ab" style:font-style-asian="normal" style:font-style-complex="normal"/>
    </style:style>
    <style:style style:name="T384" style:family="text">
      <style:text-properties fo:language="en" fo:country="US" fo:font-style="normal" officeooo:rsid="02b8ee32" style:font-style-asian="normal" style:font-style-complex="normal"/>
    </style:style>
    <style:style style:name="T385" style:family="text">
      <style:text-properties fo:language="en" fo:country="US" fo:font-style="normal" officeooo:rsid="006b1bec" style:font-style-asian="normal" style:font-style-complex="normal"/>
    </style:style>
    <style:style style:name="T386" style:family="text">
      <style:text-properties fo:language="en" fo:country="US" fo:font-style="normal" officeooo:rsid="02b9792c" style:font-style-asian="normal" style:font-style-complex="normal"/>
    </style:style>
    <style:style style:name="T387" style:family="text">
      <style:text-properties fo:language="en" fo:country="US" fo:font-style="normal" officeooo:rsid="02c13319" style:font-style-asian="normal" style:font-style-complex="normal"/>
    </style:style>
    <style:style style:name="T388" style:family="text">
      <style:text-properties fo:language="en" fo:country="US" fo:font-style="normal" officeooo:rsid="03552bac" style:font-style-asian="normal" style:font-style-complex="normal"/>
    </style:style>
    <style:style style:name="T389"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390"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391"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392"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393"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394"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395" style:family="text">
      <style:text-properties fo:language="en" fo:country="US" fo:font-style="normal" officeooo:rsid="000d8958" style:font-size-asian="12pt" style:font-style-asian="normal" style:font-size-complex="12pt" style:font-style-complex="normal"/>
    </style:style>
    <style:style style:name="T396" style:family="text">
      <style:text-properties fo:language="en" fo:country="US" officeooo:rsid="011cfe02"/>
    </style:style>
    <style:style style:name="T397" style:family="text">
      <style:text-properties fo:language="en" fo:country="US" officeooo:rsid="006b1bec"/>
    </style:style>
    <style:style style:name="T398" style:family="text">
      <style:text-properties fo:language="en" fo:country="US" officeooo:rsid="009e3a9f"/>
    </style:style>
    <style:style style:name="T399" style:family="text">
      <style:text-properties fo:language="en" fo:country="US" officeooo:rsid="000d8958" style:font-size-asian="12pt" style:font-size-complex="12pt"/>
    </style:style>
    <style:style style:name="T400" style:family="text">
      <style:text-properties fo:language="en" fo:country="US" officeooo:rsid="00c716e7" style:font-size-asian="12pt" style:font-size-complex="12pt"/>
    </style:style>
    <style:style style:name="T401" style:family="text">
      <style:text-properties fo:language="en" fo:country="US" officeooo:rsid="02366150" style:font-size-asian="12pt" style:font-size-complex="12pt"/>
    </style:style>
    <style:style style:name="T402" style:family="text">
      <style:text-properties fo:language="en" fo:country="US" officeooo:rsid="02b7a652"/>
    </style:style>
    <style:style style:name="T403" style:family="text">
      <style:text-properties fo:language="en" fo:country="US" officeooo:rsid="02b9792c"/>
    </style:style>
    <style:style style:name="T404" style:family="text">
      <style:text-properties fo:language="en" fo:country="US" officeooo:rsid="02c13319"/>
    </style:style>
    <style:style style:name="T405" style:family="text">
      <style:text-properties fo:language="en" fo:country="US" officeooo:rsid="02c484e1"/>
    </style:style>
    <style:style style:name="T406" style:family="text">
      <style:text-properties fo:language="en" fo:country="US" officeooo:rsid="03561b95"/>
    </style:style>
    <style:style style:name="T407" style:family="text">
      <style:text-properties officeooo:rsid="0037e73b"/>
    </style:style>
    <style:style style:name="T408" style:family="text">
      <style:text-properties officeooo:rsid="0036f129"/>
    </style:style>
    <style:style style:name="T409" style:family="text">
      <style:text-properties officeooo:rsid="001a506d"/>
    </style:style>
    <style:style style:name="T410" style:family="text">
      <style:text-properties officeooo:rsid="013d1e2d"/>
    </style:style>
    <style:style style:name="T411" style:family="text">
      <style:text-properties style:font-name="Liberation Serif"/>
    </style:style>
    <style:style style:name="T412" style:family="text">
      <style:text-properties style:font-name="Liberation Serif" officeooo:rsid="01490017"/>
    </style:style>
    <style:style style:name="T413" style:family="text">
      <style:text-properties style:font-name="Liberation Serif" officeooo:rsid="003a753e"/>
    </style:style>
    <style:style style:name="T414" style:family="text">
      <style:text-properties style:font-name="Liberation Serif" officeooo:rsid="01a480c6"/>
    </style:style>
    <style:style style:name="T415" style:family="text">
      <style:text-properties style:font-name="Liberation Serif" fo:font-size="12pt" style:font-size-asian="12pt" style:font-size-complex="12pt"/>
    </style:style>
    <style:style style:name="T416" style:family="text">
      <style:text-properties style:font-name="Liberation Serif" fo:font-size="12pt" officeooo:rsid="016103cf" style:font-size-asian="12pt" style:font-size-complex="12pt"/>
    </style:style>
    <style:style style:name="T417" style:family="text">
      <style:text-properties style:font-name="Liberation Serif" fo:font-size="12pt" officeooo:rsid="01623a12" style:font-size-asian="12pt" style:font-size-complex="12pt"/>
    </style:style>
    <style:style style:name="T418" style:family="text">
      <style:text-properties style:font-name="Liberation Serif" fo:font-size="12pt" officeooo:rsid="01623455" style:font-size-asian="12pt" style:font-size-complex="12pt"/>
    </style:style>
    <style:style style:name="T419" style:family="text">
      <style:text-properties style:font-name="Liberation Serif" fo:font-size="12pt" officeooo:rsid="0164b0f7" style:font-size-asian="12pt" style:font-size-complex="12pt"/>
    </style:style>
    <style:style style:name="T420" style:family="text">
      <style:text-properties style:font-name="Liberation Serif" fo:font-size="12pt" officeooo:rsid="0162d8ed" style:font-size-asian="12pt" style:font-size-complex="12pt"/>
    </style:style>
    <style:style style:name="T421" style:family="text">
      <style:text-properties style:font-name="Liberation Serif" fo:font-size="12pt" officeooo:rsid="017aa1f9" style:font-size-asian="12pt" style:font-size-complex="12pt"/>
    </style:style>
    <style:style style:name="T422" style:family="text">
      <style:text-properties style:font-name="Liberation Serif" fo:font-size="12pt" officeooo:rsid="017a1c67" style:font-size-asian="12pt" style:font-size-complex="12pt"/>
    </style:style>
    <style:style style:name="T423" style:family="text">
      <style:text-properties style:font-name="Liberation Serif" fo:font-size="12pt" officeooo:rsid="017df319" style:font-size-asian="12pt" style:font-size-complex="12pt"/>
    </style:style>
    <style:style style:name="T424" style:family="text">
      <style:text-properties style:font-name="Liberation Serif" fo:font-size="12pt" officeooo:rsid="019138d7" style:font-size-asian="12pt" style:font-size-complex="12pt"/>
    </style:style>
    <style:style style:name="T425" style:family="text">
      <style:text-properties style:font-name="Liberation Serif" fo:font-size="12pt" officeooo:rsid="017fd7fd" style:font-size-asian="12pt" style:font-size-complex="12pt"/>
    </style:style>
    <style:style style:name="T426" style:family="text">
      <style:text-properties style:font-name="Liberation Serif" fo:font-size="12pt" officeooo:rsid="017c118a" style:font-size-asian="12pt" style:font-size-complex="12pt"/>
    </style:style>
    <style:style style:name="T427" style:family="text">
      <style:text-properties style:font-name="Liberation Serif" fo:font-size="12pt" officeooo:rsid="017d9c53" style:font-size-asian="12pt" style:font-size-complex="12pt"/>
    </style:style>
    <style:style style:name="T428" style:family="text">
      <style:text-properties style:font-name="Liberation Serif" fo:font-size="12pt" officeooo:rsid="003f7bb2" style:font-size-asian="12pt" style:font-size-complex="12pt"/>
    </style:style>
    <style:style style:name="T429" style:family="text">
      <style:text-properties style:font-name="Liberation Serif" fo:font-size="12pt" officeooo:rsid="00bc7e0b" style:font-size-asian="12pt" style:font-size-complex="12pt"/>
    </style:style>
    <style:style style:name="T430" style:family="text">
      <style:text-properties style:font-name="Liberation Serif" fo:font-size="12pt" officeooo:rsid="02e89a38" style:font-size-asian="12pt" style:font-size-complex="12pt"/>
    </style:style>
    <style:style style:name="T431" style:family="text">
      <style:text-properties style:font-name="Liberation Serif" fo:font-size="12pt" officeooo:rsid="02e974a8" style:font-size-asian="12pt" style:font-size-complex="12pt"/>
    </style:style>
    <style:style style:name="T432" style:family="text">
      <style:text-properties style:font-name="Liberation Serif" fo:font-size="12pt" officeooo:rsid="02eb2cfa" style:font-size-asian="12pt" style:font-size-complex="12pt"/>
    </style:style>
    <style:style style:name="T433" style:family="text">
      <style:text-properties style:font-name="Liberation Serif" fo:font-size="12pt" officeooo:rsid="01a16019" style:font-size-asian="12pt" style:font-size-complex="12pt"/>
    </style:style>
    <style:style style:name="T434" style:family="text">
      <style:text-properties style:font-name="Liberation Serif" fo:font-size="12pt" officeooo:rsid="013d1e2d" style:font-size-asian="12pt" style:font-size-complex="12pt"/>
    </style:style>
    <style:style style:name="T435" style:family="text">
      <style:text-properties style:font-name="Liberation Serif" fo:font-size="12pt" officeooo:rsid="02f1b240" style:font-size-asian="12pt" style:font-size-complex="12pt"/>
    </style:style>
    <style:style style:name="T436" style:family="text">
      <style:text-properties style:font-name="Liberation Serif" fo:font-size="12pt" officeooo:rsid="02f38953" style:font-size-asian="12pt" style:font-size-complex="12pt"/>
    </style:style>
    <style:style style:name="T437" style:family="text">
      <style:text-properties style:font-name="Liberation Serif" fo:font-size="12pt" officeooo:rsid="02f41f5f" style:font-size-asian="12pt" style:font-size-complex="12pt"/>
    </style:style>
    <style:style style:name="T438" style:family="text">
      <style:text-properties style:font-name="Liberation Serif" fo:font-size="12pt" officeooo:rsid="0305dfd5" style:font-size-asian="12pt" style:font-size-complex="12pt"/>
    </style:style>
    <style:style style:name="T439" style:family="text">
      <style:text-properties style:font-name="Liberation Serif" fo:font-size="12pt" officeooo:rsid="03067e0a" style:font-size-asian="12pt" style:font-size-complex="12pt"/>
    </style:style>
    <style:style style:name="T440" style:family="text">
      <style:text-properties style:font-name="Liberation Serif" fo:font-size="12pt" officeooo:rsid="035a27ce" style:font-size-asian="12pt" style:font-size-complex="12pt"/>
    </style:style>
    <style:style style:name="T441" style:family="text">
      <style:text-properties style:font-name="Liberation Serif" fo:font-size="12pt" fo:font-style="italic" style:font-size-asian="12pt" style:font-style-asian="italic" style:font-size-complex="12pt" style:font-style-complex="italic"/>
    </style:style>
    <style:style style:name="T442" style:family="text">
      <style:text-properties style:font-name="Liberation Serif" fo:font-size="12pt" fo:font-style="italic" officeooo:rsid="01623a12" style:font-size-asian="12pt" style:font-style-asian="italic" style:font-size-complex="12pt" style:font-style-complex="italic"/>
    </style:style>
    <style:style style:name="T443" style:family="text">
      <style:text-properties style:font-name="Liberation Serif" fo:font-size="12pt" fo:font-style="italic" officeooo:rsid="0162d8ed" style:font-size-asian="12pt" style:font-style-asian="italic" style:font-size-complex="12pt" style:font-style-complex="italic"/>
    </style:style>
    <style:style style:name="T444" style:family="text">
      <style:text-properties style:font-name="Liberation Serif" fo:font-size="12pt" fo:font-style="italic" officeooo:rsid="017fd7fd" style:font-size-asian="12pt" style:font-style-asian="italic" style:font-size-complex="12pt" style:font-style-complex="italic"/>
    </style:style>
    <style:style style:name="T445" style:family="text">
      <style:text-properties style:font-name="Liberation Serif" fo:font-size="12pt" fo:font-style="italic" officeooo:rsid="02ed733e" style:font-size-asian="12pt" style:font-style-asian="italic" style:font-size-complex="12pt" style:font-style-complex="italic"/>
    </style:style>
    <style:style style:name="T446" style:family="text">
      <style:text-properties style:font-name="Liberation Serif" fo:font-size="12pt" fo:font-style="italic" officeooo:rsid="01a16019" style:font-size-asian="12pt" style:font-style-asian="italic" style:font-size-complex="12pt" style:font-style-complex="italic"/>
    </style:style>
    <style:style style:name="T447" style:family="text">
      <style:text-properties style:font-name="Liberation Serif" fo:font-size="12pt" fo:font-style="italic" officeooo:rsid="018b190c" style:font-size-asian="12pt" style:font-style-asian="italic" style:font-size-complex="12pt" style:font-style-complex="italic"/>
    </style:style>
    <style:style style:name="T448" style:family="text">
      <style:text-properties style:font-name="Liberation Serif" fo:font-size="12pt" fo:font-style="normal" officeooo:rsid="017fd7fd" style:font-size-asian="12pt" style:font-style-asian="normal" style:font-size-complex="12pt" style:font-style-complex="normal"/>
    </style:style>
    <style:style style:name="T449" style:family="text">
      <style:text-properties style:font-name="Liberation Serif" fo:font-size="12pt" fo:font-style="normal" officeooo:rsid="0181d61d" style:font-size-asian="12pt" style:font-style-asian="normal" style:font-size-complex="12pt" style:font-style-complex="normal"/>
    </style:style>
    <style:style style:name="T450" style:family="text">
      <style:text-properties style:font-name="Liberation Serif" fo:font-size="12pt" fo:font-style="normal" officeooo:rsid="01837bbe" style:font-size-asian="12pt" style:font-style-asian="normal" style:font-size-complex="12pt" style:font-style-complex="normal"/>
    </style:style>
    <style:style style:name="T451" style:family="text">
      <style:text-properties style:font-name="Liberation Serif" fo:font-size="12pt" fo:font-style="normal" officeooo:rsid="01841f8d" style:font-size-asian="12pt" style:font-style-asian="normal" style:font-size-complex="12pt" style:font-style-complex="normal"/>
    </style:style>
    <style:style style:name="T452" style:family="text">
      <style:text-properties style:font-name="Liberation Serif" fo:font-size="12pt" fo:font-style="normal" officeooo:rsid="0191e896" style:font-size-asian="12pt" style:font-style-asian="normal" style:font-size-complex="12pt" style:font-style-complex="normal"/>
    </style:style>
    <style:style style:name="T453" style:family="text">
      <style:text-properties style:font-name="Liberation Serif" fo:font-size="12pt" fo:font-style="normal" officeooo:rsid="0188b519" style:font-size-asian="12pt" style:font-style-asian="normal" style:font-size-complex="12pt" style:font-style-complex="normal"/>
    </style:style>
    <style:style style:name="T454" style:family="text">
      <style:text-properties style:font-name="Liberation Serif" fo:font-size="12pt" fo:font-style="normal" officeooo:rsid="01898ba0" style:font-size-asian="12pt" style:font-style-asian="normal" style:font-size-complex="12pt" style:font-style-complex="normal"/>
    </style:style>
    <style:style style:name="T455" style:family="text">
      <style:text-properties style:font-name="Liberation Serif" fo:font-size="12pt" fo:font-style="normal" officeooo:rsid="018b190c" style:font-size-asian="12pt" style:font-style-asian="normal" style:font-size-complex="12pt" style:font-style-complex="normal"/>
    </style:style>
    <style:style style:name="T456" style:family="text">
      <style:text-properties style:font-name="Liberation Serif" fo:font-size="12pt" fo:font-style="normal" officeooo:rsid="018cc386" style:font-size-asian="12pt" style:font-style-asian="normal" style:font-size-complex="12pt" style:font-style-complex="normal"/>
    </style:style>
    <style:style style:name="T457" style:family="text">
      <style:text-properties style:font-name="Liberation Serif" fo:font-size="12pt" fo:font-style="normal" officeooo:rsid="02ed733e" style:font-size-asian="12pt" style:font-style-asian="normal" style:font-size-complex="12pt" style:font-style-complex="normal"/>
    </style:style>
    <style:style style:name="T458" style:family="text">
      <style:text-properties style:font-name="Liberation Serif" fo:font-size="12pt" fo:font-style="normal" officeooo:rsid="02f48a27" style:font-size-asian="12pt" style:font-style-asian="normal" style:font-size-complex="12pt" style:font-style-complex="normal"/>
    </style:style>
    <style:style style:name="T459" style:family="text">
      <style:text-properties style:font-name="Liberation Serif" fo:font-size="12pt" fo:font-style="normal" officeooo:rsid="02f5adbd" style:font-size-asian="12pt" style:font-style-asian="normal" style:font-size-complex="12pt" style:font-style-complex="normal"/>
    </style:style>
    <style:style style:name="T460" style:family="text">
      <style:text-properties style:font-name="Liberation Serif" fo:font-size="12pt" fo:font-style="normal" officeooo:rsid="02f7aa9c" style:font-size-asian="12pt" style:font-style-asian="normal" style:font-size-complex="12pt" style:font-style-complex="normal"/>
    </style:style>
    <style:style style:name="T461" style:family="text">
      <style:text-properties style:font-name="Liberation Serif" fo:font-size="12pt" fo:font-style="normal" officeooo:rsid="02f95d54" style:font-size-asian="12pt" style:font-style-asian="normal" style:font-size-complex="12pt" style:font-style-complex="normal"/>
    </style:style>
    <style:style style:name="T462" style:family="text">
      <style:text-properties style:font-name="Liberation Serif" fo:font-size="12pt" fo:font-style="normal" officeooo:rsid="02fae963" style:font-size-asian="12pt" style:font-style-asian="normal" style:font-size-complex="12pt" style:font-style-complex="normal"/>
    </style:style>
    <style:style style:name="T463" style:family="text">
      <style:text-properties style:font-name="Liberation Serif" fo:font-size="12pt" fo:font-style="normal" officeooo:rsid="02fd0f01" style:font-size-asian="12pt" style:font-style-asian="normal" style:font-size-complex="12pt" style:font-style-complex="normal"/>
    </style:style>
    <style:style style:name="T464" style:family="text">
      <style:text-properties style:font-name="Liberation Serif" fo:font-size="12pt" fo:font-style="normal" officeooo:rsid="0300fa5a" style:font-size-asian="12pt" style:font-style-asian="normal" style:font-size-complex="12pt" style:font-style-complex="normal"/>
    </style:style>
    <style:style style:name="T465" style:family="text">
      <style:text-properties style:font-name="Liberation Serif" fo:font-size="12pt" fo:font-style="normal" officeooo:rsid="03026e1d" style:font-size-asian="12pt" style:font-style-asian="normal" style:font-size-complex="12pt" style:font-style-complex="normal"/>
    </style:style>
    <style:style style:name="T466" style:family="text">
      <style:text-properties style:font-name="Liberation Serif" fo:font-size="12pt" fo:font-style="normal" officeooo:rsid="0304f8ae" style:font-size-asian="12pt" style:font-style-asian="normal" style:font-size-complex="12pt" style:font-style-complex="normal"/>
    </style:style>
    <style:style style:name="T467" style:family="text">
      <style:text-properties style:font-name="Liberation Serif" fo:font-size="12pt" fo:font-style="normal" officeooo:rsid="0305cadf" style:font-size-asian="12pt" style:font-style-asian="normal" style:font-size-complex="12pt" style:font-style-complex="normal"/>
    </style:style>
    <style:style style:name="T468" style:family="text">
      <style:text-properties style:font-name="Liberation Serif" fo:font-size="12pt" fo:font-style="normal" officeooo:rsid="0164b0f7" style:font-size-asian="12pt" style:font-style-asian="normal" style:font-size-complex="12pt" style:font-style-complex="normal"/>
    </style:style>
    <style:style style:name="T469"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470"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471"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472"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473"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474"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475" style:family="text">
      <style:text-properties style:font-name="Liberation Serif" fo:font-size="12pt" fo:font-weight="normal" style:font-size-asian="12pt" style:font-weight-asian="normal" style:font-size-complex="12pt" style:font-weight-complex="normal"/>
    </style:style>
    <style:style style:name="T476" style:family="text">
      <style:text-properties style:font-name="Liberation Serif" fo:font-size="12pt" fo:font-weight="normal" officeooo:rsid="00bcf524" style:font-size-asian="12pt" style:font-weight-asian="normal" style:font-size-complex="12pt" style:font-weight-complex="normal"/>
    </style:style>
    <style:style style:name="T477" style:family="text">
      <style:text-properties style:font-name="Liberation Serif" fo:font-size="12pt" fo:font-weight="normal" officeooo:rsid="0305dfd5" style:font-size-asian="12pt" style:font-weight-asian="normal" style:font-size-complex="12pt" style:font-weight-complex="normal"/>
    </style:style>
    <style:style style:name="T478" style:family="text">
      <style:text-properties style:font-name="Liberation Serif" fo:font-size="12pt" fo:font-weight="normal" officeooo:rsid="03067e0a" style:font-size-asian="12pt" style:font-weight-asian="normal" style:font-size-complex="12pt" style:font-weight-complex="normal"/>
    </style:style>
    <style:style style:name="T479"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480"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481"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482"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483"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484" style:family="text">
      <style:text-properties style:font-name="Liberation Serif" fo:font-size="12pt" fo:language="en" fo:country="US" fo:font-style="italic" style:font-size-asian="12pt" style:font-style-asian="italic" style:font-size-complex="12pt" style:font-style-complex="italic"/>
    </style:style>
    <style:style style:name="T485"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486"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487"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488"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489"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490"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491"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492"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493"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494"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495"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496"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497"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498"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499"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500"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501"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502"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503"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504"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505"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506"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507"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508"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509"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510"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511"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512" style:family="text">
      <style:text-properties style:font-name="Liberation Serif" fo:font-size="12pt" fo:language="en" fo:country="US" fo:font-style="normal" style:font-size-asian="12pt" style:font-style-asian="normal" style:font-size-complex="12pt" style:font-style-complex="normal"/>
    </style:style>
    <style:style style:name="T513"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514"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515"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516"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517"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518"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519"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520"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521"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522"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523"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524"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525"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526"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527"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528"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529"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530"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531"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532"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533"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534"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535"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536"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537"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538"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539"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540"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541"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542"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543"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544"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545"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546"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547"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548"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549"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550"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551"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552"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553"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554"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555"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556"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557"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558"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559"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560"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561"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562"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563"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564"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565"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566"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567"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568"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569"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570"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571"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572"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573"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574"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575"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576"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577"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578"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579"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580"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581"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582"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583" style:family="text">
      <style:text-properties style:font-name="Liberation Serif" fo:font-size="12pt" fo:language="en" fo:country="US" style:font-size-asian="12pt" style:font-size-complex="12pt"/>
    </style:style>
    <style:style style:name="T584" style:family="text">
      <style:text-properties style:font-name="Liberation Serif" fo:font-size="12pt" fo:language="en" fo:country="US" officeooo:rsid="00b3d37f" style:font-size-asian="12pt" style:font-size-complex="12pt"/>
    </style:style>
    <style:style style:name="T585" style:family="text">
      <style:text-properties style:font-name="Liberation Serif" fo:font-size="12pt" fo:language="en" fo:country="US" officeooo:rsid="01181feb" style:font-size-asian="12pt" style:font-size-complex="12pt"/>
    </style:style>
    <style:style style:name="T586" style:family="text">
      <style:text-properties style:font-name="Liberation Serif" fo:font-size="12pt" fo:language="en" fo:country="US" officeooo:rsid="027ee4ae" style:font-size-asian="12pt" style:font-size-complex="12pt"/>
    </style:style>
    <style:style style:name="T587" style:family="text">
      <style:text-properties style:font-name="Liberation Serif" fo:font-size="12pt" fo:language="en" fo:country="US" officeooo:rsid="0289a355" style:font-size-asian="12pt" style:font-size-complex="12pt"/>
    </style:style>
    <style:style style:name="T588" style:family="text">
      <style:text-properties style:font-name="Liberation Serif" fo:font-size="12pt" fo:language="en" fo:country="US" officeooo:rsid="028b7689" style:font-size-asian="12pt" style:font-size-complex="12pt"/>
    </style:style>
    <style:style style:name="T589"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590"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591" style:family="text">
      <style:text-properties style:font-name="Liberation Serif" officeooo:rsid="02e89a38"/>
    </style:style>
    <style:style style:name="T592" style:family="text">
      <style:text-properties style:font-name="Liberation Serif" fo:language="en" fo:country="US" officeooo:rsid="0012cfe2" fo:background-color="transparent" loext:char-shading-value="0" style:font-size-asian="12pt" style:font-size-complex="12pt"/>
    </style:style>
    <style:style style:name="T593" style:family="text">
      <style:text-properties style:font-name="Liberation Serif" officeooo:rsid="013d1e2d"/>
    </style:style>
    <style:style style:name="T594" style:family="text">
      <style:text-properties style:font-name="Liberation Serif" fo:font-size="10pt" style:font-size-asian="10pt" style:font-size-complex="10pt"/>
    </style:style>
    <style:style style:name="T595" style:family="text">
      <style:text-properties style:font-name="Liberation Serif" fo:font-size="10pt" officeooo:rsid="01837bbe" style:font-size-asian="10pt" style:font-size-complex="10pt"/>
    </style:style>
    <style:style style:name="T596" style:family="text">
      <style:text-properties style:font-name="Liberation Serif" officeooo:rsid="035eea78"/>
    </style:style>
    <style:style style:name="T597" style:family="text">
      <style:text-properties officeooo:rsid="01a16019"/>
    </style:style>
    <style:style style:name="T598" style:family="text">
      <style:text-properties officeooo:rsid="014b3358"/>
    </style:style>
    <style:style style:name="T599" style:family="text">
      <style:text-properties officeooo:rsid="01a480c6"/>
    </style:style>
    <style:style style:name="T600" style:family="text">
      <style:text-properties officeooo:rsid="016103cf"/>
    </style:style>
    <style:style style:name="T601" style:family="text">
      <style:text-properties officeooo:rsid="0164b0f7"/>
    </style:style>
    <style:style style:name="T602" style:family="text">
      <style:text-properties officeooo:rsid="0194521d"/>
    </style:style>
    <style:style style:name="T603" style:family="text">
      <style:text-properties officeooo:rsid="010ce66a"/>
    </style:style>
    <style:style style:name="T604" style:family="text">
      <style:text-properties officeooo:rsid="002cf114" fo:background-color="transparent" loext:char-shading-value="0" style:font-size-asian="12pt" style:font-size-complex="12pt"/>
    </style:style>
    <style:style style:name="T605" style:family="text">
      <style:text-properties officeooo:rsid="02492302" fo:background-color="transparent" loext:char-shading-value="0" style:font-size-asian="12pt" style:font-size-complex="12pt"/>
    </style:style>
    <style:style style:name="T606" style:family="text">
      <style:text-properties officeooo:rsid="002cf114" style:font-size-asian="12pt" style:font-size-complex="12pt"/>
    </style:style>
    <style:style style:name="T607" style:family="text">
      <style:text-properties officeooo:rsid="02a30779"/>
    </style:style>
    <style:style style:name="T608" style:family="text">
      <style:text-properties fo:color="#000007" style:font-name="Liberation Serif" fo:language="en" fo:country="US" officeooo:rsid="0012cfe2" fo:background-color="transparent" loext:char-shading-value="0" style:font-size-asian="12pt" style:font-size-complex="12pt"/>
    </style:style>
    <style:style style:name="T609" style:family="text">
      <style:text-properties fo:color="#000007" style:font-name="Liberation Serif" fo:font-size="12pt" style:font-size-asian="12pt" style:font-size-complex="12pt"/>
    </style:style>
    <style:style style:name="T610" style:family="text">
      <style:text-properties fo:color="#000007" style:font-name="Liberation Serif" fo:font-size="12pt" officeooo:rsid="013d1e2d" style:font-size-asian="12pt" style:font-size-complex="12pt"/>
    </style:style>
    <style:style style:name="T611" style:family="text">
      <style:text-properties fo:color="#000007" style:font-name="Liberation Serif" fo:font-size="12pt" fo:font-style="italic" style:font-size-asian="12pt" style:font-size-complex="12pt"/>
    </style:style>
    <style:style style:name="T612" style:family="text">
      <style:text-properties officeooo:rsid="0305cadf"/>
    </style:style>
    <style:style style:name="T613" style:family="text">
      <style:text-properties officeooo:rsid="033b44d5"/>
    </style:style>
    <style:style style:name="T614" style:family="text">
      <style:text-properties fo:font-weight="bold" style:font-weight-asian="bold" style:font-weight-complex="bold"/>
    </style:style>
    <style:style style:name="T615" style:family="text">
      <style:text-properties fo:font-weight="bold" officeooo:rsid="033e2b6b" style:font-weight-asian="bold" style:font-weight-complex="bold"/>
    </style:style>
    <style:style style:name="T616" style:family="text">
      <style:text-properties fo:font-weight="bold" officeooo:rsid="033fc5eb" style:font-weight-asian="bold" style:font-weight-complex="bold"/>
    </style:style>
    <style:style style:name="T617" style:family="text">
      <style:text-properties fo:font-weight="bold" officeooo:rsid="034347db" style:font-weight-asian="bold" style:font-weight-complex="bold"/>
    </style:style>
    <style:style style:name="T618" style:family="text">
      <style:text-properties officeooo:rsid="033d40e7"/>
    </style:style>
    <style:style style:name="T619" style:family="text">
      <style:text-properties officeooo:rsid="033fc5eb"/>
    </style:style>
    <style:style style:name="T620" style:family="text">
      <style:text-properties officeooo:rsid="033fcee2"/>
    </style:style>
    <style:style style:name="T621" style:family="text">
      <style:text-properties officeooo:rsid="0340aea2"/>
    </style:style>
    <style:style style:name="T622" style:family="text">
      <style:text-properties officeooo:rsid="034296e1"/>
    </style:style>
    <style:style style:name="T623" style:family="text">
      <style:text-properties officeooo:rsid="03496bc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INDEX</text:p>
      <text:p text:style-name="P21"/>
      <text:p text:style-name="P21">0. Abstract</text:p>
      <text:p text:style-name="P21">1. INTRODUCTION</text:p>
      <text:p text:style-name="P21"><text:tab/>1.1 On sound archetypes</text:p>
      <text:p text:style-name="P21"><text:tab/>1.2 On features extraction</text:p>
      <text:p text:style-name="P59">2. BACKGROUND</text:p>
      <text:p text:style-name="P59"><text:tab/>2.1 Automatic signal classification</text:p>
      <text:p text:style-name="P24"><text:span text:style-name="T614"><text:tab/>2.2 </text:span><text:span text:style-name="T615">Feature matching data synthesis</text:span></text:p>
      <text:p text:style-name="P60"><text:tab/>2.3 Perceptive feature matching data synthesis</text:p>
      <text:p text:style-name="P60"><text:tab/>2.4 Background summary</text:p>
      <text:p text:style-name="P61">3. METHOD</text:p>
      <text:p text:style-name="P25"><text:span text:style-name="T616"><text:tab/></text:span><text:span text:style-name="T614">3.1 Dataset collection</text:span></text:p>
      <text:p text:style-name="P25"><text:span text:style-name="T614"><text:tab/><text:tab/></text:span><text:span text:style-name="T617">3.1.1 Sounds selection</text:span></text:p>
      <text:p text:style-name="P25"><text:span text:style-name="T614"><text:tab/><text:tab/></text:span><text:span text:style-name="T616">3.1.</text:span><text:span text:style-name="T617">2</text:span><text:span text:style-name="T616"> The granular algorithm</text:span></text:p>
      <text:p text:style-name="P61"><text:tab/>3.2 Dataset human classification</text:p>
      <text:p text:style-name="P61"><text:tab/><text:tab/>3.2.1 The Survey</text:p>
      <text:p text:style-name="P61"><text:tab/><text:tab/>3.2.2 Survey statistics</text:p>
      <text:p text:style-name="P25"><text:tab/><text:tab/><text:span text:style-name="T614">3.3.3 Obtained results vs. signal entropy</text:span></text:p>
      <text:p text:style-name="P61"><text:tab/>3.3 Dataset preprocessing</text:p>
      <text:p text:style-name="P61"><text:tab/><text:tab/>3.3.1 STFT</text:p>
      <text:p text:style-name="P62"><text:tab/><text:tab/>3.3.1 Augmentation techniques</text:p>
      <text:p text:style-name="P20"><text:tab/><text:span text:style-name="T619">3.4 The classification algorithm</text:span></text:p>
      <text:p text:style-name="P63"><text:tab/><text:tab/>3.4.1 Introduction to CNNs</text:p>
      <text:p text:style-name="P20"><text:tab/><text:tab/><text:span text:style-name="T619">3.4.2 Previous trials and errors</text:span></text:p>
      <text:p text:style-name="P20"><text:tab/><text:tab/><text:span text:style-name="T619">3.4.2 The implemented analysis architecture</text:span></text:p>
      <text:p text:style-name="P20"><text:tab/><text:tab/><text:span text:style-name="T619">3.4.3 Obtained accuracy</text:span></text:p>
      <text:p text:style-name="P20"><text:tab/><text:span text:style-name="T620">3.5 The re-synthesis algorithm</text:span></text:p>
      <text:p text:style-name="P20"><text:tab/><text:tab/><text:span text:style-name="T620">3.5.1 Collection of the re-synthesis dataset</text:span></text:p>
      <text:p text:style-name="P64"><text:tab/><text:tab/>3.5.2 The implemented <text:span text:style-name="T623">re-</text:span>synthesis architecture</text:p>
      <text:p text:style-name="P20"><text:tab/><text:tab/><text:span text:style-name="T620">3.5.3 Obtained accuracy</text:span></text:p>
      <text:p text:style-name="P64"><text:tab/>3.6 The User Interface</text:p>
      <text:p text:style-name="P20"><text:tab/><text:tab/><text:span text:style-name="T620">3.6.1 User controls</text:span></text:p>
      <text:p text:style-name="P64"><text:tab/><text:tab/>3.6.2 Audio processing</text:p>
      <text:p text:style-name="P64"><text:tab/><text:tab/>3.6.3 Spatialization</text:p>
      <text:p text:style-name="P22">4. APPLICATION<text:span text:style-name="T622">S</text:span></text:p>
      <text:p text:style-name="P65"><text:tab/>4.1 Aesthetic considerations</text:p>
      <text:p text:style-name="P65"><text:tab/><text:tab/>4.1.1 Sound ecosystems</text:p>
      <text:p text:style-name="P20"><text:tab/><text:tab/><text:span text:style-name="T621">4.1.2 MIR in electronic music</text:span></text:p>
      <text:p text:style-name="P20"><text:tab/><text:tab/><text:span text:style-name="T622">4.1.3 Auditory interaction</text:span></text:p>
      <text:p text:style-name="P66"><text:tab/>4.2 Performance morphology</text:p>
      <text:p text:style-name="P20"><text:tab/><text:tab/><text:span text:style-name="T622">4.2.1 Live electronics setup</text:span></text:p>
      <text:p text:style-name="P20"><text:tab/><text:tab/><text:span text:style-name="T622">4.2.2 Interactive installation setup</text:span></text:p>
      <text:p text:style-name="P20"><text:tab/><text:span text:style-name="T622">4.3 Considerations on chieved expressive possibilities</text:span></text:p>
      <text:p text:style-name="P23">5. FUTURE WORK</text:p>
      <text:p text:style-name="P23">6. CONCLUSIONS</text:p>
      <text:p text:style-name="P23">7. REFERENCES</text:p>
      <text:p text:style-name="P20"/>
      <text:p text:style-name="P20"/>
      <text:p text:style-name="P20"/>
      <text:p text:style-name="P20"/>
      <text:p text:style-name="P20"/>
      <text:p text:style-name="P20"><text:soft-page-break/>Abstract</text:p>
      <text:p text:style-name="P7"/>
      <text:p text:style-name="P8"><text:s text:c="4"/><text:span text:style-name="T275">This </text:span><text:span text:style-name="T276">research</text:span><text:span text:style-name="T275"> describes a preliminary approach to algorithmically reproduce the archetypical structure adopted by humans to </text:span><text:span text:style-name="T276">imagine and</text:span><text:span text:style-name="T275"> classify sounds.</text:span><text:span text:style-name="T284">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245"> This </text:span><text:span text:style-name="T246">approach </text:span><text:span text:style-name="T245">would confer a “</text:span><text:span text:style-name="T246">natural”</text:span><text:span text:style-name="T245"> character to sound synthesis and processing by </text:span><text:span text:style-name="T246">offering the possibility of modeling </text:span><text:span text:style-name="T247">timbres</text:span><text:span text:style-name="T246"> in a spontaneous manner, </text:span><text:span text:style-name="T248">directly reflecting</text:span><text:span text:style-name="T249"> our inner process of conceiving sounds</text:span><text:span text:style-name="T246">. This </text:span><text:span text:style-name="T250">would permit </text:span><text:span text:style-name="T274">an artist </text:span><text:span text:style-name="T250">to</text:span><text:span text:style-name="T246"> bypass the necessity of a consolidated knowledge in the fields of acoustics and signal processing, which are often involved in these proceedings. </text:span><text:span text:style-name="T234">The chosen approach is based on the implementation of an artificial intelligenc</text:span><text:span text:style-name="T74">e algorithm</text:span><text:span text:style-name="T234">, </text:span><text:span text:style-name="T238">specifically designed to </text:span><text:span text:style-name="T239">perform automatic signal classification and data synthesis tasks</text:span><text:span text:style-name="T238">. To </text:span><text:span text:style-name="T239">reach</text:span><text:span text:style-name="T234"> t</text:span><text:span text:style-name="T235">his</text:span><text:span text:style-name="T234"> </text:span><text:span text:style-name="T236">target,</text:span><text:span text:style-name="T234"> consolidated techniques of digital audio processing and deep learning will be</text:span><text:span text:style-name="T123"> </text:span><text:span text:style-name="T234">connected in a single framework. </text:span><text:span text:style-name="T237">At the end, this method will be applied in a practical situation, in order to demonstrate its expressive potentialities. </text:span><text:span text:style-name="T277">In </text:span><text:span text:style-name="T278">this instance</text:span><text:span text:style-name="T277">, we propose an approach to </text:span><text:span text:style-name="T118">predict the human perceived </text:span><text:span text:style-name="T120">chaos/order</text:span><text:span text:style-name="T118"> level in a sound and synthesize new timbres that present the desire</text:span><text:span text:style-name="T119">d</text:span><text:span text:style-name="T118"> amount of this feature. We finally discuss the obtained accuracy and possible implications in creative contexts.</text:span></text:p>
      <text:p text:style-name="P5"/>
      <text:p text:style-name="P71">INTRODUCTION</text:p>
      <text:p text:style-name="P10"/>
      <text:p text:style-name="P12">On sound archetypes</text:p>
      <text:p text:style-name="P17"/>
      <text:p text:style-name="P32"><text:span text:style-name="T287"><text:s text:c="3"/></text:span><text:span text:style-name="T313">In </text:span><text:span text:style-name="Emphasis"><text:span text:style-name="T279">Traité des Objets Musicaux</text:span></text:span><text:span text:style-name="Emphasis"><text:span text:style-name="T280"> </text:span></text:span><text:span text:style-name="Emphasis"><text:span text:style-name="T280"><text:bibliography-mark text:identifier="shaeffer" text:bibliography-type="article" text:author="Pierre Shaeffer" text:publisher="Editions du Seuil" text:title="Traité des Objets Musicaux" text:year="1966">[1]</text:bibliography-mark></text:span></text:span><text:span text:style-name="T329">,</text:span><text:span text:style-name="T313"> Pierre Shaeffer identified an absolute paradigm through which univocally classify sound events by specifying a selected set of perceptive features evoked by the sounds</text:span><text:span text:style-name="T288"><text:note text:id="ftn1" text:note-class="footnote"><text:note-citation>1</text:note-citation><text:note-body><text:p text:style-name="P43">Mass, dynamics, timbre, melodic profile, mass profile, grain and look.</text:p></text:note-body></text:note></text:span><text:span text:style-name="T288">. These features were supposed to be universal, and then equally perceived by different individuals. Therefore, this criterion allowed the identification of timbre classes, </text:span><text:span text:style-name="T289">characterized by specific </text:span><text:span text:style-name="T319">perceptive</text:span><text:span text:style-name="T289"> features.</text:span><text:span text:style-name="T288"> </text:span><text:span text:style-name="T290">An important corollary of this theory is the concept of </text:span><text:span text:style-name="T320">Temporal Semiotic Unit</text:span><text:span text:style-name="T321">y</text:span><text:span text:style-name="T320"> </text:span><text:span text:style-name="T290">(TSU), emerged at the Laboratoire de Musique et d’Informatique de Marseille in 1991</text:span><text:span text:style-name="T290"><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290">. The TSU is based on an evolution from the concept of </text:span><text:span text:style-name="T322">Sound Object</text:span><text:span text:style-name="T291"> to the idea of a </text:span><text:span text:style-name="T322">Semiotic </text:span><text:span text:style-name="T323">Sound </text:span><text:span text:style-name="T322">Object</text:span><text:span text:style-name="T291">. </text:span><text:span text:style-name="T292">This implicates</text:span><text:span text:style-name="T293"> </text:span><text:span text:style-name="T292">a </text:span><text:span text:style-name="T294">separation</text:span><text:span text:style-name="T292"> from Shaeffer’s pure gestalt-oriented view, which consider</text:span><text:span text:style-name="T293">s</text:span><text:span text:style-name="T292"> the timbre as </text:span><text:span text:style-name="T295">an entity </text:span><text:span text:style-name="T292">completely isolated from its context, </text:span><text:span text:style-name="T294">b</text:span><text:span text:style-name="T293">a</text:span><text:span text:style-name="T294">sing</text:span><text:span text:style-name="T293"> on </text:span><text:span text:style-name="T295">the conception of </text:span><text:span text:style-name="T293">a “limited listening” that ignores any “causal or associative meaning” of the sound object </text:span><text:span text:style-name="T293"><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293">.</text:span><text:span text:style-name="T292"> </text:span><text:span text:style-name="T293">Conversely, TSUs</text:span><text:span text:style-name="T296"> take in consideration the</text:span><text:span text:style-name="T324"> semantic value</text:span><text:span text:style-name="T296"> of sound material organized as temporal concatenation of sound events. </text:span><text:span text:style-name="T297">This </text:span><text:span text:style-name="T292">concept can be applied </text:span><text:span text:style-name="T295">both</text:span><text:span text:style-name="T292"> </text:span><text:span text:style-name="T298">to</text:span><text:span text:style-name="T292"> </text:span><text:span text:style-name="T299">temporal succession of sound objects (i.e. musical figures) and </text:span><text:span text:style-name="T298">to the</text:span><text:span text:style-name="T299"> evolution </text:span><text:span text:style-name="T300">(throug</text:span><text:span text:style-name="T301">h</text:span><text:span text:style-name="T300"> time) </text:span><text:span text:style-name="T299">of the timbre structure within a </text:span><text:span text:style-name="T295">single </text:span><text:span text:style-name="T299">sound object</text:span><text:span text:style-name="T291">. The latter</text:span><text:span text:style-name="T302"> </text:span><text:span text:style-name="T303">aspect </text:span><text:span text:style-name="T302">is of particular interest for this research </text:span><text:span text:style-name="T295">because it </text:span><text:span text:style-name="T304">permits to</text:span><text:span text:style-name="T295"> identif</text:span><text:span text:style-name="T304">y</text:span><text:span text:style-name="T295"> TSUs as</text:span><text:span text:style-name="T291"> </text:span><text:span text:style-name="T322">sound archetypes</text:span><text:span text:style-name="T291">, that </text:span><text:span text:style-name="T305">are</text:span><text:span text:style-name="T291"> timbre classes capable of evoking specific </text:span><text:span text:style-name="T325">semantic</text:span><text:span text:style-name="T291"> sensations. Consequently, it has emerged that these perceptive characters are strictly dependent from the background and the experience of an individual </text:span><text:span text:style-name="T291"><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291">. This is also empirically evident, in fact, for instance, </text:span><text:span text:style-name="T306">a </text:span><text:span text:style-name="T326">happy</text:span><text:span text:style-name="T307"> sound could mean something completely different for distinct persons. </text:span><text:span text:style-name="T314">Then, it is fundamental to consider the </text:span><text:span text:style-name="T330">ambiguity level </text:span><text:span text:style-name="T314">of a sound archetype, </text:span><text:span text:style-name="T315">as described in a more generic context by</text:span><text:span text:style-name="T314"> </text:span><text:span text:style-name="T327">Yang et al. </text:span><text:span text:style-name="T365"><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366">. </text:span><text:span text:style-name="T314">Accordingly, the higher is the ambiguity, the higher is the perception subjectivity of an archet</text:span><text:span text:style-name="T592">ype. </text:span><text:span text:style-name="T608">Therefore, from a theoretical point of view, this research aims to algorithmically model TSUs, taking into account their intrinsic ambiguous character. </text:span></text:p>
      <text:p text:style-name="P33"><text:span text:style-name="T332">To </text:span><text:span text:style-name="T367">precisely connote “</text:span><text:span text:style-name="T281">the archetypical structure adopted by humans to </text:span><text:span text:style-name="T282">imagine and</text:span><text:span text:style-name="T281"> classify sound</text:span><text:span text:style-name="T283">s</text:span><text:span text:style-name="T281">”</text:span><text:span text:style-name="T332">, we</text:span><text:span text:style-name="T333"> </text:span><text:span text:style-name="T368">rely on </text:span><text:span text:style-name="T333">the semiotic </text:span><text:span text:style-name="T334">tendenc</text:span><text:span text:style-name="T335">ies</text:span><text:span text:style-name="T333"> </text:span><text:span text:style-name="T334">derived </text:span><text:span text:style-name="T333">by </text:span><text:span text:style-name="T316">Lackoff and Johnson</text:span><text:span text:style-name="T336"> ‘</text:span><text:span text:style-name="T337">s </text:span><text:span text:style-name="T317">Methaphors we Live by </text:span><text:span text:style-name="T333"><text:bibliography-mark text:identifier="LAK" text:bibliography-type="article" text:author="George Lakoff, Mark Johnson" text:publisher="University of Chicago Press" text:title="Metaphors we live by" text:year="1989">[4]</text:bibliography-mark></text:span><text:span text:style-name="T338">. </text:span><text:span text:style-name="T339"><text:s/></text:span><text:span text:style-name="T340">In particular, the notion of </text:span><text:span text:style-name="T318">sound archetype</text:span><text:span text:style-name="T340"> </text:span><text:span text:style-name="T341">contemplated</text:span><text:span text:style-name="T340"> in our research strongly </text:span><text:span text:style-name="T342">depends</text:span><text:span text:style-name="T340"> on </text:span><text:span text:style-name="T338">metaphoric </text:span><text:span text:style-name="T343">and synesthetic </text:span><text:span text:style-name="T344">correlations</text:span><text:span text:style-name="T343"> </text:span><text:span text:style-name="T342">between audio perception and different semantic/perceptive areas. </text:span><text:span text:style-name="T345">A</text:span><text:span text:style-name="T342">s largely discussed by the above-mentioned authors, </text:span><text:span text:style-name="T345">human </text:span><text:span text:style-name="T346">intellection</text:span><text:span text:style-name="T345">, language and interpretation of the sensorial experience </text:span><text:span text:style-name="T347">are</text:span><text:span text:style-name="T345"> sharply influenced by this type of implications.</text:span><text:span text:style-name="T343"> </text:span><text:span text:style-name="T348">For </text:span><text:span text:style-name="T349">instance</text:span><text:span text:style-name="T348">, within the western culture, is common to interrelate the concept</text:span><text:span text:style-name="T350">s</text:span><text:span text:style-name="T348"> of “up” </text:span><text:span text:style-name="T350">and</text:span><text:span text:style-name="T348"> “positive”, and the same with “down” and </text:span><text:soft-page-break/><text:span text:style-name="T348">“negative”. This is due to many factors that are common in the background of this culture, such as the fact that a healthy person is usually erected and a diseased </text:span><text:span text:style-name="T351">one</text:span><text:span text:style-name="T348"> lyes down. </text:span><text:span text:style-name="T352">Furthermore, following synesthetic </text:span><text:span text:style-name="T353">correspondences</text:span><text:span text:style-name="T352">, western people are used </text:span><text:span text:style-name="T354">to </text:span><text:span text:style-name="T352">adopt expressions such as “sharp sentence” or “brilliant mind”, which can describe a particular character of the </text:span><text:span text:style-name="T355">notion</text:span><text:span text:style-name="T352"> providing a direct comparison with </text:span><text:span text:style-name="T356">different </text:span><text:span text:style-name="T355">concepts</text:span><text:span text:style-name="T356"> </text:span><text:span text:style-name="T354">(coming from different semantic areas) </text:span><text:span text:style-name="T357">that are </text:span><text:span text:style-name="T356">isomorphically correlated.</text:span><text:span text:style-name="T352"> </text:span><text:span text:style-name="T358">The same type of implications </text:span><text:span text:style-name="T359">occur</text:span><text:span text:style-name="T360"> for </text:span><text:span text:style-name="T361">the </text:span><text:span text:style-name="T362">mental </text:span><text:span text:style-name="T361">classification </text:span><text:span text:style-name="T369">and elaboration</text:span><text:span text:style-name="T361"> of perceptive stimu</text:span><text:span text:style-name="T363">li</text:span><text:span text:style-name="T360">. In fact, </text:span><text:span text:style-name="T364">h</text:span><text:span text:style-name="T399">umans tend to refer to </text:span><text:span text:style-name="T400">the latter</text:span><text:span text:style-name="T399"> adopting metaphoric/</text:span><text:span text:style-name="T401">synesthetic</text:span><text:span text:style-name="T399"> attributes. </text:span><text:span text:style-name="T218">These attributes </text:span><text:span text:style-name="T219">can be considered </text:span><text:span text:style-name="T144">perceptive archetypes</text:span><text:span text:style-name="T218">, </text:span><text:span text:style-name="T219">being</text:span><text:span text:style-name="T218"> </text:span><text:span text:style-name="T143">semantic units</text:span><text:span text:style-name="T218"> able to qualitatively represent the formal appearance of a perceptive phenomenon.</text:span><text:span text:style-name="T395"> </text:span><text:span text:style-name="T220">This is perfectly compatible with hearing-related intellection. </text:span><text:span text:style-name="T221">Indeed</text:span><text:span text:style-name="T220">, i</text:span><text:span text:style-name="T606">t is empirically evident that sound perception is able to evoke allegorical sensations and</text:span><text:span text:style-name="T604"> </text:span><text:span text:style-name="T605">humans are used to</text:span><text:span text:style-name="T606"> adopt these sensations to describe and categorize audio events. It is common, for instance, the use of terms such as </text:span><text:span text:style-name="T145">rounded </text:span><text:span text:style-name="T222">to label sounds. </text:span><text:span text:style-name="T606">Moreover, humans are able to imagine new</text:span><text:span text:style-name="T606"><text:note text:id="ftn2" text:note-class="footnote"><text:note-citation>2</text:note-citation><text:note-body><text:p text:style-name="P44">New sounds are intended as sounds which have not been heard by an individual, but are imagined transforming the characteristics of experienced sounds. For instance, a sound of a blooming flower is impossible to hear, because a blooming flower doesn’t actually make a characteristic sound. Nevertheless, it could be imagined mixing a “thin” and “delicate” <text:span text:style-name="T407">timbre</text:span> with the concept of a “rising” sound. <text:span text:style-name="T408">The result would be a caricature of a sound which does not exist in reality.</text:span></text:p></text:note-body></text:note></text:span><text:span text:style-name="T606"> sounds, </text:span><text:span text:style-name="T122">materializing </text:span><text:span text:style-name="T606">these attributes into imaginary audio fluxes.</text:span><text:span text:style-name="T286"> </text:span><text:span text:style-name="T308">For example, it is plausible</text:span><text:span text:style-name="T309"> </text:span><text:span text:style-name="T310">to </text:span><text:span text:style-name="T309">describe the sound produced by an old closing door </text:span><text:span text:style-name="T311">or</text:span><text:span text:style-name="T309"> a broken celery </text:span><text:span text:style-name="T310">as</text:span><text:span text:style-name="T309"> </text:span><text:span text:style-name="T328">crackly</text:span><text:span text:style-name="T309">. These timbres are different, but they share certain </text:span><text:span text:style-name="T312">physical properties</text:span><text:span text:style-name="T51"> that make humans associate them with the same archetype</text:span><text:span text:style-name="T68">. </text:span><text:span text:style-name="T20">In fact, as described by </text:span><text:span text:style-name="T69">McAdams </text:span><text:span text:style-name="T20"><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20">, human ability of recognition and discrimination of timbre categories suggest a predisposition of encoding spectral and temporal sound properties into isomorphic mental representations, </text:span><text:span text:style-name="T22">which are</text:span><text:span text:style-name="T20"> </text:span><text:span text:style-name="T21">capable of imitating the appearance of sound events</text:span><text:span text:style-name="T20">.</text:span><text:span text:style-name="T68"> </text:span><text:span text:style-name="T23">Accordingly, p</text:span><text:span text:style-name="T24">eople</text:span><text:span text:style-name="T52"> who experienced </text:span><text:span text:style-name="T53">and categorized certain timbres </text:span><text:span text:style-name="T70">a</text:span><text:span text:style-name="T71">s </text:span><text:span text:style-name="T72">crackly</text:span><text:span text:style-name="T52"> are able to mentally reproduce sounds matching that specific category, as well as recognizing if a real perceived sound is or is not </text:span><text:span text:style-name="T54">a </text:span><text:span text:style-name="T72">crackle</text:span><text:span text:style-name="T73">,</text:span><text:span text:style-name="T52"> </text:span><text:span text:style-name="T55">by analyzing its </text:span><text:span text:style-name="T56">features</text:span><text:span text:style-name="T52"> </text:span><text:span text:style-name="T55">and comparing them with </text:span><text:span text:style-name="T57">previous</text:span><text:span text:style-name="T58"> </text:span><text:span text:style-name="T55">experience</text:span><text:span text:style-name="T57">d </text:span><text:span text:style-name="T59">similar </text:span><text:span text:style-name="T57">timbres</text:span><text:span text:style-name="T55">. </text:span><text:span text:style-name="T52">These perceptive attributes could be considered </text:span><text:span text:style-name="T60">the </text:span><text:span text:style-name="T70">sound archetypes</text:span><text:span text:style-name="T52"> that constitute the vocabulary adopted by our imagination to </text:span><text:span text:style-name="T61">classify</text:span><text:span text:style-name="T52"> </text:span><text:span text:style-name="T59">and recall audio-related experiences. </text:span><text:span text:style-name="T62">It is important to denote that several typologies of metaphoric/synesthetic implication</text:span><text:span text:style-name="T54">s</text:span><text:span text:style-name="T62"> can occur for the definition of a </text:span><text:span text:style-name="T63">sound</text:span><text:span text:style-name="T62"> archetype </text:span><text:span text:style-name="T62"><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62">. For instance, we could refer to a timbre quality indicating the material that emitted a sound (“metallic”, “wooden”), the source instrument (“violin sound”, “engine sound”), a tactile sensation (“smooth”, “sharp”), </text:span><text:span text:style-name="T64">a visual sensation (“brill</text:span><text:span text:style-name="T65">i</text:span><text:span text:style-name="T64">ant”, “dark”) and the list could go on. </text:span></text:p>
      <text:p text:style-name="P31"><text:span text:style-name="T66">Examining the above-mentioned factors</text:span><text:span text:style-name="T67">, we consider an archetype-based arrangement as a potentially successful approach </text:span><text:span text:style-name="T121">to computationally represent and manipulate audio information in a human-like fashion.</text:span><text:span text:style-name="T55"> </text:span><text:span text:style-name="T67">Furthermore, we consider </text:span><text:span text:style-name="T223">fundamental for </text:span><text:span text:style-name="T224">the</text:span><text:span text:style-name="T223"> characterization </text:span><text:span text:style-name="T225">of a</text:span><text:span text:style-name="T226"> sound archetype, </text:span><text:span text:style-name="T227">the individuation </text:span><text:span text:style-name="T228">and extraction of </text:span><text:span text:style-name="T231">the </text:span><text:span text:style-name="T229">features</text:span><text:span text:style-name="T230"> that are common</text:span><text:span text:style-name="T228"> </text:span><text:span text:style-name="T230">with</text:span><text:span text:style-name="T228"> different instances of a sound archetype.</text:span><text:span text:style-name="T199"> </text:span><text:span text:style-name="T200">Nevertheless, this particular method has not to be intended as a generalizable strategy to algorithmically replicate human hearing-related activities. Indeed it is focused </text:span><text:span text:style-name="T202">on</text:span><text:span text:style-name="T200"> the </text:span><text:span text:style-name="T202">implementation</text:span><text:span text:style-name="T200"> of a novel sound synthesis and processing techniq</text:span><text:span text:style-name="T589">ue, </text:span><text:span text:style-name="T590">aimed to manipulate</text:span><text:span text:style-name="T589"> sounds </text:span><text:span text:style-name="T200">administrating perceptual </text:span><text:span text:style-name="T201">audio</text:span><text:span text:style-name="T200"> </text:span><text:span text:style-name="T201">features</text:span><text:span text:style-name="T200">.</text:span></text:p>
      <text:p text:style-name="P28"/>
      <text:p text:style-name="P30"><text:span text:style-name="T164">O</text:span><text:span text:style-name="T163">n features </text:span><text:span text:style-name="T197">extraction</text:span></text:p>
      <text:p text:style-name="P27"/>
      <text:p text:style-name="P26"><text:span text:style-name="T203"><text:s text:c="4"/></text:span><text:span text:style-name="T133">F</text:span><text:span text:style-name="T134">eature</text:span><text:span text:style-name="T203"> </text:span><text:span text:style-name="T207">is</text:span><text:span text:style-name="T204"> a misleading term since it could refer to </text:span><text:span text:style-name="T208">slightly </text:span><text:span text:style-name="T204">different concepts. </text:span><text:span text:style-name="T208">On the one hand, it can be adopted</text:span><text:span text:style-name="T204"> as simple synonym of “characteristic”. </text:span><text:span text:style-name="T208">On the other hand, it has a precise scientific meaning, indicating</text:span><text:span text:style-name="T204"> particular qualities that can be </text:span><text:span text:style-name="T207">algorithmically analyzed and </text:span><text:span text:style-name="T204">extracted from </text:span><text:span text:style-name="T217">data, in particular audio information</text:span><text:span text:style-name="T204">. </text:span><text:span text:style-name="T209">From here onwards we will use this term referring to the second connotation.</text:span><text:span text:style-name="T204"> </text:span><text:span text:style-name="T210">Feature extraction techniques are widely employed in Music Information Retrieval </text:span><text:span text:style-name="T215">(MIR)</text:span><text:span text:style-name="T9"><text:note text:id="ftn3" text:note-class="footnote"><text:note-citation>3</text:note-citation><text:note-body><text:p text:style-name="P76">Interdisciplinary science of retrieving information from audio signals. Some of the disciplines involved in MIR are: signal processing, musicology and psychology.</text:p></text:note-body></text:note></text:span><text:span text:style-name="T210">. </text:span><text:span text:style-name="T211">They</text:span><text:span text:style-name="T210"> permit to reduce </text:span><text:span text:style-name="T216">the dimensionality of</text:span><text:span text:style-name="T210"> raw audio </text:span><text:span text:style-name="T211">data</text:span><text:span text:style-name="T210">, extracting only certain information that is meaningful for a precise task. </text:span><text:span text:style-name="T212">This procedure is aimed at restricting the required computing resources and simplifying </text:span><text:span text:style-name="T213">the </text:span><text:span text:style-name="T214">algorithmic </text:span><text:span text:style-name="T213">implementation </text:span><text:span text:style-name="T215">of MIR applications</text:span><text:span text:style-name="T213">.</text:span><text:span text:style-name="T204"> I</text:span><text:span text:style-name="T205">n this context </text:span><text:span text:style-name="T206">it </text:span><text:span text:style-name="T205">is relevant to classify features </text:span><text:span text:style-name="T163">in a hierarchy relative to their </text:span><text:span text:style-name="T135">abstraction </text:span><text:span text:style-name="T136">degree</text:span><text:span text:style-name="T137">.</text:span><text:span text:style-name="T163"> Low-level ones </text:span><text:span text:style-name="T193">can be intended as</text:span><text:span text:style-name="T163"> simple </text:span><text:span text:style-name="T165">signal-level</text:span><text:span text:style-name="T163"> properties, </text:span><text:span text:style-name="T165">such as</text:span><text:span text:style-name="T163"> frequency </text:span><text:span text:style-name="T166">and</text:span><text:span text:style-name="T163"> amplitude, </text:span><text:span text:style-name="T165">whereas </text:span><text:span text:style-name="T163">high-level ones are more </text:span><text:span text:style-name="T167">sophisticated </text:span><text:span text:style-name="T163">structures, </text:span><text:soft-page-break/><text:span text:style-name="T163">for example music genre or even </text:span><text:span text:style-name="T135">beauty</text:span><text:span text:style-name="T163"> or </text:span><text:span text:style-name="T135">sadness</text:span><text:span text:style-name="T163">. </text:span><text:span text:style-name="T168">This hierarchy reflects also the </text:span><text:span text:style-name="T138">measurability </text:span><text:span text:style-name="T142">level</text:span><text:span text:style-name="T166"> </text:span><text:span text:style-name="T168">of a feature. Indeed, low-level ones are </text:span><text:span text:style-name="T169">usually </text:span><text:span text:style-name="T166">precisely computable</text:span><text:span text:style-name="T168"> and the more abstract ones </text:span><text:span text:style-name="T166">often can not be absolutely estimated</text:span><text:span text:style-name="T168">.</text:span><text:span text:style-name="T170"> </text:span><text:span text:style-name="T171">An important </text:span><text:span text:style-name="T172">property</text:span><text:span text:style-name="T171"> of this </text:span><text:span text:style-name="T198">organization</text:span><text:span text:style-name="T171"> is that high-level features can be described as </text:span><text:span text:style-name="T141">function</text:span><text:span text:style-name="T171"> of lower-level ones, </text:span><text:span text:style-name="T194">defining a</text:span><text:span text:style-name="T173"> </text:span><text:span text:style-name="T139">sub-feature </text:span><text:span text:style-name="T196">hierarchy</text:span><text:span text:style-name="T171">. </text:span><text:span text:style-name="T174">For instance, algorithms </text:span><text:span text:style-name="T175">aimed to</text:span><text:span text:style-name="T174"> music genre classification are </text:span><text:span text:style-name="T176">often </text:span><text:span text:style-name="T174">based on onset detection</text:span><text:span text:style-name="T174"><text:note text:id="ftn4" text:note-class="footnote"><text:note-citation>4</text:note-citation><text:note-body><text:p text:style-name="P49">This feature describes the beginning position of sound events within a sound file.</text:p></text:note-body></text:note></text:span><text:span text:style-name="T174"> </text:span><text:span text:style-name="T191"><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191">. </text:span><text:span text:style-name="T174">Th</text:span><text:span text:style-name="T196">e latter</text:span><text:span text:style-name="T177"> </text:span><text:span text:style-name="T174">is </text:span><text:span text:style-name="T195">in turn </text:span><text:span text:style-name="T196">function of </text:span><text:span text:style-name="T198">a cascade of</text:span><text:span text:style-name="T195"> lower level sub-features, as described by the following figure:</text:span></text:p>
      <text:p text:style-name="P29">FIGURE: MUSIC GENRE&lt;=ONSETS&lt;=ENVELOPE&lt;=AMPLITUDE VARIATIONS</text:p>
      <text:p text:style-name="P26"><text:span text:style-name="T180">This </text:span><text:span text:style-name="T169">example</text:span><text:span text:style-name="T180"> reflects the </text:span><text:span text:style-name="T178">increasing </text:span><text:span text:style-name="T180">amount of complexity and arbitrariness </text:span><text:span text:style-name="T178">that occurs rising</text:span><text:span text:style-name="T180"> the features scale, </text:span><text:span text:style-name="T169">starting from a precisely-estimable signal-level measure </text:span><text:span text:style-name="T175">(amplitude)</text:span><text:span text:style-name="T169"> and finishing up with an abstract and </text:span><text:span text:style-name="T176">ambigu</text:span><text:span text:style-name="T181">o</text:span><text:span text:style-name="T176">us</text:span><text:span text:style-name="T169"> </text:span><text:span text:style-name="T179">quality</text:span><text:span text:style-name="T169"> such as </text:span><text:span text:style-name="T176">song </text:span><text:span text:style-name="T169">genre (</text:span><text:span text:style-name="T182">that</text:span><text:span text:style-name="T169"> can be </text:span><text:span text:style-name="T176">arbitrary</text:span><text:span text:style-name="T169"> also for humans).</text:span><text:span text:style-name="T180"> From a different point of view, </text:span><text:span text:style-name="T183">audio </text:span><text:span text:style-name="T180">features can be </text:span><text:span text:style-name="T183">distinguished in static and </text:span><text:span text:style-name="T184">variable or, in other words, time-invariant and time-variant</text:span><text:span text:style-name="T183"> ones. </text:span><text:span text:style-name="T185">Even though audio signals are intrinsically time-dependent entities, an audio feature is considered static if it </text:span><text:span text:style-name="T184">is not direct function of time and then it is </text:span><text:span text:style-name="T186">significant</text:span><text:span text:style-name="T184"> to measure it in any portion of the signal. Conversely, a variable </text:span><text:span text:style-name="T187">one</text:span><text:span text:style-name="T184"> depends explicitly on time and then consist in </text:span><text:span text:style-name="T188">the </text:span><text:span text:style-name="T140">mutation</text:span><text:span text:style-name="T184"> o</text:span><text:span text:style-name="T169">f</text:span><text:span text:style-name="T184"> </text:span><text:span text:style-name="T179">sub-features</text:span><text:span text:style-name="T184">. </text:span><text:span text:style-name="T189">This distinction is an important aspect to consider in this context because feature extraction algorithms </text:span><text:span text:style-name="T192">and neural networks</text:span><text:span text:style-name="T189"> can be highly sensible to the time-variance aspect, </text:span><text:span text:style-name="T190">as will be discussed further on.</text:span></text:p>
      <text:p text:style-name="P41"><text:span text:style-name="T470">Feature extraction</text:span><text:span text:style-name="T469"> is a</text:span><text:span text:style-name="T470"> </text:span><text:span text:style-name="T469">fundamental</text:span><text:span text:style-name="T470"> </text:span><text:span text:style-name="T469">proceeding for the simulation of human mind’s capability of classification and re-evocation of perceptive </text:span><text:span text:style-name="T474">experience</text:span><text:span text:style-name="T469">. In fact, </text:span><text:span text:style-name="T471">gestalt laws of grouping point out tha</text:span><text:span text:style-name="T473">t</text:span><text:span text:style-name="T471"> </text:span><text:span text:style-name="T10">human mind has an inner predisposition </text:span><text:span text:style-name="T12">to</text:span><text:span text:style-name="T10"> extract patterns </text:span><text:span text:style-name="T16">(features)</text:span><text:span text:style-name="T10"> from perceptive stimuli and</text:span><text:span text:style-name="T11"> </text:span><text:span text:style-name="T18">rely on</text:span><text:span text:style-name="T10"> these patterns </text:span><text:span text:style-name="T11">(instead a raw representation of the stimuli)</text:span><text:span text:style-name="T10"> to categorize and recall experiences </text:span><text:span text:style-name="T10"><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10">. This </text:span><text:span text:style-name="T13">phenomenon</text:span><text:span text:style-name="T10"> is based on </text:span><text:span text:style-name="T14">the recognition of </text:span><text:span text:style-name="T10">an isomorphic similarity between </text:span><text:span text:style-name="T14">the </text:span><text:span text:style-name="T10">perceived stimul</text:span><text:span text:style-name="T15">us</text:span><text:span text:style-name="T10"> and </text:span><text:span text:style-name="T14">psychological archetypical idea</text:span><text:span text:style-name="T15">s </text:span><text:span text:style-name="T19">(such as geometric concepts)</text:span><text:span text:style-name="T15"> that</text:span><text:span text:style-name="T14"> our intellect constructed through the experience.</text:span><text:span text:style-name="T77"> </text:span><text:span text:style-name="T78">Thus, </text:span><text:span text:style-name="T469">human min</text:span><text:span text:style-name="T472">d</text:span><text:span text:style-name="T469"> performs an intellection that can be compared for many aspects to algorithmic high-level feature extraction </text:span><text:span text:style-name="T469"><text:bibliography-mark text:identifier="NN-grouping" text:bibliography-type="article" text:author="Pieter R. Roelfsema." text:publisher="The Annual Review of Neuroscience" text:title="Cortical Algorithms for Perceptual Grouping" text:year="2006">[9]</text:bibliography-mark></text:span><text:span text:style-name="T469">.</text:span><text:span text:style-name="T470"> </text:span><text:span text:style-name="T510">O</text:span><text:span text:style-name="T583">ne possible approach </text:span><text:span text:style-name="T587">to perform features extraction </text:span><text:span text:style-name="T583">is to “</text:span><text:span text:style-name="T588">manually” </text:span><text:span text:style-name="T583">identify mathematical structure</text:span><text:span text:style-name="T586">s</text:span><text:span text:style-name="T583"> </text:span><text:span text:style-name="T586">that</text:span><text:span text:style-name="T583"> represent </text:span><text:span text:style-name="T587">the</text:span><text:span text:style-name="T583"> </text:span><text:span text:style-name="T587">target</text:span><text:span text:style-name="T584"> </text:span><text:span text:style-name="T585">qualit</text:span><text:span text:style-name="T586">ies</text:span><text:span text:style-name="T484">.</text:span><text:span text:style-name="T512"> </text:span><text:span text:style-name="T513">F</text:span><text:span text:style-name="T512">or this reason we can call this practice </text:span><text:span text:style-name="T484">Handcrafted Feature Detection</text:span><text:span text:style-name="T512"> (HFD). </text:span><text:span text:style-name="T514">This</text:span><text:span text:style-name="T540"> approach has been extensively used to date. One notable example is Essentia </text:span><text:span text:style-name="T541"><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540">, which is a state of art set of HFD tools developed at Pompeu Fabra, Barcelona. Essentia demonstrates that this method achieve a consistent precision in </text:span><text:span text:style-name="T542">signal classification</text:span><text:span text:style-name="T540"> tasks. Nevertheless, a substantial drawback is the high specificity. Indeed, in most cases </text:span><text:span text:style-name="T549">this approach</text:span><text:span text:style-name="T540"> </text:span><text:span text:style-name="T545">requires to</text:span><text:span text:style-name="T540"> </text:span><text:span text:style-name="T546">separately</text:span><text:span text:style-name="T540"> </text:span><text:span text:style-name="T547">model </text:span><text:span text:style-name="T545">every single feature</text:span><text:span text:style-name="T540">, </text:span><text:span text:style-name="T548">building</text:span><text:span text:style-name="T547"> specific algorithm</text:span><text:span text:style-name="T544">s</text:span><text:span text:style-name="T547">.</text:span><text:span text:style-name="T540"> </text:span><text:span text:style-name="T550">HFD is based on the classic computing paradigm that involves to solve a problem following specific instructions created by the programmer. This limits the problem-solving capabilities to problems that humans already know how to solve. </text:span><text:span text:style-name="T551">Accordingly, this approach is not particularly </text:span><text:span text:style-name="T577">suited</text:span><text:span text:style-name="T551"> for high-level features extraction tasks, since it can be difficult for humans to identify accurate mathematical structure</text:span><text:span text:style-name="T577">s</text:span><text:span text:style-name="T551"> to represent perceptive and arbitrary features </text:span><text:span text:style-name="T551"><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551">.</text:span><text:span text:style-name="T540"> </text:span><text:span text:style-name="T579">L</text:span><text:span text:style-name="T577">iterature shows plenty of </text:span><text:span text:style-name="T578">studies</text:span><text:span text:style-name="T577"> in this direction. On notable collection of researches regarding strategies </text:span><text:span text:style-name="T578">for </text:span><text:span text:style-name="T577">physical-modeling </text:span><text:span text:style-name="T578">of</text:span><text:span text:style-name="T577"> perceptive features </text:span><text:span text:style-name="T578">is </text:span><text:span text:style-name="T496">Sounding Objects </text:span><text:span text:style-name="T497">(SoB) </text:span><text:span text:style-name="T578"><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578">. </text:span><text:span text:style-name="T579">The methods presented in this work point out that HFD is a valid approach for high-level feature modeling, nevertheless confirm its high specificity. In fact, the majority of papers collected in </text:span><text:span text:style-name="T497">SoB </text:span><text:span text:style-name="T579">achieve</text:span></text:p>
      <text:p text:style-name="P42"><text:span text:style-name="T540">r</text:span><text:span text:style-name="T539">emarkably accurate results, </text:span><text:span text:style-name="T580">but in </text:span><text:span text:style-name="T581">relatively</text:span><text:span text:style-name="T580"> restricted contexts.</text:span></text:p>
      <text:p text:style-name="P40"><text:span text:style-name="T552">A </text:span><text:span text:style-name="T553">contrasting</text:span><text:span text:style-name="T543"> approach to </text:span><text:span text:style-name="T554">perform feature extraction </text:span><text:span text:style-name="T555">is to </text:span><text:span text:style-name="T558">adopt</text:span><text:span text:style-name="T556"> a generalizable </text:span><text:span text:style-name="T558">data processing paradigm </text:span><text:span text:style-name="T582">to</text:span><text:span text:style-name="T556"> re</text:span><text:span text:style-name="T582">plicate</text:span><text:span text:style-name="T556"> how human intellect interprets perceptive stimuli. </text:span><text:span text:style-name="T558">This expedient permits to extend the problem-solving capabilities of HFD </text:span><text:span text:style-name="T560">method</text:span><text:span text:style-name="T566">s</text:span><text:span text:style-name="T558">, </text:span><text:span text:style-name="T559">conferring an algorithm the </text:span><text:span text:style-name="T561">ability</text:span><text:span text:style-name="T559"> of autonomously finding solutions to problems </text:span><text:span text:style-name="T561">(including </text:span><text:span text:style-name="T562">issues</text:span><text:span text:style-name="T561"> that humans do </text:span><text:span text:style-name="T562">not</text:span><text:span text:style-name="T561"> know exactly how to resolve) </text:span><text:span text:style-name="T561"><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561">.</text:span><text:span text:style-name="T543"> </text:span><text:span text:style-name="T492">D</text:span><text:span text:style-name="T493">eep learning </text:span><text:span text:style-name="T555">strategies are oriented towards this direction</text:span><text:span text:style-name="T543">, </text:span><text:span text:style-name="T555">relying</text:span><text:span text:style-name="T543"> on </text:span><text:span text:style-name="T557">a statistical model </text:span><text:span text:style-name="T564">that aims to replicate</text:span><text:span text:style-name="T565"> the information processing modalities of</text:span><text:span text:style-name="T564"> the biological nervous system: the</text:span><text:span text:style-name="T557"> </text:span><text:span text:style-name="T494">Artificial</text:span><text:span text:style-name="T563"> </text:span><text:span text:style-name="T493">Neura</text:span><text:span text:style-name="T494">l </text:span><text:span text:style-name="T493">Network </text:span><text:span text:style-name="T543">(</text:span><text:span text:style-name="T563">A</text:span><text:span text:style-name="T543">NN). </text:span><text:span text:style-name="T566">For en exhaustive explanation of deep learning and ANNs refer to </text:span><text:span text:style-name="T495">Goodfellow et al. </text:span><text:span text:style-name="T543"><text:bibliography-mark text:identifier="DPBOOK" text:bibliography-type="book" text:author="Ian Goodfellow, Yoshua Bengio, Aaron Courville" text:publisher="MIT Press" text:title="Deep Learning" text:year="2016">[13]</text:bibliography-mark></text:span><text:span text:style-name="T543">. </text:span><text:span text:style-name="T511">ANN’s</text:span><text:span text:style-name="T512"> </text:span><text:span text:style-name="T515">problem-solving abilities are based on the </text:span><text:span text:style-name="T485">experience</text:span><text:span text:style-name="T515">, such as occurs for humans</text:span><text:span text:style-name="T515"><text:note text:id="ftn5" text:note-class="footnote"><text:note-citation>5</text:note-citation><text:note-body><text:p text:style-name="P50">For example, humans learn the correct movements required to ride a bicycle by trial and error. <text:span text:style-name="T607">In this case the experience consist in all the movements performed during the training, associated with their output, that is if a movement was successful or not.</text:span></text:p></text:note-body></text:note></text:span><text:span text:style-name="T515">. Therefore </text:span><text:span text:style-name="T516">they </text:span><text:soft-page-break/><text:span text:style-name="T516">need to be “trained” with example data in order to be able to solve a problem.</text:span><text:span text:style-name="T515"> </text:span><text:span text:style-name="T516">ANNs </text:span><text:span text:style-name="T512">are capable of </text:span><text:span text:style-name="T517">analyzing </text:span><text:span text:style-name="T518">any kind of</text:span><text:span text:style-name="T512"> information (</text:span><text:span text:style-name="T518">for example</text:span><text:span text:style-name="T512"> sounds, images and videos) in a similar </text:span><text:span text:style-name="T519">manner</text:span><text:span text:style-name="T512"> as human </text:span><text:span text:style-name="T520">brain</text:span><text:span text:style-name="T512"> does and perform </text:span><text:span text:style-name="T521">complex </text:span><text:span text:style-name="T512">operation</text:span><text:span text:style-name="T539">s among</text:span><text:span text:style-name="T567"> data, </text:span><text:span text:style-name="T568">such as finding similarit</text:span><text:span text:style-name="T569">y patterns </text:span><text:span text:style-name="T569"><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539">. </text:span><text:span text:style-name="T570">This confers a</text:span><text:span text:style-name="T571">n A</text:span><text:span text:style-name="T570">NN the cap</text:span><text:span text:style-name="T571">ability</text:span><text:span text:style-name="T570"> of performing human-like </text:span><text:span text:style-name="T572">sophisticated</text:span><text:span text:style-name="T570"> operations such as data cataloguing </text:span><text:span text:style-name="T573">basing on abstract criterions, for </text:span><text:span text:style-name="T574">instance</text:span><text:span text:style-name="T573"> determining if an image </text:span><text:span text:style-name="T575">portrays</text:span><text:span text:style-name="T573"> “happy people”</text:span><text:span text:style-name="T570">. </text:span><text:span text:style-name="T574">A notable example of these capabilities is YouTube’s video recommendation system </text:span><text:span text:style-name="T574"><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574">. </text:span><text:span text:style-name="T576">ANNs</text:span><text:span text:style-name="T79"> </text:span><text:span text:style-name="T80">can be viewed as algorithmic </text:span><text:span text:style-name="T81">structure</text:span><text:span text:style-name="T82">s</text:span><text:span text:style-name="T81"> that follow rules</text:span><text:span text:style-name="T80"> </text:span><text:span text:style-name="T81">analog</text:span><text:span text:style-name="T96">ous</text:span><text:span text:style-name="T81"> to</text:span><text:span text:style-name="T80"> the gestalt laws of grouping </text:span><text:span text:style-name="T80"><text:bibliography-mark text:identifier="NN-grouping" text:bibliography-type="article" text:author="Pieter R. Roelfsema." text:publisher="The Annual Review of Neuroscience" text:title="Cortical Algorithms for Perceptual Grouping" text:year="2006">[9]</text:bibliography-mark></text:span><text:span text:style-name="T80">.</text:span><text:span text:style-name="T83"> </text:span><text:span text:style-name="T84">This property makes an </text:span><text:span text:style-name="T81">A</text:span><text:span text:style-name="T84">NN </text:span><text:span text:style-name="T85">surprisingly</text:span><text:span text:style-name="T86"> efficient </text:span><text:span text:style-name="T85">in</text:span><text:span text:style-name="T86"> recognizing </text:span><text:span text:style-name="T85">perceptive and abstract</text:span><text:span text:style-name="T86"> </text:span><text:span text:style-name="T87">features</text:span><text:span text:style-name="T86">, which are </text:span><text:span text:style-name="T88">often </text:span><text:span text:style-name="T89">too complex</text:span><text:span text:style-name="T86"> to </text:span><text:span text:style-name="T90">be </text:span><text:span text:style-name="T86">mathematically express</text:span><text:span text:style-name="T90">ed “</text:span><text:span text:style-name="T85">by hand”</text:span><text:span text:style-name="T86">.</text:span><text:span text:style-name="T83"> </text:span><text:span text:style-name="T91">Accordingly</text:span><text:span text:style-name="T92">, </text:span><text:span text:style-name="T91">the ANN</text:span><text:span text:style-name="T92"> can be considered </text:span><text:span text:style-name="T84">a </text:span><text:span text:style-name="T91">commensurate</text:span><text:span text:style-name="T84"> approach to replicate</text:span><text:span text:style-name="T76"> the procedure adopted by human brain for associating </text:span><text:span text:style-name="T93">attributes or </text:span><text:span text:style-name="T76">sensations to sounds, </text:span><text:span text:style-name="T94">as suggest, among many others, the work of </text:span><text:span text:style-name="T97">Gounaropoulos et al.</text:span><text:span text:style-name="T95"> </text:span><text:span text:style-name="T95"><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512">. </text:span></text:p>
      <text:p text:style-name="P70"><text:span text:style-name="T376">A</text:span><text:span text:style-name="T370">NN’s </text:span><text:span text:style-name="T377">training process</text:span><text:span text:style-name="T370"> affine</text:span><text:span text:style-name="T380">s</text:span><text:span text:style-name="T370"> the </text:span><text:span text:style-name="T377">model’s </text:span><text:span text:style-name="T370">performance for a </text:span><text:span text:style-name="T380">specific</text:span><text:span text:style-name="T370"> task. Though, relying on the given experience, </text:span><text:span text:style-name="T377">it makes</text:span><text:span text:style-name="T370"> </text:span><text:span text:style-name="T378">the</text:span><text:span text:style-name="T370"> </text:span><text:span text:style-name="T377">A</text:span><text:span text:style-name="T370">NN an </text:span><text:span text:style-name="T331">expert system </text:span><text:span text:style-name="T370">for </text:span><text:span text:style-name="T380">that</text:span><text:span text:style-name="T370"> task, </text:span><text:span text:style-name="T382">providing a “knowledge” of</text:span><text:span text:style-name="T378"> </text:span><text:span text:style-name="T380">the </text:span><text:span text:style-name="T379">data required to solve a </text:span><text:span text:style-name="T382">precise</text:span><text:span text:style-name="T379"> problem.</text:span><text:span text:style-name="T378"> </text:span><text:span text:style-name="T387">Then, </text:span><text:span text:style-name="T388">A</text:span><text:span text:style-name="T378">NNs </text:span><text:span text:style-name="T385">are</text:span><text:span text:style-name="T378"> </text:span><text:span text:style-name="T385">able</text:span><text:span text:style-name="T378"> to improve their </text:span><text:span text:style-name="T386">accuracy</text:span><text:span text:style-name="T378"> as they processes data: the more data is analyzed, the higher quality of the results is</text:span><text:span text:style-name="T25">, </text:span><text:span text:style-name="T26">reflecting</text:span><text:span text:style-name="T25"> </text:span><text:span text:style-name="T29">the </text:span><text:span text:style-name="T25">human </text:span><text:span text:style-name="T17">learning</text:span><text:span text:style-name="T25"> </text:span><text:span text:style-name="T27">fash</text:span><text:span text:style-name="T28">i</text:span><text:span text:style-name="T27">on </text:span><text:span text:style-name="T27"><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25">. </text:span><text:span text:style-name="T370">On our specific case, </text:span><text:span text:style-name="T372">the </text:span><text:span text:style-name="T383">required </text:span><text:span text:style-name="T372">task is to build a model of </text:span><text:span text:style-name="T371">perception-related sound feature</text:span><text:span text:style-name="T380">s</text:span><text:span text:style-name="T370">. The given experience for this </text:span><text:span text:style-name="T373">purpose</text:span><text:span text:style-name="T370"> </text:span><text:span text:style-name="T374">has to</text:span><text:span text:style-name="T370"> be a set of sounds that are </text:span><text:span text:style-name="T372">labelled by humans with the perceived level </text:span><text:span text:style-name="T371">of th</text:span><text:span text:style-name="T383">e</text:span><text:span text:style-name="T371"> feature</text:span><text:span text:style-name="T381">s</text:span><text:span text:style-name="T371"><text:note text:id="ftn6" text:note-class="footnote"><text:note-citation>6</text:note-citation><text:note-body><text:p text:style-name="P45">Considering a supervised learning strategy</text:p></text:note-body></text:note></text:span><text:span text:style-name="T370">. The system </text:span><text:span text:style-name="T375">would</text:span><text:span text:style-name="T370"> find similarities among </text:span><text:span text:style-name="T383">the</text:span><text:span text:style-name="T370"> files to </text:span><text:span text:style-name="T387">produce</text:span><text:span text:style-name="T370"> a model </text:span><text:span text:style-name="T384">that</text:span><text:span text:style-name="T370"> reflects </text:span><text:span text:style-name="T372">how a sound should be shaped</text:span><text:span text:style-name="T370"> to </text:span><text:span text:style-name="T372">present </text:span><text:span text:style-name="T381">one</text:span><text:span text:style-name="T372"> particular </text:span><text:span text:style-name="T371">characteristic</text:span><text:span text:style-name="T370">. </text:span></text:p>
      <text:p text:style-name="P70"><text:span text:style-name="T396">The </text:span><text:span text:style-name="T402">A</text:span><text:span text:style-name="T396">NN</text:span><text:span text:style-name="T285"> approach manifests two significant advantages </text:span><text:span text:style-name="T396">in respect of HFD </text:span><text:span text:style-name="T403">for high-level feature extraction tasks</text:span><text:span text:style-name="T285">. First</text:span><text:span text:style-name="T397">ly,</text:span><text:span text:style-name="T285"> </text:span><text:span text:style-name="T406">A</text:span><text:span text:style-name="T398">NN-based model</text:span><text:span text:style-name="T396">s</text:span><text:span text:style-name="T398"> are non-specific, providing the possibility to extract</text:span><text:span text:style-name="T285"> many different features </text:span><text:span text:style-name="T398">with the same architecture,</text:span><text:span text:style-name="T285"> according to the given experience. </text:span><text:span text:style-name="T396">Moreover, they are notoriously convenient for </text:span><text:span text:style-name="T403">fuzzy and perceptive-oriented</text:span><text:span text:style-name="T396"> </text:span><text:span text:style-name="T404">chara</text:span><text:span text:style-name="T405">c</text:span><text:span text:style-name="T404">teristics</text:span><text:span text:style-name="T396">.</text:span><text:span text:style-name="T397"> </text:span><text:span text:style-name="T285"><text:s/></text:span><text:span text:style-name="T389">On the other hand, this approach presents two fundamental drawbacks. First, </text:span><text:span text:style-name="T392">A</text:span><text:span text:style-name="T389">NNs must be trained with a large amount of data in order to reach a reasonable experience, and then precision. Moreover, consistent comput</text:span><text:span text:style-name="T392">ing resources are</text:span><text:span text:style-name="T389"> often required because of the considerable amount of </text:span><text:span text:style-name="T390">data</text:span><text:span text:style-name="T389"> to process. </text:span><text:span text:style-name="T391">By e</text:span><text:span text:style-name="T30">xamining these aspects</text:span><text:span text:style-name="T31">, we decided to take in consideration only </text:span><text:span text:style-name="T32">the</text:span><text:span text:style-name="T31"> Neural-Network approach to </text:span><text:span text:style-name="T35">perform </text:span><text:span text:style-name="T32">percept</text:span><text:span text:style-name="T35">ion</text:span><text:span text:style-name="T32">-</text:span><text:span text:style-name="T35">oriented</text:span><text:span text:style-name="T32"> </text:span><text:span text:style-name="T31">feature extraction/re-synthesis. Even though there are many other plausible and potentially successful methods </text:span><text:span text:style-name="T34">for th</text:span><text:span text:style-name="T35">is</text:span><text:span text:style-name="T34"> purpose</text:span><text:span text:style-name="T31">, we estimated the </text:span><text:span text:style-name="T36">A</text:span><text:span text:style-name="T31">NN-based approach as the most suitable for this </text:span><text:span text:style-name="T35">particular </text:span><text:span text:style-name="T31">project. Notwithstanding the foregoing, we consider the possibility of performing comparisons between different strategies to be </text:span><text:span text:style-name="T33">observed</text:span><text:span text:style-name="T31"> at a later stage.</text:span></text:p>
      <text:p text:style-name="P16"/>
      <text:p text:style-name="P54">BACKGROUND</text:p>
      <text:p text:style-name="Standard"><text:span text:style-name="T98"><text:s text:c="4"/>Two sub-categories of </text:span><text:span text:style-name="T101">Music Information Retrieval</text:span><text:span text:style-name="T98"> are of strong interest for this project: </text:span><text:span text:style-name="T101">automatic</text:span><text:span text:style-name="T102"> </text:span><text:span text:style-name="T101">signal classification</text:span><text:span text:style-name="T98">, based on the semantic content of the sound files, and </text:span><text:span text:style-name="T103">feature matching</text:span><text:span text:style-name="T102"> </text:span><text:span text:style-name="T101">data synthesis</text:span><text:span text:style-name="T98">, involving the generation of sounds that </text:span><text:span text:style-name="T100">present</text:span><text:span text:style-name="T98"> specific </text:span><text:span text:style-name="T99">target</text:span><text:span text:style-name="T98"> features. </text:span><text:span text:style-name="T104">Furthermore, this research takes in</text:span><text:span text:style-name="T105">to account</text:span><text:span text:style-name="T104"> some important studies </text:span><text:span text:style-name="T112">about</text:span><text:span text:style-name="T105"> </text:span><text:span text:style-name="T104">sound synthesis aimed to match specific</text:span><text:span text:style-name="T106"> </text:span><text:span text:style-name="T108">perceptive-</text:span><text:span text:style-name="T109">oriented</text:span><text:span text:style-name="T106"> </text:span><text:span text:style-name="T107">features</text:span><text:span text:style-name="T106">, </text:span><text:span text:style-name="T104">which involve bot</text:span><text:span text:style-name="T110">h</text:span><text:span text:style-name="T104"> </text:span><text:span text:style-name="T110">the above-mentioned</text:span><text:span text:style-name="T104"> </text:span><text:span text:style-name="T111">fields</text:span><text:span text:style-name="T104">.</text:span></text:p>
      <text:p text:style-name="P6"/>
      <text:p text:style-name="P35">Automatic signal classification</text:p>
      <text:p text:style-name="P35"/>
      <text:p text:style-name="P36"><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73"><text:span text:style-name="T593">It possible to catalog audio signals according to different abstraction levels. In certain circumstances it could be valuable to</text:span><text:span text:style-name="T410"> distinguish simple signal-level characteristics. For instance, a database containing recorded violin tones could be organized according to the base pitch of the samples. Being the pitch a precisely computable feature, this task could be conveniently accomplished through HFD algorithms such as the </text:span><text:span text:style-name="T126">autocorrelation </text:span><text:span text:style-name="T152"><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410">. Conversely, in other contexts it could be indispensable to adopt more abstract </text:span><text:soft-page-break/><text:span text:style-name="T410">criterion for classification. For example, an interactive song database (e.g. Spotify</text:span><text:span text:style-name="T410"><text:note text:id="ftn7" text:note-class="footnote"><text:note-citation>7</text:note-citation><text:note-body><text:p text:style-name="P51">www.spotify.com</text:p></text:note-body></text:note></text:span><text:span text:style-name="T410"> and Last.fm</text:span><text:span text:style-name="T410"><text:note text:id="ftn8" text:note-class="footnote"><text:note-citation>8</text:note-citation><text:note-body><text:p text:style-name="P51">www.last.fm</text:p></text:note-body></text:note></text:span><text:span text:style-name="T410">) can have sophisticated exigencies, such as the automatic selection of songs that are similar to the most liked by a user. Currently the leading technique for this specific purpose is </text:span><text:span text:style-name="T126">Collaborative Filtering</text:span><text:span text:style-name="T126"><text:note text:id="ftn9" text:note-class="footnote"><text:note-citation>9</text:note-citation><text:note-body><text:p text:style-name="P46">https://www.slideshare.net/MrChrisJohnson/algorithmic-music-recommendations-at-spotify/22-Alternating_Least_Squarescode_httpsgithubcomMrChrisJohnsonimplicitMFMonday_January</text:p></text:note-body></text:note></text:span><text:span text:style-name="T126">, </text:span><text:span text:style-name="T148">which is adopted, </text:span><text:span text:style-name="T149">among others,</text:span><text:span text:style-name="T148"> by Spotify and Netflix to recommend new media. </text:span><text:span text:style-name="T149">Although, this technique is based on usage data, so it tend to not </text:span><text:span text:style-name="T151">suggest</text:span><text:span text:style-name="T149"> unpopular material, </text:span><text:span text:style-name="T150">introducing a significant bias in the predictions</text:span><text:span text:style-name="T149"> </text:span><text:span text:style-name="T149"><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149">, </text:span><text:span text:style-name="T162">whereas</text:span><text:span text:style-name="T149"> </text:span><text:span text:style-name="T153">A</text:span><text:span text:style-name="T410">NN-based methods have been identified as more accurate and generalizable for this purpose </text:span><text:span text:style-name="T410"><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410">. In general, </text:span><text:span text:style-name="T434">for automatic signal classification tasks based on abstract features. </text:span><text:span text:style-name="T440">ANNs</text:span><text:span text:style-name="T432"> </text:span><text:span text:style-name="T440">have been proved to</text:span><text:span text:style-name="T432"> </text:span><text:span text:style-name="T609">outperform traditional algorithms based on </text:span><text:span text:style-name="T611">handcrafted feature extraction, </text:span><text:span text:style-name="T609">especially for large-data tasks</text:span><text:span text:style-name="T610"><text:note text:id="ftn10" text:note-class="footnote"><text:note-citation>10</text:note-citation><text:note-body><text:p text:style-name="Footnote"><text:span text:style-name="T393">I</text:span><text:span text:style-name="T394">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609"> </text:span><text:span text:style-name="T609"><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609">. </text:span><text:span text:style-name="T126">Choi et al. </text:span><text:span text:style-name="T152"><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410">, for instance, implemented an accurate design to detect song similarities basing on Recurrent Neural Networks. </text:span></text:p>
      <text:p text:style-name="P73"><text:span text:style-name="T410">Similarities among data-points</text:span><text:span text:style-name="T522"> are </text:span><text:span text:style-name="T537">usually</text:span><text:span text:style-name="T522"> </text:span><text:span text:style-name="T523">identified comparing</text:span><text:span text:style-name="T522"> a set of </text:span><text:span text:style-name="T524">sub-</text:span><text:span text:style-name="T522">features </text:span><text:span text:style-name="T525">extracted from the raw data. The sub-features can be manually determined through HFD techniques</text:span><text:span text:style-name="T526"> </text:span><text:span text:style-name="T525">or can be</text:span><text:span text:style-name="T523"> identified by </text:span><text:span text:style-name="T527">automated processes such the </text:span><text:span text:style-name="T486">LFE</text:span><text:span text:style-name="T527"> </text:span><text:span text:style-name="T487">algorithm</text:span><text:span text:style-name="T528"> </text:span><text:span text:style-name="T527">implemented by </text:span><text:span text:style-name="T486">Nargesian et al.</text:span><text:span text:style-name="T523"> </text:span><text:span text:style-name="T527"><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527">. </text:span><text:span text:style-name="T525"><text:s/>A</text:span><text:span text:style-name="T529">NNs provid</text:span><text:span text:style-name="T530">e</text:span><text:span text:style-name="T529"> the possibility of </text:span><text:span text:style-name="T531">automatically extracting complex patterns </text:span><text:span text:style-name="T538">upon</text:span><text:span text:style-name="T531"> a features-set</text:span><text:span text:style-name="T531"><text:note text:id="ftn11" text:note-class="footnote"><text:note-citation>11</text:note-citation><text:note-body><text:p text:style-name="P52">Or even within raw-data, in unsupervised learning implementations.</text:p></text:note-body></text:note></text:span><text:span text:style-name="T531">, identifying </text:span><text:span text:style-name="T490">super</text:span><text:span text:style-name="T491">structures</text:span><text:span text:style-name="T531"> (high-level features) that can be problematic to be determined by humans. </text:span><text:span text:style-name="T534">Nevertheless, a drawback of this procedure, is that the ANN-learned features are difficult (in most cases impossible) to be clearly interpreted by humans. </text:span><text:span text:style-name="T535">In fact</text:span><text:span text:style-name="T499">, d</text:span><text:span text:style-name="T498">espite the average precision of the results obtained with </text:span><text:span text:style-name="T506">A</text:span><text:span text:style-name="T498">NNs, </text:span><text:span text:style-name="T481">Pons et al. </text:span><text:span text:style-name="T498"><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498"> have identified a deficiency in th</text:span><text:span text:style-name="T506">is</text:span><text:span text:style-name="T498"> approach to </text:span><text:span text:style-name="T500">sound </text:span><text:span text:style-name="T501">classification tasks</text:span><text:span text:style-name="T498">, which is caused by the lack of an accurate “</text:span><text:span text:style-name="T481">musical coherence</text:span><text:span text:style-name="T498">”, to use their own words. </text:span><text:span text:style-name="T504">Accordingly, </text:span><text:span text:style-name="T498">such method </text:span><text:span text:style-name="T502">often </text:span><text:span text:style-name="T498">performs as a </text:span><text:span text:style-name="T481">“black box”</text:span><text:span text:style-name="T481"><text:note text:id="ftn12" text:note-class="footnote"><text:note-citation>12</text:note-citation><text:note-body><text:p text:style-name="P77">In science, a black box is a system, <text:span text:style-name="T1">which</text:span> can be observed just for its inputs and outputs, without a concrete knowledge of the internal processes.</text:p></text:note-body></text:note></text:span><text:span text:style-name="T498">, which can not guarantee precise</text:span><text:span text:style-name="T508">ly</text:span><text:span text:style-name="T498"> control of what occurs on the inside. This is due to its overly generic character and the lack of </text:span><text:span text:style-name="T504">interpretable</text:span><text:span text:style-name="T498"> mathematical representations of the </text:span><text:span text:style-name="T504">learned</text:span><text:span text:style-name="T498"> </text:span><text:span text:style-name="T504">features</text:span><text:span text:style-name="T498">. </text:span><text:span text:style-name="T503">This research points out the importance of adopting a </text:span><text:span text:style-name="T483">motivated </text:span><text:span text:style-name="T503">architecture, fine tuned to produce results that can be </text:span><text:span text:style-name="T505">understood</text:span><text:span text:style-name="T503"> by humans.</text:span><text:span text:style-name="T507"> </text:span><text:span text:style-name="T506">In addition to this, a</text:span><text:span text:style-name="T531"> co</text:span><text:span text:style-name="T532">mbination of human-determined and ANN-based feature extraction is </text:span><text:span text:style-name="T533">proved to be a</text:span><text:span text:style-name="T536">n effective method</text:span><text:span text:style-name="T533"> to perform high-level feature extraction tasks. </text:span><text:span text:style-name="T536">This procedure permits to</text:span><text:span text:style-name="T533"> </text:span><text:span text:style-name="T536">focus the ANN learning just on </text:span><text:span text:style-name="T489">musically motivated </text:span><text:span text:style-name="T536">characteristics of data, producing more interpretable outcomes.</text:span><text:span text:style-name="T489"> </text:span><text:span text:style-name="T533">The work of </text:span><text:span text:style-name="T488">M. Stamenovic </text:span><text:span text:style-name="T533"><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488"> </text:span><text:span text:style-name="T533">is an exemplary case of this trend.</text:span></text:p>
      <text:p text:style-name="P37"><text:span text:style-name="T411">Several NN architectures are possible to </text:span><text:span text:style-name="T412">perform </text:span><text:span text:style-name="T591">data</text:span><text:span text:style-name="T412"> classification and</text:span><text:span text:style-name="T411">, usually, different </text:span><text:span text:style-name="T413">categories of </text:span><text:span text:style-name="T411">tasks require different designs. </text:span>Various studies proved that <text:span text:style-name="T124">Convolutional Neural Networks</text:span> (CNN) and <text:span text:style-name="T124">Recurrent Neural Networks</text:span> (RNN) are the most suitable for audio applications. <text:span text:style-name="T597">For an overview of these two models refer to </text:span><text:span text:style-name="T495">Goodfellow et al. </text:span><text:span text:style-name="T543"><text:bibliography-mark text:identifier="DPBOOK" text:bibliography-type="book" text:author="Ian Goodfellow, Yoshua Bengio, Aaron Courville" text:publisher="MIT Press" text:title="Deep Learning" text:year="2016">[13]</text:bibliography-mark></text:span><text:span text:style-name="T597">. </text:span>In particular, it ha<text:span text:style-name="T598">s</text:span> been proved that CNNs perform better for tracking static features, <text:span text:style-name="T597">thus they are particularly suited for image-related applications</text:span><text:span text:style-name="T597"><text:note text:id="ftn0" text:note-class="footnote"><text:note-citation>13</text:note-citation><text:note-body><text:p text:style-name="P75">Accordingly, CNNs are suitable to deal with spectral representations of audio information</text:p></text:note-body></text:note></text:span><text:span text:style-name="T597">. Conversely</text:span> RNNs are more convenient for time-related dependencies, <text:span text:style-name="T597">therefore they are more appropriate to model sequential data </text:span><text:span text:style-name="T597"><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599">Thus, the choice of the A</text:span><text:span text:style-name="T412">NN </text:span><text:span text:style-name="T596">architecture</text:span><text:span text:style-name="T412"> </text:span><text:span text:style-name="T414">is</text:span><text:span text:style-name="T412"> quite sensible to the time-variance aspect of the </text:span><text:span text:style-name="T414">data itself and the </text:span><text:span text:style-name="T412">features to extract. </text:span><text:span text:style-name="T597">RN</text:span><text:span text:style-name="T433">Ns could seem the obvious choice for audio-related applications, considering the intrinsic sequential nature of sound information. Although </text:span><text:span text:style-name="T446">Zhang et al.</text:span><text:span text:style-name="T433"> </text:span><text:span text:style-name="T433"><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433"> </text:span><text:span text:style-name="T415">demonstrated that an entirely CNN-based architecture can perform with comparable accuracy on audio classification tasks (speech recognition), providing a significantly higher computing efficiency with respect to RNNs. A </text:span><text:span text:style-name="T609">combination of the two methods has been ascertained to merge the benefits of both strategies, notwithstanding the high computing requirements</text:span><text:span text:style-name="T415">. </text:span><text:span text:style-name="T441">Choi et al</text:span><text:span text:style-name="T415">. </text:span><text:span text:style-name="T415"><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415">, for instance, have successfully adopted this approach. </text:span></text:p>
      <text:p text:style-name="P37"><text:span text:style-name="T415"/></text:p>
      <text:p text:style-name="P15"/>
      <text:p text:style-name="P13"><text:soft-page-break/><text:span text:style-name="T618">Feature matching data</text:span> synthesis</text:p>
      <text:p text:style-name="P13"/>
      <text:p text:style-name="P38"><text:span text:style-name="T600">This proceeding involves the g</text:span>eneration of <text:span text:style-name="T415">plausible data </text:span><text:span text:style-name="T75">to</text:span><text:span text:style-name="T415"> match specific features</text:span>. <text:span text:style-name="T600">In the field of audio processing the majority of studies focused on text to speech synthesis applicatipns</text:span>. <text:span text:style-name="T601">In the context of this research</text:span><text:span text:style-name="T415">, </text:span><text:span text:style-name="T430">it is targeted to the</text:span><text:span text:style-name="T415"> genera</text:span><text:span text:style-name="T430">tion of</text:span><text:span text:style-name="T415"> sounds that are associable to given human perceptive sensations. The literature shows two different approaches to achieve this task</text:span><text:span text:style-name="T416">s. </text:span><text:span text:style-name="T418">The firs</text:span><text:span text:style-name="T417">t</text:span><text:span text:style-name="T418"> consist</text:span><text:span text:style-name="T417">s</text:span><text:span text:style-name="T418"> in producing through </text:span><text:span text:style-name="T435">learning-capable </text:span><text:span text:style-name="T418">models the feature</text:span><text:span text:style-name="T435">s</text:span><text:span text:style-name="T418"> to be </text:span><text:span text:style-name="T419">emulated</text:span><text:span text:style-name="T418"> and </text:span><text:span text:style-name="T435">producing</text:span><text:span text:style-name="T418"> the audio waveform through algorithms specifically </text:span><text:span text:style-name="T417">arranged for sound synthesis, such as the </text:span><text:span text:style-name="T442">Harmonic Plus Noise Vocoder</text:span><text:span text:style-name="T417"> </text:span><text:span text:style-name="T417"><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417">. Instead, the second contemplates the </text:span><text:span text:style-name="T419">direct </text:span><text:span text:style-name="T417">synthesis of the final waveform through </text:span><text:span text:style-name="T435">the learning-capable</text:span><text:span text:style-name="T417"> models. </text:span><text:span text:style-name="T420">The </text:span><text:span text:style-name="T435">learning-capable models</text:span><text:span text:style-name="T420"> that </text:span><text:span text:style-name="T435">have been mostly adopted for</text:span><text:span text:style-name="T420"> this purpose are </text:span><text:span text:style-name="T443">Markov Chains</text:span><text:span text:style-name="T420"> an</text:span><text:span text:style-name="T435">d</text:span><text:span text:style-name="T420"> </text:span><text:span text:style-name="T443">Neural Networks</text:span><text:span text:style-name="T420">. </text:span><text:span text:style-name="T431">T</text:span><text:span text:style-name="T422">he Markov Chain is an aleatory process </text:span><text:span text:style-name="T421">aimed to generate plausible sequences</text:span><text:span text:style-name="T423">, </text:span><text:span text:style-name="T421">basing on existing examples of sequences belonging to the same </text:span><text:span text:style-name="T423">complexity </text:span><text:span text:style-name="T424">and context</text:span><text:span text:style-name="T421">. Therefore, such a system can be trained to produce progressions, emulating the behavior of the given examples, </text:span><text:span text:style-name="T425">defining probability matrixes that reflect the possibility of changing from one state of the sequence to </text:span><text:span text:style-name="T436">the </text:span><text:span text:style-name="T425">successive</text:span><text:span text:style-name="T421">. This </text:span><text:span text:style-name="T437">ability</text:span><text:span text:style-name="T426"> makes the Markov Chain a </text:span><text:span text:style-name="T437">convenient</text:span><text:span text:style-name="T426"> </text:span><text:span text:style-name="T437">method</text:span><text:span text:style-name="T426"> to </text:span><text:span text:style-name="T437">generate</text:span><text:span text:style-name="T426"> musical compositions (sequences of notes) </text:span><text:span text:style-name="T423">that mimic other compositions or present an “organized aleatory” structure</text:span><text:span text:style-name="T426">. An illustrious example of this application has been undertaken by Iannis Xenakis in his “Analogique” </text:span><text:span text:style-name="T426"><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426">. </text:span><text:span text:style-name="T427">In addition to this, </text:span><text:span text:style-name="T432">m</text:span><text:span text:style-name="T427">arkovian processes have been extensively used to perform timbre-level audio synthesis, considering that the set of parameters required by any sound synthesis algorithm could be intended as a (non temporal) sequence. </text:span><text:span text:style-name="T444">Hidden Markov Model Vocoders (HMMV)</text:span><text:span text:style-name="T448"> represent the most common utilization of this </text:span><text:span text:style-name="T458">technique.</text:span><text:span text:style-name="T448"> </text:span><text:span text:style-name="T449">This procedure is based on synthesis algorithm</text:span><text:span text:style-name="T461">s</text:span><text:span text:style-name="T449"> that </text:span><text:span text:style-name="T458">simulate</text:span><text:span text:style-name="T449"> </text:span><text:span text:style-name="T458">the </text:span><text:span text:style-name="T449">vocal emission, defining “excitation” and “</text:span><text:span text:style-name="T450">spectral</text:span><text:span text:style-name="T449">” parameters. </text:span><text:span text:style-name="T461">A</text:span><text:span text:style-name="T450"> HMM learns </text:span><text:span text:style-name="T459">these</text:span><text:span text:style-name="T450"> parameters from </text:span><text:span text:style-name="T460">a speech database</text:span><text:span text:style-name="T450"><text:note text:id="ftn13" text:note-class="footnote"><text:note-citation>14</text:note-citation><text:note-body><text:p text:style-name="P53"><text:span text:style-name="T595">Actually from specific features extracted from these files, such as the </text:span><text:span text:style-name="T594">spectrum, fundamental frequency and phoneme duration</text:span></text:p></text:note-body></text:note></text:span><text:span text:style-name="T450"> </text:span><text:span text:style-name="T451">and </text:span><text:span text:style-name="T461">generates</text:span><text:span text:style-name="T451"> plausible </text:span><text:span text:style-name="T461">parameters-sets</text:span><text:span text:style-name="T451"> </text:span><text:span text:style-name="T466">that</text:span><text:span text:style-name="T451"> make the </text:span><text:span text:style-name="T458">synthesizer (vocoder</text:span><text:span text:style-name="T461">)</text:span><text:span text:style-name="T451"> produce </text:span><text:span text:style-name="T452">the emulation of</text:span><text:span text:style-name="T451"> desired </text:span><text:span text:style-name="T452">speech words </text:span><text:span text:style-name="T450"><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450">. </text:span><text:span text:style-name="T457">The same </text:span><text:span text:style-name="T461">concept</text:span><text:span text:style-name="T457"> can be </text:span><text:span text:style-name="T461">adopted</text:span><text:span text:style-name="T457"> for different synthesis models. </text:span><text:span text:style-name="T445">Miranda et al. </text:span><text:span text:style-name="T457"><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457">, </text:span><text:span text:style-name="T461">for example,</text:span><text:span text:style-name="T457"> implemented an interesting example </text:span><text:span text:style-name="T461">of granular synthesis controlled by Marko</text:span><text:span text:style-name="T462">v</text:span><text:span text:style-name="T461"> Chains. </text:span><text:span text:style-name="T450">M</text:span><text:span text:style-name="T453">arkov</text:span><text:span text:style-name="T462">ian</text:span><text:span text:style-name="T453"> processes and Neural Networks</text:span><text:span text:style-name="T453"><text:note text:id="ftn14" text:note-class="footnote"><text:note-citation>15</text:note-citation><text:note-body><text:p text:style-name="P47">In particular Recurrent Neural Networks</text:p></text:note-body></text:note></text:span><text:span text:style-name="T453"> have been used to perform strictly similar tasks to date</text:span><text:span text:style-name="T453"><text:note text:id="ftn15" text:note-class="footnote"><text:note-citation>16</text:note-citation><text:note-body><text:p text:style-name="P48">In fact<text:span text:style-name="T602"> Hidden Markov Models</text:span> have been extensively used also for automatic <text:span text:style-name="T602">speech</text:span> classification tasks</text:p></text:note-body></text:note></text:span><text:span text:style-name="T453">. </text:span><text:span text:style-name="T454">H</text:span><text:span text:style-name="T453">owever, besides other substantial </text:span><text:span text:style-name="T455">contrasts</text:span><text:span text:style-name="T453">, </text:span><text:span text:style-name="T455">Markov Chains are capable of generating only </text:span><text:span text:style-name="T447">sub-sequences</text:span><text:span text:style-name="T455"> of the training data, </text:span><text:span text:style-name="T456">that means </text:span><text:span text:style-name="T463">portions </text:span><text:span text:style-name="T456">sequences that are present also in their experience. On the contrary, </text:span><text:span text:style-name="T467">A</text:span><text:span text:style-name="T456">NNs are capable of synthesizing pieces of data that are not identical to the training examples </text:span><text:span text:style-name="T456"><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456">. Thus, </text:span><text:span text:style-name="T467">A</text:span><text:span text:style-name="T456">NN</text:span><text:span text:style-name="T465">s are able to</text:span><text:span text:style-name="T456"> produce more dynamic and various outcomes than </text:span><text:span text:style-name="T464">Marko</text:span><text:span text:style-name="T465">v</text:span><text:span text:style-name="T464"> Chain</text:span><text:span text:style-name="T465">s</text:span><text:span text:style-name="T456"> </text:span><text:span text:style-name="T465">in automatic data synthesis </text:span><text:span text:style-name="T467">contexts</text:span><text:span text:style-name="T465">.</text:span><text:span text:style-name="T450"> </text:span></text:p>
      <text:p text:style-name="P39"><text:span text:style-name="T612">ANN-based synthesis approach can be adopted for the generation of the features to be transformed in audio, whereas other specific algorithms synthesize the final waveform. </text:span><text:span text:style-name="T146">Zen et al. </text:span><text:span text:style-name="T468"><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601">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28">Wavenet</text:span><text:span text:style-name="T601"> </text:span><text:span text:style-name="T419"><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601">, has proposed an important example of this technique. </text:span><text:span text:style-name="T415">A crucial development of this </text:span><text:span text:style-name="T439">implementation</text:span><text:span text:style-name="T415"> is that it has been trained to generate both speech and pianoforte audio files. It has </text:span><text:span text:style-name="T438">been assessed through human judgements</text:span><text:span text:style-name="T415"> that this approach improv</text:span><text:span text:style-name="T428">es</text:span><text:span text:style-name="T415"> by 50% the previous state of art of speech synthesis in terms of naturalness </text:span><text:span text:style-name="T415"><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415">. Instead, generated piano samples have not been evaluated </text:span><text:span text:style-name="T429">through </text:span><text:span text:style-name="T438">formal </text:span><text:span text:style-name="T429">surveys</text:span><text:span text:style-name="T415">, although they are audible on the </text:span><text:span text:style-name="T475">website</text:span><text:span text:style-name="T475"><text:note text:id="ftn16" text:note-class="footnote"><text:note-citation>17</text:note-citation><text:note-body><text:p text:style-name="P78">https://deepmind.com/blog/wavenet-generative-model-raw-audio/</text:p></text:note-body></text:note></text:span><text:span text:style-name="T475"> and, to </text:span><text:span text:style-name="T477">our</text:span><text:span text:style-name="T475"> </text:span><text:span text:style-name="T477">opinion</text:span><text:span text:style-name="T475">, present a sharply realistic character despite some unwanted noise. </text:span><text:span text:style-name="T478">However, i</text:span><text:span text:style-name="T476">t is important to denote that the given experience needed to obtain realistic piano sounds consisted in hundred of ours of piano recordings. </text:span><text:span text:style-name="T479">Another </text:span><text:span text:style-name="T480">relevant</text:span><text:span text:style-name="T479"> experiment of NN-based data synthesis has been proposed by </text:span><text:span text:style-name="T481">Re</text:span><text:span text:style-name="T482">e</text:span><text:span text:style-name="T481">d et al. </text:span><text:span text:style-name="T498"><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479">, demonstrating that a similar approach could be successfully adopted also for </text:span><text:span text:style-name="T480">t</text:span><text:span text:style-name="T498">ext to </text:span><text:span text:style-name="T509">i</text:span><text:span text:style-name="T498">mage synthesis</text:span><text:span text:style-name="T479">.</text:span><text:span text:style-name="T601"> Notwithstanding the average better accuracy of ANNs in complex models, the Markov Chain approach shows a comparable performance in context with limited training datasets. Furthermore, markovian models permit to spare considerable computing resources in respect of ANNs. </text:span><text:span text:style-name="T601"><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601">. </text:span></text:p>
      <text:p text:style-name="P15"><text:soft-page-break/></text:p>
      <text:p text:style-name="P13"><text:span text:style-name="T613">Perceptive feature matching</text:span> <text:span text:style-name="T618">data </text:span>synthesis </text:p>
      <text:p text:style-name="P13"/>
      <text:p text:style-name="P68"><text:span text:style-name="T232">Several techniques targeted to synthesize sounds matching specific abstract and perceptive features have been developed. One of the most notable is the </text:span><text:span text:style-name="T125">Concatenative Granular Synthesis</text:span><text:span text:style-name="T233"> (CGS) </text:span><text:span text:style-name="T233"><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233">.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68">A<text:span text:style-name="T603"> study strictly related to our research has been undertaken by </text:span><text:span text:style-name="T127">Gounaropouls et al. </text:span><text:span text:style-name="T147"><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147">. </text:span><text:span text:style-name="T154">They described a method to classify timbres according to perceptive labels (e.g. </text:span><text:span text:style-name="T129">metallic</text:span><text:span text:style-name="T154">, </text:span><text:span text:style-name="T129">wooden</text:span><text:span text:style-name="T154">, </text:span><text:span text:style-name="T129">bright) </text:span><text:span text:style-name="T155">and synthesize sounds matching desired characteristics. This has been accomplished adopting </text:span><text:span text:style-name="T156">2 different Neural Networks: one for the classification </text:span><text:span text:style-name="T157">of audio files </text:span><text:span text:style-name="T156">and one for the synthesis </text:span><text:span text:style-name="T157">of the parameters required by an additive synthesis algorithm. </text:span><text:span text:style-name="T158">A different approach for a similar purpose has been undertaken by </text:span><text:span text:style-name="T130">Rocchesso et al. </text:span><text:span text:style-name="T158">in the above-mentioned </text:span><text:span text:style-name="T131">Sounding Objects </text:span><text:span text:style-name="T158"><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158"> </text:span><text:span text:style-name="T160">collection</text:span><text:span text:style-name="T158">, </text:span><text:span text:style-name="T159">in which are presented several physical-modeling techniques to synthesize sounds matching specific perceptive features. </text:span><text:span text:style-name="T160">One notable example </text:span><text:span text:style-name="T161">is </text:span><text:span text:style-name="T132">B.L. Giordano</text:span><text:span text:style-name="T161">’s algorithm to categorize sounds according to the source material and synthesizing impact sounds matching “material macro-categories”.</text:span></text:p>
      <text:p text:style-name="P67"/>
      <text:p text:style-name="P19">Background summary</text:p>
      <text:p text:style-name="P18"/>
      <text:p text:style-name="P34"><text:span text:style-name="T49">Overall</text:span><text:span text:style-name="T38">, audio signal classification is a consolidated approach and, </text:span><text:span text:style-name="T39">in particular,</text:span><text:span text:style-name="T38"> </text:span><text:span text:style-name="T50">A</text:span><text:span text:style-name="T38">NN-based </text:span><text:span text:style-name="T39">methods </text:span><text:span text:style-name="T38">reached a consistent accuracy </text:span><text:span text:style-name="T40">to date</text:span><text:span text:style-name="T38">. Furthermore the latter is an eminently active research and it is quickly becoming the attention summit of many audio processing developments. </text:span><text:span text:style-name="T37">For audio classification tasks CNNs and RNNs have been proved to provide the best accuracy. <text:s/>Additionally, CNNs are demonstrated to be more efficient regarding the computing requirements. Conversely</text:span><text:span text:style-name="T38">, </text:span><text:span text:style-name="T41">feature-matching audio synthesis</text:span><text:span text:style-name="T38"> ha</text:span><text:span text:style-name="T41">s</text:span><text:span text:style-name="T38"> not been </text:span><text:span text:style-name="T40">investigated</text:span><text:span text:style-name="T38"> at the same level, besides, in the majority of cases, </text:span><text:span text:style-name="T41">researches</text:span><text:span text:style-name="T38"> have been focused on speech synthesis applications. </text:span><text:span text:style-name="T42">In this context, Markov Chain</text:span><text:span text:style-name="T41">s</text:span><text:span text:style-name="T42"> show a comparable precision in respect of </text:span><text:span text:style-name="T41">R</text:span><text:span text:style-name="T42">NN</text:span><text:span text:style-name="T41">s, </text:span><text:span text:style-name="T43">especially for simple models</text:span><text:span text:style-name="T42">. </text:span><text:span text:style-name="T44">Moreover</text:span><text:span text:style-name="T42">, </text:span><text:span text:style-name="T41">they</text:span><text:span text:style-name="T42"> permit a simpler implementation and provide a significant economy in terms of computing </text:span><text:span text:style-name="T43">power demand</text:span><text:span text:style-name="T42">. </text:span><text:span text:style-name="T44">Besides,</text:span><text:span text:style-name="T42"> </text:span><text:span text:style-name="T44">R</text:span><text:span text:style-name="T42">NNs can </text:span><text:span text:style-name="T48">produce</text:span><text:span text:style-name="T42"> more </text:span><text:span text:style-name="T45">vario</text:span><text:span text:style-name="T113">us outcomes, </text:span><text:span text:style-name="T114">being capable of generating sequences completely different from their training examples. </text:span><text:span text:style-name="T115">Perceptive features matching synthesis is still a relatively new domain, although </text:span><text:span text:style-name="T116">t</text:span><text:span text:style-name="T117">he above-mentioned researches (and many others) suggest that archetypical sound synthesis is not only possible, but can lead to satisfactory results.</text:span><text:span text:style-name="T115"> </text:span><text:span text:style-name="T38">However, in spite of the encouraging outcomes, </text:span><text:span text:style-name="T46">this</text:span><text:span text:style-name="T38"> </text:span><text:span text:style-name="T46">concept</text:span><text:span text:style-name="T38"> ha</text:span><text:span text:style-name="T46">s</text:span><text:span text:style-name="T38"> been rarely applied for artistic purposes beyond experimental contexts. Moreover, to our knowledge, researchers have not deeply focused on modeling strictly </text:span><text:span text:style-name="T50">subjective</text:span><text:span text:style-name="T38"> perceptive sound </text:span><text:span text:style-name="T50">qualities</text:span><text:span text:style-name="T38">, that </text:span><text:span text:style-name="T46">can be intended as</text:span><text:span text:style-name="T38"> high-ambiguity-level </text:span><text:span text:style-name="T47">archetypes</text:span><text:span text:style-name="T38">. We consider this particular aspect an interesting and potentially fruitful investigation.</text:span></text:p>
      <text:p text:style-name="P3"/>
      <text:p text:style-name="P2"/>
      <text:p text:style-name="P72">METHOD</text:p>
      <text:p text:style-name="P14"><text:s/></text:p>
      <text:p text:style-name="P69"><text:span text:style-name="T241"><text:s text:c="3"/></text:span><text:span text:style-name="T243">DA SISTEMARE:</text:span></text:p>
      <text:p text:style-name="P69"><text:span text:style-name="T241"><text:s/>In this place, </text:span><text:span text:style-name="T242">operational constraints have been undertaken in order to obtain concrete and usable results in a restricted scenario.</text:span><text:span text:style-name="T240"> </text:span><text:span text:style-name="T242">First of all</text:span><text:span text:style-name="T409">, the micro-structure of sound has been focused, that is the timbre-level architecture of audio information. SPIEGARE Accordingly, the whole research refers to this particular </text:span><text:soft-page-break/><text:span text:style-name="T409">aspect and does not take into account any possible implication derived from musical organization of sounds, which could be intended as complex arrangement of multiple timbres. Even though there are many evident correlations between these two perspectives, we consider the timbre-level a stronger starting point for our purpose. Indeed</text:span><text:span text:style-name="T251">, </text:span><text:span text:style-name="T252">it </text:span><text:span text:style-name="T253">could provide</text:span><text:span text:style-name="T251"> a </text:span><text:span text:style-name="T254">more generic</text:span><text:span text:style-name="T251"> representation of human sound cognition, </text:span><text:span text:style-name="T253">reflecting a lower-level structure in respect of musical complexity</text:span><text:span text:style-name="T251"> [REF]. </text:span><text:span text:style-name="T255">Furthermore</text:span><text:span text:style-name="T251">, to our knowledge, </text:span><text:span text:style-name="T254">literature has </text:span><text:span text:style-name="T256">more</text:span><text:span text:style-name="T254"> concentrated</text:span><text:span text:style-name="T257"> </text:span><text:span text:style-name="T254">on modeling human </text:span><text:span text:style-name="T244">ability</text:span><text:span text:style-name="T254"> </text:span><text:span text:style-name="T253">of building musical composition</text:span><text:span text:style-name="T254"> and we consider the timbre-level a potentially fruitful investigation. </text:span></text:p>
      <text:p text:style-name="P9"><text:span text:style-name="T258">Another important consideration is that perception-related phenomenons can be studied following two radically different approaches: the Helmoltzian and the </text:span><text:span text:style-name="T259">G</text:span><text:span text:style-name="T258">estalt-oriented </text:span><text:span text:style-name="T260">view </text:span><text:span text:style-name="T26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258">. The fi</text:span><text:span text:style-name="T259">r</text:span><text:span text:style-name="T258">st focuses its attention on the identification, quantification and interpretation of neurophysiological processes derived from perceptive stimuli. Instead, the latter is oriented to </text:span><text:span text:style-name="T261">the interpretation of the abstract sensations produced by the same</text:span><text:span text:style-name="T258"> stimuli, </text:span><text:span text:style-name="T262">which are intrinsically non-measurable entities </text:span><text:span text:style-name="T263">and can be analyzed only through human descriptions</text:span><text:span text:style-name="T262">. </text:span><text:span text:style-name="T264">We consider the latter a more efficient way to achieve our task </text:span><text:span text:style-name="T263">since sound imagination </text:span><text:span text:style-name="T265">concerns</text:span><text:span text:style-name="T263"> abstract </text:span><text:span text:style-name="T266">emotions that are non-exactly measurable. </text:span><text:span text:style-name="T265">As a corollary of adopting a non-exact methodology we are conscious to deal with a serie</text:span><text:span text:style-name="T267">s</text:span><text:span text:style-name="T265"> of </text:span><text:span text:style-name="T268">ambiguity </text:span><text:span text:style-name="T265">factors that </text:span><text:span text:style-name="T269">are intrinsic to</text:span><text:span text:style-name="T268"> human perception </text:span><text:span text:style-name="T270">(and interpretation of perception)</text:span><text:span text:style-name="T268">.</text:span><text:span text:style-name="T265"> </text:span><text:span text:style-name="T269">The most influent ones </text:span><text:span text:style-name="T271">are</text:span><text:span text:style-name="T269">:</text:span></text:p>
      <text:p text:style-name="P11">-The interpretation of sensorial stimuli is influenced by the experience of an individual</text:p>
      <text:p text:style-name="P9"><text:span text:style-name="T269">-</text:span><text:span text:style-name="T272">The interpretation of a stimulus can be ambiguous even for one individual</text:span></text:p>
      <text:p text:style-name="P9"><text:span text:style-name="T269">-</text:span><text:span text:style-name="T267">There are many factors that </text:span><text:span text:style-name="T269">can distort perc</text:span><text:span text:style-name="T272">e</text:span><text:span text:style-name="T269">ption, </text:span><text:span text:style-name="T267">such as the </text:span><text:span text:style-name="T269">non-optimal operation of sensory organ</text:span><text:span text:style-name="T273">s</text:span></text:p>
      <text:p text:style-name="P9"><text:span text:style-name="T269">-</text:span><text:span text:style-name="T270">An individual could not be able to properly describe a perceptive sensation</text:span></text:p>
      <text:p text:style-name="P9"><text:span text:style-name="T2">Furthermore, a</text:span><text:span text:style-name="T3">ccording to many lines of thought, for example [REFS], some </text:span><text:span text:style-name="T2">of the archetypical ideas that we employ to interpret and catalog sensorial stimuli (according to gestalt laws of grouping) could not be </text:span><text:span text:style-name="T3">derived </text:span><text:span text:style-name="T2">directly </text:span><text:span text:style-name="T3">from an individual’s experience and </text:span><text:span text:style-name="T4">should</text:span><text:span text:style-name="T3"> be </text:span><text:span text:style-name="T5">intended as</text:span><text:span text:style-name="T3"> innate concepts of our intellect. </text:span><text:span text:style-name="T4">Nevertheless, t</text:span><text:span text:style-name="T2">his distinction is </text:span><text:span text:style-name="T4">beyond the scopes of this research, </text:span><text:span text:style-name="T6">thus</text:span><text:span text:style-name="T7"> in this context </text:span><text:span text:style-name="T8">it is not taken in consideration.</text:span></text:p>
      <text:p text:style-name="P4">As last constrain, in this research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56">Bibliography</text:p>
          </text:index-title>
          <text:p text:style-name="P55">[1] Pierre Shaeffer. Traité des Objets Musicaux. Editions du Seuil, 1966</text:p>
          <text:p text:style-name="P55">[2] Aline Frey, Xavier Hautbois, Philippe Bootz, Charles Tijus. An experimental validation of Temporal Semiotic Units and Parameterized Time Motifs . Musicae Scientie Vol. 18(1), pp. 98-123, 2014</text:p>
          <text:p text:style-name="P55">[3] Hui Yang, Anne De Roeck, Alistair Willis, Bashar Nuseibeh. A Methodology for Automatic Identification of Nocuous Ambiguity. Proceedings of the 23rd International Conference on Computational Linguistics (Coling 2010), pp. 1218–1226, 2010, 2010</text:p>
          <text:p text:style-name="P55">[4] George Lakoff, Mark Johnson. Metaphors we live by. University of Chicago Press, 1989</text:p>
          <text:p text:style-name="P55">[5] Stephen McAdams, Emmanuel Bigand. Thinking in sound: The cognitive psy- chology of human audition (pp. 146-198). Oxford University Press, 1993</text:p>
          <text:p text:style-name="P55">6: Giovanni Bruno Vicario, Prolegomena to the Perceptual Study of Sounds, 2003,,</text:p>
          <text:p text:style-name="P55">[7] Mao-Yuan Kao, Chang-Biau Yang. Tempo and beat tracking for audio signals with musicgenre classification . Int. J. Intelligent Information and Database Systems, Vol. 3, No. 3, 2009</text:p>
          <text:p text:style-name="P55">[8] Shihui han, Glyn W. Humphreys, Lin Chen. Uniform connectedness and classicalGestalt principles of perceptual grouping. Perception &amp; Psychophysics, 61 (4), 661-674, 1999</text:p>
          <text:p text:style-name="P55">[9] Pieter R. Roelfsema.. Cortical Algorithms for Perceptual Grouping. The Annual Review of Neuroscience, 2006</text:p>
          <text:p text:style-name="P55">[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55">[11] Sonali. B. Maind, Priyanka Wankar. Research Paper on Basic of Artificial Neural Network. International Journal on Recent and Innovation Trends in Computing and Communication, Volume 2, Issue 1, 2014</text:p>
          <text:p text:style-name="P55">[12] Davide Rocchesso, Roberto Bresin, Mikael Fernström . Sounding Objects. IEEE Computer Society Press Los Alamitos, 2003</text:p>
          <text:p text:style-name="P55">13: Ian Goodfellow, Yoshua Bengio, Aaron Courville, Deep Learning, 2016,,</text:p>
          <text:p text:style-name="P55">[14] Paul Covington, Jay Adams, Emre Sargin. Deep Neural Networks for YouTube Recommendations. Proceedings of the 10th ACM Conference on Recommender Systems, 2016</text:p>
          <text:p text:style-name="P55">[15] Alex Gounaropoulos, Colin G. Johnson. A Neural Network Approach for Synthesising Timbres from Adjectives. Proceedings SMC'07, 4th Sound and Music Computing Conference, 2007</text:p>
          <text:p text:style-name="P55">[16] Lawrence R. Rabiner. On the Use of AutocorrelationAnalysis for Pitch Detection. IEEE Trans. Acoust, Speech,Signal Processing, VOL. ASSP-25, NO. 1, 1977</text:p>
          <text:p text:style-name="P55">[17] Aaron van den Oord, Sander Dieleman, Benjamin Schrauwen. Deep content-based music recommendation. Advances in Neural Information Processing Systems 26 (NIPS), 2013</text:p>
          <text:p text:style-name="P55">[18] Anusha Balakrishnan, Kalpit Dixit. DeepPlaylist: Using Recurrent Neural Networks to Predict Song Similarity. Google Scholar, Conference Proceedings, 2016</text:p>
          <text:p text:style-name="P55">[19] Grigory Antipov, Sid-Ahmed Berrani, Natacha Ruchaud, Jean- Luc Dugelay. Learned vs. Handcrafted Features for Pedestrian Gender Recognition. Proceedings of the 23rd ACM international conference on Multimedia, PP 1263-126, 2015</text:p>
          <text:p text:style-name="P55">[20] Keunwoo Choi, György Fazekas, Mark Sandler. Towards Playlist Generation Algorithms Using RNNs Trained on Within-Track Transitions. arXiv:1606.02096, 2016</text:p>
          <text:p text:style-name="P55">[21] Fatemeh Nargesian, Horst Samulowitz, Udayan Khurana, Elias B. Khalil, Deepak Turaga. Learning Feature Engineering for Classification. Proceedings of the Twenty-Sixth International Joint Conference on Artificial Intelligence (IJCAI-17), 2017</text:p>
          <text:p text:style-name="P55">[22] Jordi Pons, Thomas Lidy, Xavier Serra. Experimenting with Musically Motivated Convolutional Neural Networks. 14th International Workshop on Content-Based Multimedia Indexing (CBMI), IEEE, pp. 1-6, 2016</text:p>
          <text:p text:style-name="P55">[23] Marko Stamenovic. Identifying Cover Songs Using Deep Neural Networks. Semanthic Scholar, Conference Proceedings, 2015</text:p>
          <text:p text:style-name="P55"><text:soft-page-break/>[24] Keunwoo Choi, Gyo ̈rgy Fazekas, Mark Sandler, Kyunghyun Cho. Convolutional Recurrent Neural Networks for Music Classification. Neural and Evolutionary Computing, Cornell University Library, 2016</text:p>
          <text:p text:style-name="P55">[25] Ying Zhang, Mohammad Pezeshki, Philemon Brakel, Saizheng Zhang, Cesar Laurent Yoshua Bengio, Aaron Courville. Towards End-to-End Speech Recognition with Deep Convolutional Neural Network. arXiv:1701.02720v1, 2017</text:p>
          <text:p text:style-name="P55">[26] Xavier Serra. Musical Sound Modeling with Sinusoids plus Noise. Musical Signal Processing, Swets &amp; Zeitlinger, pp. 91-122, 1997</text:p>
          <text:p text:style-name="P55">[27] <text:s/>Iannis Xenakis. Formalized Music: Thought and Mathematics in Composition. Special issue of La Revue musicale, nos. 253–254. Paris: Editions Richard-Masse, 1963</text:p>
          <text:p text:style-name="P55">[28] Samgramsing Kayte, Monica Mundada, Jayesh Gujrathi. Hidden Markov Model Based Speech Synthesis: A Review. International Journal of Computer Applications (0975-8887) vol. 3, 2015</text:p>
          <text:p text:style-name="P55">[29] Miranda, Eduardo &amp; Maia Junior, Adolfo. Granular Synthesis of Sounds Through Markov Chains with Fuzzy Control. International Computer Music Conference, ICMC, 2005</text:p>
          <text:p text:style-name="P55">[30] Kyle McDonald. Neural Nets for Generating Music. https://medium.com/artists-and-machine-intelligence/neural-nets-for-generating-music-f46dffac21c0, 2017</text:p>
          <text:p text:style-name="P55">[31] Heiga Zen, Andrew Senior, Mike Schuster. Statistical parametric speech synthesis using deep neural networks. Proceedings of the IEEE International Conference on Acoustics, Speech and Signal Processing (ICASSP), pp. 7962-7966, 2013</text:p>
          <text:p text:style-name="P55">[32] Aa ̈ron van den Oord, Karen Simonyan, Nal Kalchbrenner, Sander Dieleman, Oriol Vinyals, Andrew Senior, Heiga Zen, Alex Graves, Koray Kavukcuoglu. Wavenet: a generative model for raw audio. 9th ISCA Speech Synthesis Workshop, pp. 125-125, 2016</text:p>
          <text:p text:style-name="P55">[33] Scott Reed, Zeynep Akata, Xinchen Yan, Lajanugen Logeswaran, Bernt Schiele, Honglak Lee. Generative Adversarial Text to Image Synthesis. International Conference of Machine Learning, 2016</text:p>
          <text:p text:style-name="P55">[34] Maximilian Panzner, Philipp Cimiano. Comparing Hidden Markov Models and Long Short Term Memory Neural Networks for Learning Action Representations. Lecture Notes in Computer Science, vol 10122. Springer, Cham, 2016</text:p>
          <text:p text:style-name="P55">[35] Diemo Schwarz. Curent Research in Concatenative Sound Synthesis. Proceedings of the International Computer Music Conference (ICMC), 2005</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01T13:10:42.461572000</dc:date>
    <meta:editing-duration>P7DT1H39M55S</meta:editing-duration>
    <meta:editing-cycles>644</meta:editing-cycles>
    <meta:generator>LibreOffice/5.1.2.2$MacOSX_X86_64 LibreOffice_project/d3bf12ecb743fc0d20e0be0c58ca359301eb705f</meta:generator>
    <meta:document-statistic meta:table-count="0" meta:image-count="0" meta:object-count="0" meta:page-count="11" meta:paragraph-count="141" meta:word-count="6232" meta:character-count="43515" meta:non-whitespace-character-count="37329"/>
  </office:meta>
</office:document-meta>
</file>